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Fri Nov 17 06:30:17 2017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Fri Nov 17 06:30:17 2017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path id="path3009" draw:style-name="style0" draw:layer="layout" svg:x="10.499cm" svg:y="5.999cm" svg:width="2.999cm" svg:height="2.999cm" svg:viewBox="0.0 0.0 2999.999 2999.999" svg:d="M 23999.999 13499.999 C 23999.999 14328.426 23328.427 14999.999 22499.999 14999.999 C 21671.572 14999.999 20999.999 14328.426 20999.999 13499.999 C 20999.999 12671.572 21671.572 11999.999 22499.999 11999.999 C 23328.427 11999.999 23999.999 12671.572 23999.999 13499.999 L 23999.999 13499.999 Z">
            <!-- 6 nodes -->
          </draw:path>
          <draw:path id="text3011" draw:style-name="style1" draw:layer="layout" svg:x="11.151cm" svg:y="7.143cm" svg:width="1.703cm" svg:height="0.689cm" svg:viewBox="0.0 0.0 1703.437 689.999" svg:d="M 22796.001 14480.694 L 22796.001 14977.352 L 22709.282 14977.352 L 22709.282 14544.107 L 22472.564 14544.107 L 22472.564 14977.352 L 22385.845 14977.352 L 22385.845 14544.107 L 22303.345 14544.107 L 22303.345 14480.694 L 22385.845 14480.694 L 22385.845 14446.105 C 22385.845 14392.006 22399.282 14352.096 22426.157 14326.375 C 22453.345 14300.361 22494.907 14287.353 22550.845 14287.352 L 22637.564 14287.352 L 22637.564 14355.199 L 22555.064 14355.199 C 22524.126 14355.200 22502.563 14361.112 22490.376 14372.937 C 22478.501 14384.763 22472.563 14406.048 22472.564 14436.793 L 22472.564 14480.694 L 22796.001 14480.694 L 22796.001 14480.694 M 22709.282 14288.239 L 22796.001 14288.239 L 22796.001 14391.562 L 22709.282 14391.562 L 22709.282 14288.239 L 22709.282 14288.239 M 22977.407 14287.352 L 23063.657 14287.352 L 23063.657 14977.352 L 22977.407 14977.352 L 22977.407 14287.352 L 22977.407 14287.352 M 23652.407 14576.035 C 23673.969 14539.377 23699.751 14512.327 23729.751 14494.884 C 23759.750 14477.443 23795.063 14468.722 23835.689 14468.721 C 23890.375 14468.722 23932.563 14486.903 23962.251 14523.265 C 23991.938 14559.332 24006.782 14610.772 24006.782 14677.584 L 24006.782 14977.352 L 23920.064 14977.352 L 23920.064 14680.244 C 23920.063 14632.648 23911.157 14597.320 23893.345 14574.261 C 23875.532 14551.202 23848.344 14539.673 23811.782 14539.672 C 23767.094 14539.673 23731.782 14553.715 23705.845 14581.800 C 23679.907 14609.885 23666.938 14648.169 23666.939 14696.652 L 23666.939 14977.352 L 23580.220 14977.352 L 23580.220 14680.244 C 23580.219 14632.353 23571.313 14597.025 23553.501 14574.261 C 23535.688 14551.202 23508.188 14539.673 23471.001 14539.672 C 23426.938 14539.673 23391.938 14553.863 23366.001 14582.243 C 23340.063 14610.328 23327.095 14648.464 23327.095 14696.652 L 23327.095 14977.352 L 23240.376 14977.352 L 23240.376 14480.694 L 23327.095 14480.694 L 23327.095 14557.854 C 23346.782 14527.404 23370.376 14504.936 23397.876 14490.450 C 23425.376 14475.965 23458.032 14468.722 23495.845 14468.721 C 23533.969 14468.722 23566.313 14477.886 23592.876 14496.215 C 23619.751 14514.544 23639.594 14541.151 23652.407 14576.035 L 23652.407 14576.035 ">
            <!-- 63 nodes -->
          </draw:path>
          <draw:path id="path3023" draw:style-name="style2" draw:layer="layout" svg:x="11.100cm" svg:y="9.787cm" svg:width="1.650cm" svg:height="1.650cm" svg:viewBox="0.0 0.0 1650.000 1650.000" svg:d="M 23850.000 20399.999 C 23850.000 20855.634 23480.634 21224.999 23025.000 21224.999 C 22569.365 21224.999 22200.000 20855.634 22200.000 20399.999 C 22200.000 19944.364 22569.365 19574.999 23025.000 19574.999 C 23480.634 19574.999 23850.000 19944.364 23850.000 20399.999 L 23850.000 20399.999 Z">
            <!-- 6 nodes -->
          </draw:path>
          <draw:path id="text3025" draw:style-name="style3" draw:layer="layout" svg:x="11.288cm" svg:y="10.427cm" svg:width="1.295cm" svg:height="0.313cm" svg:viewBox="0.0 0.0 1295.314 313.714" svg:d="M 22638.524 20879.267 L 22638.524 20942.207 L 22711.807 20942.207 L 22711.807 20970.511 L 22638.524 20970.511 L 22638.524 21090.851 C 22638.524 21108.928 22640.909 21120.540 22645.679 21125.686 C 22650.577 21130.832 22660.438 21133.405 22675.263 21133.405 L 22711.807 21133.405 L 22711.807 21163.886 L 22675.263 21163.886 C 22647.805 21163.886 22628.856 21158.674 22618.415 21148.249 C 22607.973 21137.693 22602.753 21118.560 22602.753 21090.851 L 22602.753 20970.511 L 22576.649 20970.511 L 22576.649 20942.207 L 22602.753 20942.207 L 22602.753 20879.267 L 22638.524 20879.267 L 22638.524 20879.267 M 22938.811 21030.087 L 22938.811 21163.886 L 22903.233 21163.886 L 22903.233 21031.275 C 22903.233 21010.294 22899.237 20994.592 22891.245 20984.168 C 22883.253 20973.744 22871.264 20968.532 22855.280 20968.532 C 22836.073 20968.532 22820.926 20974.800 22809.841 20987.335 C 22798.755 20999.870 22793.212 21016.958 22793.212 21038.598 L 22793.212 21163.886 L 22757.440 21163.886 L 22757.440 20855.911 L 22793.212 20855.911 L 22793.212 20976.647 C 22801.719 20963.320 22811.710 20953.358 22823.182 20946.760 C 22834.784 20940.162 22848.126 20936.864 22863.208 20936.863 C 22888.087 20936.864 22906.907 20944.781 22919.669 20960.615 C 22932.430 20976.317 22938.811 20999.474 22938.811 21030.087 L 22938.811 21030.087 M 23135.651 20976.251 C 23131.655 20973.876 23127.272 20972.161 23122.503 20971.105 C 23117.862 20969.917 23112.706 20969.324 23107.034 20969.323 C 23086.924 20969.324 23071.456 20976.053 23060.628 20989.512 C 23049.928 21002.839 23044.579 21022.038 23044.579 21047.109 L 23044.579 21163.886 L 23008.807 21163.886 L 23008.807 20942.207 L 23044.579 20942.207 L 23044.579 20976.647 C 23052.055 20963.188 23061.788 20953.226 23073.776 20946.760 C 23085.764 20940.162 23100.331 20936.864 23117.475 20936.863 C 23119.924 20936.864 23122.631 20937.062 23125.596 20937.457 C 23128.561 20937.721 23131.848 20938.183 23135.458 20938.843 L 23135.651 20976.251 L 23135.651 20976.251 M 23173.356 20942.207 L 23208.934 20942.207 L 23208.934 21163.886 L 23173.356 21163.886 L 23173.356 20942.207 L 23173.356 20942.207 M 23173.356 20855.911 L 23208.934 20855.911 L 23208.934 20902.028 L 23173.356 20902.028 L 23173.356 20855.911 L 23173.356 20855.911 M 23283.184 20855.911 L 23318.762 20855.911 L 23318.762 21163.886 L 23283.184 21163.886 L 23283.184 20855.911 L 23283.184 20855.911 M 23393.012 20855.911 L 23428.591 20855.911 L 23428.591 21163.886 L 23393.012 21163.886 L 23393.012 20855.911 L 23393.012 20855.911 M 23688.079 21043.942 L 23688.079 21061.755 L 23524.497 21061.755 C 23526.044 21086.826 23533.391 21105.959 23546.540 21119.154 C 23559.817 21132.217 23578.251 21138.749 23601.841 21138.749 C 23615.504 21138.749 23628.717 21137.034 23641.479 21133.603 C 23654.370 21130.172 23667.131 21125.026 23679.764 21118.164 L 23679.764 21152.604 C 23667.002 21158.146 23653.918 21162.368 23640.512 21165.271 C 23627.106 21168.174 23613.506 21169.625 23599.714 21169.625 C 23565.167 21169.625 23537.774 21159.333 23517.536 21138.749 C 23497.426 21118.165 23487.372 21090.323 23487.372 21055.224 C 23487.372 21018.937 23496.911 20990.172 23515.989 20968.928 C 23535.196 20947.552 23561.042 20936.864 23593.526 20936.863 C 23622.659 20936.864 23645.668 20946.496 23662.555 20965.761 C 23679.571 20984.894 23688.079 21010.954 23688.079 21043.942 L 23688.079 21043.942 M 23652.501 21033.254 C 23652.243 21013.329 23646.764 20997.429 23636.065 20985.553 C 23625.495 20973.678 23611.444 20967.740 23593.913 20967.740 C 23574.061 20967.740 23558.141 20973.480 23546.153 20984.960 C 23534.294 20996.440 23527.462 21012.604 23525.657 21033.452 L 23652.501 21033.254 L 23652.501 21033.254 M 23871.964 20976.251 C 23867.967 20973.876 23863.584 20972.161 23858.815 20971.105 C 23854.174 20969.917 23849.018 20969.324 23843.346 20969.323 C 23823.237 20969.324 23807.768 20976.053 23796.940 20989.512 C 23786.241 21002.839 23780.891 21022.038 23780.891 21047.109 L 23780.891 21163.886 L 23745.120 21163.886 L 23745.120 20942.207 L 23780.891 20942.207 L 23780.891 20976.647 C 23788.368 20963.188 23798.100 20953.226 23810.089 20946.760 C 23822.077 20940.162 23836.643 20936.864 23853.788 20936.863 C 23856.237 20936.864 23858.944 20937.062 23861.909 20937.457 C 23864.874 20937.721 23868.161 20938.183 23871.770 20938.843 L 23871.964 20976.251 L 23871.964 20976.251 ">
            <!-- 118 nodes -->
          </draw:path>
          <draw:path id="path3031" draw:style-name="style4" draw:layer="layout" svg:x="10.037cm" svg:y="11.324cm" svg:width="0.974cm" svg:height="0.949cm" svg:viewBox="0.0 0.0 974.999 949.999" svg:d="M 21049.999 23124.999 C 21049.999 23387.334 20831.738 23599.999 20562.499 23599.999 C 20293.260 23599.999 20074.999 23387.334 20074.999 23124.999 C 20074.999 22862.664 20293.260 22649.999 20562.499 22649.999 C 20831.738 22649.999 21049.999 22862.664 21049.999 23124.999 L 21049.999 23124.999 Z">
            <!-- 6 nodes -->
          </draw:path>
          <draw:path id="text3033" draw:style-name="style3" draw:layer="layout" svg:x="10.148cm" svg:y="11.702cm" svg:width="0.722cm" svg:height="0.266cm" svg:viewBox="0.0 0.0 722.109 266.132" svg:d="M 20483.280 23412.068 L 20483.280 23430.701 L 20505.487 23430.701 L 20505.487 23439.080 L 20483.280 23439.080 L 20483.280 23474.705 C 20483.280 23480.056 20484.002 23483.494 20485.447 23485.017 C 20486.932 23486.541 20489.920 23487.302 20494.412 23487.302 L 20505.487 23487.302 L 20505.487 23496.326 L 20494.412 23496.326 C 20486.092 23496.326 20480.350 23494.783 20477.186 23491.697 C 20474.022 23488.572 20472.440 23482.908 20472.440 23474.705 L 20472.440 23439.080 L 20464.530 23439.080 L 20464.530 23430.701 L 20472.440 23430.701 L 20472.440 23412.068 L 20483.280 23412.068 L 20483.280 23412.068 M 20574.276 23456.716 L 20574.276 23496.326 L 20563.494 23496.326 L 20563.494 23457.068 C 20563.494 23450.857 20562.283 23446.209 20559.862 23443.123 C 20557.440 23440.037 20553.807 23438.494 20548.963 23438.494 C 20543.143 23438.494 20538.553 23440.349 20535.194 23444.060 C 20531.834 23447.771 20530.155 23452.830 20530.155 23459.236 L 20530.155 23496.326 L 20519.315 23496.326 L 20519.315 23405.154 L 20530.155 23405.154 L 20530.155 23440.896 C 20532.733 23436.951 20535.760 23434.002 20539.237 23432.048 C 20542.752 23430.095 20546.795 23429.119 20551.365 23429.119 C 20558.904 23429.119 20564.608 23431.463 20568.475 23436.150 C 20572.342 23440.799 20574.276 23447.654 20574.276 23456.716 L 20574.276 23456.716 M 20633.924 23440.779 C 20632.713 23440.076 20631.385 23439.568 20629.940 23439.255 C 20628.533 23438.904 20626.971 23438.728 20625.252 23438.728 C 20619.158 23438.728 20614.471 23440.720 20611.190 23444.705 C 20607.947 23448.650 20606.326 23454.334 20606.326 23461.755 L 20606.326 23496.326 L 20595.487 23496.326 L 20595.487 23430.701 L 20606.326 23430.701 L 20606.326 23440.896 C 20608.592 23436.912 20611.541 23433.963 20615.174 23432.048 C 20618.807 23430.095 20623.221 23429.119 20628.416 23429.119 C 20629.158 23429.119 20629.979 23429.177 20630.877 23429.295 C 20631.776 23429.373 20632.772 23429.509 20633.865 23429.705 L 20633.924 23440.779 L 20633.924 23440.779 M 20645.350 23430.701 L 20656.131 23430.701 L 20656.131 23496.326 L 20645.350 23496.326 L 20645.350 23430.701 L 20645.350 23430.701 M 20645.350 23405.154 L 20656.131 23405.154 L 20656.131 23418.806 L 20645.350 23418.806 L 20645.350 23405.154 L 20645.350 23405.154 M 20678.631 23405.154 L 20689.412 23405.154 L 20689.412 23496.326 L 20678.631 23496.326 L 20678.631 23405.154 L 20678.631 23405.154 M 20711.912 23405.154 L 20722.694 23405.154 L 20722.694 23496.326 L 20711.912 23496.326 L 20711.912 23405.154 L 20711.912 23405.154 M 20801.326 23460.818 L 20801.326 23466.091 L 20751.756 23466.091 C 20752.225 23473.513 20754.451 23479.177 20758.436 23483.084 C 20762.459 23486.951 20768.045 23488.884 20775.194 23488.884 C 20779.334 23488.884 20783.338 23488.377 20787.205 23487.361 C 20791.112 23486.345 20794.979 23484.822 20798.807 23482.791 L 20798.807 23492.986 C 20794.940 23494.627 20790.975 23495.877 20786.912 23496.736 C 20782.850 23497.595 20778.729 23498.025 20774.549 23498.025 C 20764.080 23498.025 20755.780 23494.978 20749.647 23488.884 C 20743.553 23482.791 20740.506 23474.548 20740.506 23464.158 C 20740.506 23453.416 20743.397 23444.900 20749.178 23438.611 C 20754.998 23432.283 20762.830 23429.119 20772.674 23429.119 C 20781.502 23429.119 20788.475 23431.970 20793.592 23437.673 C 20798.748 23443.338 20801.326 23451.052 20801.326 23460.818 L 20801.326 23460.818 M 20790.545 23457.654 C 20790.467 23451.756 20788.807 23447.048 20785.565 23443.533 C 20782.362 23440.017 20778.104 23438.259 20772.791 23438.259 C 20766.776 23438.259 20761.951 23439.959 20758.319 23443.357 C 20754.725 23446.756 20752.655 23451.541 20752.108 23457.713 L 20790.545 23457.654 L 20790.545 23457.654 M 20857.049 23440.779 C 20855.838 23440.076 20854.510 23439.568 20853.065 23439.255 C 20851.658 23438.904 20850.096 23438.728 20848.377 23438.728 C 20842.283 23438.728 20837.596 23440.720 20834.315 23444.705 C 20831.072 23448.650 20829.451 23454.334 20829.451 23461.755 L 20829.451 23496.326 L 20818.612 23496.326 L 20818.612 23430.701 L 20829.451 23430.701 L 20829.451 23440.896 C 20831.717 23436.912 20834.666 23433.963 20838.299 23432.048 C 20841.932 23430.095 20846.346 23429.119 20851.541 23429.119 C 20852.283 23429.119 20853.104 23429.177 20854.002 23429.295 C 20854.901 23429.373 20855.897 23429.509 20856.990 23429.705 L 20857.049 23440.779 L 20857.049 23440.779 M 20338.143 23555.154 L 20338.143 23564.119 L 20327.830 23564.119 C 20323.963 23564.119 20321.268 23564.900 20319.744 23566.463 C 20318.260 23568.025 20317.518 23570.838 20317.518 23574.900 L 20317.518 23580.701 L 20335.272 23580.701 L 20335.272 23589.080 L 20317.518 23589.080 L 20317.518 23646.326 L 20306.678 23646.326 L 20306.678 23589.080 L 20296.365 23589.080 L 20296.365 23580.701 L 20306.678 23580.701 L 20306.678 23576.130 C 20306.678 23568.826 20308.377 23563.513 20311.776 23560.193 C 20315.174 23556.834 20320.565 23555.154 20327.947 23555.154 L 20338.143 23555.154 L 20338.143 23555.154 M 20385.135 23590.779 C 20383.924 23590.076 20382.596 23589.568 20381.151 23589.255 C 20379.744 23588.904 20378.182 23588.728 20376.463 23588.728 C 20370.369 23588.728 20365.682 23590.720 20362.401 23594.705 C 20359.158 23598.650 20357.537 23604.334 20357.537 23611.755 L 20357.537 23646.326 L 20346.697 23646.326 L 20346.697 23580.701 L 20357.537 23580.701 L 20357.537 23590.896 C 20359.803 23586.912 20362.752 23583.963 20366.385 23582.048 C 20370.018 23580.095 20374.432 23579.119 20379.627 23579.119 C 20380.369 23579.119 20381.190 23579.177 20382.088 23579.295 C 20382.987 23579.373 20383.983 23579.509 20385.076 23579.705 L 20385.135 23590.779 L 20385.135 23590.779 M 20426.385 23613.338 C 20417.674 23613.338 20411.639 23614.334 20408.280 23616.326 C 20404.920 23618.318 20403.240 23621.716 20403.240 23626.521 C 20403.240 23630.349 20404.490 23633.396 20406.990 23635.662 C 20409.530 23637.888 20412.967 23639.002 20417.303 23639.002 C 20423.279 23639.002 20428.065 23636.892 20431.658 23632.673 C 20435.291 23628.416 20437.108 23622.771 20437.108 23615.740 L 20437.108 23613.338 L 20426.385 23613.338 L 20426.385 23613.338 M 20447.889 23608.884 L 20447.889 23646.326 L 20437.108 23646.326 L 20437.108 23636.365 C 20434.647 23640.349 20431.580 23643.298 20427.908 23645.213 C 20424.237 23647.088 20419.744 23648.025 20414.432 23648.025 C 20407.713 23648.025 20402.362 23646.150 20398.377 23642.400 C 20394.432 23638.611 20392.459 23633.552 20392.459 23627.224 C 20392.459 23619.841 20394.920 23614.275 20399.842 23610.525 C 20404.803 23606.775 20412.186 23604.900 20421.990 23604.900 L 20437.108 23604.900 L 20437.108 23603.845 C 20437.108 23598.884 20435.467 23595.056 20432.186 23592.361 C 20428.944 23589.627 20424.373 23588.259 20418.475 23588.259 C 20414.725 23588.259 20411.072 23588.709 20407.518 23589.607 C 20403.963 23590.506 20400.545 23591.853 20397.264 23593.650 L 20397.264 23583.689 C 20401.209 23582.166 20405.037 23581.033 20408.748 23580.291 C 20412.459 23579.509 20416.072 23579.119 20419.588 23579.119 C 20429.080 23579.119 20436.170 23581.580 20440.858 23586.502 C 20445.545 23591.424 20447.889 23598.884 20447.889 23608.884 L 20447.889 23608.884 M 20524.705 23606.716 L 20524.705 23646.326 L 20513.924 23646.326 L 20513.924 23607.068 C 20513.924 23600.857 20512.713 23596.209 20510.291 23593.123 C 20507.869 23590.037 20504.237 23588.494 20499.393 23588.494 C 20493.572 23588.494 20488.983 23590.349 20485.623 23594.060 C 20482.264 23597.771 20480.584 23602.830 20480.584 23609.236 L 20480.584 23646.326 L 20469.744 23646.326 L 20469.744 23580.701 L 20480.584 23580.701 L 20480.584 23590.896 C 20483.162 23586.951 20486.190 23584.002 20489.666 23582.048 C 20493.182 23580.095 20497.225 23579.119 20501.795 23579.119 C 20509.334 23579.119 20515.037 23581.463 20518.905 23586.150 C 20522.772 23590.799 20524.705 23597.654 20524.705 23606.716 L 20524.705 23606.716 M 20556.990 23562.068 L 20556.990 23580.701 L 20579.197 23580.701 L 20579.197 23589.080 L 20556.990 23589.080 L 20556.990 23624.705 C 20556.990 23630.056 20557.713 23633.494 20559.158 23635.017 C 20560.643 23636.541 20563.631 23637.302 20568.123 23637.302 L 20579.197 23637.302 L 20579.197 23646.326 L 20568.123 23646.326 C 20559.803 23646.326 20554.061 23644.783 20550.897 23641.697 C 20547.733 23638.572 20546.151 23632.908 20546.151 23624.705 L 20546.151 23589.080 L 20538.240 23589.080 L 20538.240 23580.701 L 20546.151 23580.701 L 20546.151 23562.068 L 20556.990 23562.068 L 20556.990 23562.068 M 20623.260 23613.338 C 20614.549 23613.338 20608.514 23614.334 20605.155 23616.326 C 20601.795 23618.318 20600.115 23621.716 20600.115 23626.521 C 20600.115 23630.349 20601.365 23633.396 20603.865 23635.662 C 20606.405 23637.888 20609.842 23639.002 20614.178 23639.002 C 20620.154 23639.002 20624.940 23636.892 20628.533 23632.673 C 20632.166 23628.416 20633.983 23622.771 20633.983 23615.740 L 20633.983 23613.338 L 20623.260 23613.338 L 20623.260 23613.338 M 20644.764 23608.884 L 20644.764 23646.326 L 20633.983 23646.326 L 20633.983 23636.365 C 20631.522 23640.349 20628.455 23643.298 20624.783 23645.213 C 20621.112 23647.088 20616.619 23648.025 20611.307 23648.025 C 20604.588 23648.025 20599.237 23646.150 20595.252 23642.400 C 20591.307 23638.611 20589.334 23633.552 20589.334 23627.224 C 20589.334 23619.841 20591.795 23614.275 20596.717 23610.525 C 20601.678 23606.775 20609.061 23604.900 20618.865 23604.900 L 20633.983 23604.900 L 20633.983 23603.845 C 20633.983 23598.884 20632.342 23595.056 20629.061 23592.361 C 20625.819 23589.627 20621.248 23588.259 20615.350 23588.259 C 20611.600 23588.259 20607.947 23588.709 20604.393 23589.607 C 20600.838 23590.506 20597.420 23591.853 20594.139 23593.650 L 20594.139 23583.689 C 20598.084 23582.166 20601.912 23581.033 20605.623 23580.291 C 20609.334 23579.509 20612.947 23579.119 20616.463 23579.119 C 20625.955 23579.119 20633.045 23581.580 20637.733 23586.502 C 20642.420 23591.424 20644.764 23598.884 20644.764 23608.884 L 20644.764 23608.884 M 20708.865 23582.634 L 20708.865 23592.830 C 20705.819 23591.267 20702.654 23590.095 20699.373 23589.314 C 20696.092 23588.533 20692.694 23588.142 20689.178 23588.142 C 20683.826 23588.142 20679.803 23588.963 20677.108 23590.603 C 20674.451 23592.244 20673.123 23594.705 20673.123 23597.986 C 20673.123 23600.486 20674.080 23602.459 20675.994 23603.904 C 20677.908 23605.310 20681.756 23606.658 20687.537 23607.947 L 20691.229 23608.767 C 20698.885 23610.408 20704.315 23612.732 20707.518 23615.740 C 20710.760 23618.709 20712.381 23622.869 20712.381 23628.220 C 20712.381 23634.314 20709.959 23639.138 20705.115 23642.693 C 20700.311 23646.248 20693.690 23648.025 20685.252 23648.025 C 20681.737 23648.025 20678.065 23647.673 20674.237 23646.970 C 20670.447 23646.306 20666.444 23645.291 20662.225 23643.923 L 20662.225 23632.791 C 20666.209 23634.861 20670.135 23636.423 20674.002 23637.478 C 20677.869 23638.494 20681.697 23639.002 20685.487 23639.002 C 20690.565 23639.002 20694.471 23638.142 20697.205 23636.423 C 20699.940 23634.666 20701.307 23632.205 20701.307 23629.041 C 20701.307 23626.111 20700.311 23623.865 20698.319 23622.302 C 20696.365 23620.740 20692.049 23619.236 20685.369 23617.791 L 20681.619 23616.912 C 20674.940 23615.506 20670.115 23613.357 20667.147 23610.466 C 20664.178 23607.537 20662.694 23603.533 20662.694 23598.455 C 20662.694 23592.283 20664.881 23587.517 20669.256 23584.158 C 20673.631 23580.799 20679.842 23579.119 20687.889 23579.119 C 20691.873 23579.119 20695.623 23579.412 20699.139 23579.998 C 20702.654 23580.584 20705.897 23581.463 20708.865 23582.634 L 20708.865 23582.634 M 20740.272 23562.068 L 20740.272 23580.701 L 20762.479 23580.701 L 20762.479 23589.080 L 20740.272 23589.080 L 20740.272 23624.705 C 20740.272 23630.056 20740.994 23633.494 20742.440 23635.017 C 20743.924 23636.541 20746.912 23637.302 20751.405 23637.302 L 20762.479 23637.302 L 20762.479 23646.326 L 20751.405 23646.326 C 20743.084 23646.326 20737.342 23644.783 20734.178 23641.697 C 20731.014 23638.572 20729.432 23632.908 20729.432 23624.705 L 20729.432 23589.080 L 20721.522 23589.080 L 20721.522 23580.701 L 20729.432 23580.701 L 20729.432 23562.068 L 20740.272 23562.068 L 20740.272 23562.068 M 20776.717 23580.701 L 20787.498 23580.701 L 20787.498 23646.326 L 20776.717 23646.326 L 20776.717 23580.701 L 20776.717 23580.701 M 20776.717 23555.154 L 20787.498 23555.154 L 20787.498 23568.806 L 20776.717 23568.806 L 20776.717 23555.154 L 20776.717 23555.154 M 20816.444 23613.572 C 20816.444 23621.502 20818.065 23627.732 20821.307 23632.263 C 20824.588 23636.755 20829.080 23639.002 20834.783 23639.002 C 20840.487 23639.002 20844.979 23636.755 20848.260 23632.263 C 20851.541 23627.732 20853.182 23621.502 20853.182 23613.572 C 20853.182 23605.642 20851.541 23599.431 20848.260 23594.939 C 20844.979 23590.408 20840.487 23588.142 20834.783 23588.142 C 20829.080 23588.142 20824.588 23590.408 20821.307 23594.939 C 20818.065 23599.431 20816.444 23605.642 20816.444 23613.572 L 20816.444 23613.572 M 20853.182 23636.482 C 20850.916 23640.388 20848.045 23643.298 20844.569 23645.213 C 20841.131 23647.088 20836.990 23648.025 20832.147 23648.025 C 20824.217 23648.025 20817.752 23644.861 20812.752 23638.533 C 20807.791 23632.205 20805.311 23623.884 20805.311 23613.572 C 20805.311 23603.259 20807.791 23594.939 20812.752 23588.611 C 20817.752 23582.283 20824.217 23579.119 20832.147 23579.119 C 20836.990 23579.119 20841.131 23580.076 20844.569 23581.990 C 20848.045 23583.865 20850.916 23586.756 20853.182 23590.662 L 20853.182 23580.701 L 20863.963 23580.701 L 20863.963 23671.287 L 20853.182 23671.287 L 20853.182 23636.482 L 20853.182 23636.482 M 20885.057 23620.427 L 20885.057 23580.701 L 20895.838 23580.701 L 20895.838 23620.017 C 20895.838 23626.228 20897.049 23630.896 20899.471 23634.021 C 20901.893 23637.107 20905.526 23638.650 20910.369 23638.650 C 20916.190 23638.650 20920.779 23636.795 20924.139 23633.084 C 20927.537 23629.373 20929.237 23624.314 20929.237 23617.908 L 20929.237 23580.701 L 20940.018 23580.701 L 20940.018 23646.326 L 20929.237 23646.326 L 20929.237 23636.248 C 20926.619 23640.232 20923.572 23643.201 20920.096 23645.154 C 20916.658 23647.068 20912.654 23648.025 20908.084 23648.025 C 20900.545 23648.025 20894.822 23645.681 20890.916 23640.994 C 20887.010 23636.306 20885.057 23629.451 20885.057 23620.427 L 20885.057 23620.427 M 20912.186 23579.119 L 20912.186 23579.119 L 20912.186 23579.119 M 21018.475 23610.818 L 21018.475 23616.091 L 20968.905 23616.091 C 20969.373 23623.513 20971.600 23629.177 20975.584 23633.084 C 20979.608 23636.951 20985.194 23638.884 20992.342 23638.884 C 20996.483 23638.884 21000.487 23638.377 21004.354 23637.361 C 21008.260 23636.345 21012.127 23634.822 21015.955 23632.791 L 21015.955 23642.986 C 21012.088 23644.627 21008.123 23645.877 21004.061 23646.736 C 20999.998 23647.595 20995.877 23648.025 20991.697 23648.025 C 20981.229 23648.025 20972.928 23644.978 20966.795 23638.884 C 20960.701 23632.791 20957.655 23624.548 20957.655 23614.158 C 20957.655 23603.416 20960.545 23594.900 20966.326 23588.611 C 20972.147 23582.283 20979.979 23579.119 20989.822 23579.119 C 20998.651 23579.119 21005.623 23581.970 21010.740 23587.673 C 21015.897 23593.338 21018.475 23601.052 21018.475 23610.818 L 21018.475 23610.818 M 21007.694 23607.654 C 21007.615 23601.756 21005.955 23597.048 21002.713 23593.533 C 20999.510 23590.017 20995.252 23588.259 20989.940 23588.259 C 20983.924 23588.259 20979.100 23589.959 20975.467 23593.357 C 20971.873 23596.756 20969.803 23601.541 20969.256 23607.713 L 21007.694 23607.654 L 21007.694 23607.654 ">
            <!-- 388 nodes -->
          </draw:path>
          <draw:path id="path3031-7" draw:style-name="style4" draw:layer="layout" svg:x="11.441cm" svg:y="11.885cm" svg:width="0.974cm" svg:height="0.949cm" svg:viewBox="0.0 0.0 974.999 949.999" svg:d="M 23858.051 24246.394 C 23858.051 24508.729 23639.790 24721.394 23370.551 24721.394 C 23101.313 24721.394 22883.051 24508.729 22883.051 24246.394 C 22883.051 23984.059 23101.313 23771.394 23370.551 23771.394 C 23639.790 23771.394 23858.051 23984.059 23858.051 24246.394 L 23858.051 24246.394 Z">
            <!-- 6 nodes -->
          </draw:path>
          <draw:path id="text3083" draw:style-name="style3" draw:layer="layout" svg:x="11.541cm" svg:y="12.234cm" svg:width="0.791cm" svg:height="0.266cm" svg:viewBox="0.0 0.0 791.367 266.132" svg:d="M 23303.477 24475.252 L 23303.477 24493.884 L 23325.684 24493.884 L 23325.684 24502.263 L 23303.477 24502.263 L 23303.477 24537.888 C 23303.477 24543.240 23304.200 24546.677 23305.645 24548.201 C 23307.130 24549.724 23310.118 24550.486 23314.610 24550.486 L 23325.684 24550.486 L 23325.684 24559.509 L 23314.610 24559.509 C 23306.290 24559.509 23300.548 24557.966 23297.384 24554.880 C 23294.219 24551.755 23292.637 24546.091 23292.637 24537.888 L 23292.637 24502.263 L 23284.727 24502.263 L 23284.727 24493.884 L 23292.637 24493.884 L 23292.637 24475.252 L 23303.477 24475.252 L 23303.477 24475.252 M 23394.473 24519.900 L 23394.473 24559.509 L 23383.692 24559.509 L 23383.692 24520.252 C 23383.692 24514.041 23382.481 24509.392 23380.059 24506.306 C 23377.637 24503.220 23374.005 24501.677 23369.161 24501.677 C 23363.341 24501.677 23358.751 24503.533 23355.391 24507.244 C 23352.032 24510.955 23350.352 24516.013 23350.352 24522.420 L 23350.352 24559.509 L 23339.512 24559.509 L 23339.512 24468.338 L 23350.352 24468.338 L 23350.352 24504.080 C 23352.930 24500.134 23355.958 24497.185 23359.434 24495.232 C 23362.950 24493.279 23366.993 24492.302 23371.563 24492.302 C 23379.102 24492.302 23384.805 24494.646 23388.673 24499.334 C 23392.540 24503.982 23394.473 24510.838 23394.473 24519.900 L 23394.473 24519.900 M 23454.122 24503.963 C 23452.911 24503.259 23451.583 24502.752 23450.137 24502.439 C 23448.731 24502.088 23447.169 24501.912 23445.450 24501.912 C 23439.356 24501.912 23434.669 24503.904 23431.387 24507.888 C 23428.145 24511.834 23426.524 24517.517 23426.524 24524.939 L 23426.524 24559.509 L 23415.684 24559.509 L 23415.684 24493.884 L 23426.524 24493.884 L 23426.524 24504.080 C 23428.790 24500.095 23431.739 24497.146 23435.372 24495.232 C 23439.005 24493.279 23443.419 24492.302 23448.614 24492.302 C 23449.356 24492.302 23450.176 24492.361 23451.075 24492.478 C 23451.973 24492.556 23452.969 24492.693 23454.063 24492.888 L 23454.122 24503.963 L 23454.122 24503.963 M 23465.548 24493.884 L 23476.329 24493.884 L 23476.329 24559.509 L 23465.548 24559.509 L 23465.548 24493.884 L 23465.548 24493.884 M 23465.548 24468.338 L 23476.329 24468.338 L 23476.329 24481.990 L 23465.548 24481.990 L 23465.548 24468.338 L 23465.548 24468.338 M 23498.829 24468.338 L 23509.610 24468.338 L 23509.610 24559.509 L 23498.829 24559.509 L 23498.829 24468.338 L 23498.829 24468.338 M 23532.110 24468.338 L 23542.891 24468.338 L 23542.891 24559.509 L 23532.110 24559.509 L 23532.110 24468.338 L 23532.110 24468.338 M 23621.524 24524.002 L 23621.524 24529.275 L 23571.954 24529.275 C 23572.423 24536.697 23574.649 24542.361 23578.634 24546.267 C 23582.657 24550.134 23588.243 24552.068 23595.391 24552.068 C 23599.532 24552.068 23603.536 24551.560 23607.403 24550.545 C 23611.309 24549.529 23615.176 24548.005 23619.005 24545.974 L 23619.005 24556.170 C 23615.137 24557.810 23611.173 24559.060 23607.110 24559.920 C 23603.048 24560.779 23598.926 24561.209 23594.747 24561.209 C 23584.278 24561.209 23575.977 24558.162 23569.844 24552.068 C 23563.751 24545.974 23560.704 24537.732 23560.704 24527.341 C 23560.704 24516.599 23563.594 24508.084 23569.376 24501.795 C 23575.196 24495.466 23583.028 24492.302 23592.872 24492.302 C 23601.700 24492.302 23608.673 24495.154 23613.790 24500.857 C 23618.946 24506.521 23621.524 24514.236 23621.524 24524.002 L 23621.524 24524.002 M 23610.743 24520.838 C 23610.665 24514.939 23609.005 24510.232 23605.762 24506.716 C 23602.559 24503.201 23598.301 24501.443 23592.989 24501.443 C 23586.973 24501.443 23582.149 24503.142 23578.516 24506.541 C 23574.923 24509.939 23572.852 24514.724 23572.305 24520.896 L 23610.743 24520.838 L 23610.743 24520.838 M 23677.247 24503.963 C 23676.036 24503.259 23674.708 24502.752 23673.262 24502.439 C 23671.856 24502.088 23670.294 24501.912 23668.575 24501.912 C 23662.481 24501.912 23657.794 24503.904 23654.512 24507.888 C 23651.270 24511.834 23649.649 24517.517 23649.649 24524.939 L 23649.649 24559.509 L 23638.809 24559.509 L 23638.809 24493.884 L 23649.649 24493.884 L 23649.649 24504.080 C 23651.915 24500.095 23654.864 24497.146 23658.497 24495.232 C 23662.130 24493.279 23666.544 24492.302 23671.739 24492.302 C 23672.481 24492.302 23673.301 24492.361 23674.200 24492.478 C 23675.098 24492.556 23676.094 24492.693 23677.188 24492.888 L 23677.247 24503.963 L 23677.247 24503.963 M 23131.739 24653.845 L 23131.739 24618.338 L 23142.520 24618.338 L 23142.520 24709.509 L 23131.739 24709.509 L 23131.739 24699.666 C 23129.473 24703.572 23126.602 24706.482 23123.126 24708.396 C 23119.688 24710.271 23115.548 24711.209 23110.704 24711.209 C 23102.774 24711.209 23096.309 24708.045 23091.309 24701.716 C 23086.348 24695.388 23083.868 24687.068 23083.868 24676.755 C 23083.868 24666.443 23086.348 24658.123 23091.309 24651.795 C 23096.309 24645.466 23102.774 24642.302 23110.704 24642.302 C 23115.548 24642.302 23119.688 24643.259 23123.126 24645.173 C 23126.602 24647.049 23129.473 24649.939 23131.739 24653.845 L 23131.739 24653.845 M 23095.001 24676.755 C 23095.001 24684.685 23096.622 24690.916 23099.864 24695.447 C 23103.145 24699.939 23107.637 24702.185 23113.341 24702.185 C 23119.044 24702.185 23123.536 24699.939 23126.817 24695.447 C 23130.098 24690.916 23131.739 24684.685 23131.739 24676.755 C 23131.739 24668.826 23130.098 24662.615 23126.817 24658.123 C 23123.536 24653.591 23119.044 24651.326 23113.341 24651.326 C 23107.637 24651.326 23103.145 24653.591 23099.864 24658.123 C 23096.622 24662.615 23095.001 24668.826 23095.001 24676.755 L 23095.001 24676.755 M 23174.923 24622.029 L 23174.923 24654.548 L 23164.962 24654.548 L 23164.962 24622.029 L 23174.923 24622.029 L 23174.923 24622.029 M 23253.907 24674.002 L 23253.907 24679.275 L 23204.337 24679.275 C 23204.805 24686.697 23207.032 24692.361 23211.016 24696.267 C 23215.040 24700.134 23220.626 24702.068 23227.774 24702.068 C 23231.915 24702.068 23235.919 24701.560 23239.786 24700.545 C 23243.692 24699.529 23247.559 24698.005 23251.387 24695.974 L 23251.387 24706.170 C 23247.520 24707.810 23243.555 24709.060 23239.493 24709.920 C 23235.430 24710.779 23231.309 24711.209 23227.130 24711.209 C 23216.661 24711.209 23208.360 24708.162 23202.227 24702.068 C 23196.134 24695.974 23193.087 24687.732 23193.087 24677.341 C 23193.087 24666.599 23195.977 24658.084 23201.759 24651.795 C 23207.579 24645.466 23215.411 24642.302 23225.255 24642.302 C 23234.083 24642.302 23241.055 24645.154 23246.173 24650.857 C 23251.329 24656.521 23253.907 24664.236 23253.907 24674.002 L 23253.907 24674.002 M 23243.126 24670.838 C 23243.048 24664.939 23241.387 24660.232 23238.145 24656.716 C 23234.942 24653.201 23230.684 24651.443 23225.372 24651.443 C 23219.356 24651.443 23214.532 24653.142 23210.899 24656.541 C 23207.305 24659.939 23205.235 24664.724 23204.688 24670.896 L 23243.126 24670.838 L 23243.126 24670.838 M 23313.438 24645.818 L 23313.438 24656.013 C 23310.391 24654.451 23307.227 24653.279 23303.946 24652.498 C 23300.665 24651.716 23297.266 24651.326 23293.751 24651.326 C 23288.399 24651.326 23284.376 24652.146 23281.680 24653.787 C 23279.024 24655.427 23277.696 24657.888 23277.696 24661.170 C 23277.696 24663.670 23278.653 24665.642 23280.567 24667.088 C 23282.481 24668.494 23286.329 24669.841 23292.110 24671.130 L 23295.802 24671.951 C 23303.458 24673.591 23308.887 24675.916 23312.091 24678.923 C 23315.333 24681.892 23316.954 24686.052 23316.954 24691.404 C 23316.954 24697.498 23314.532 24702.322 23309.688 24705.877 C 23304.883 24709.431 23298.262 24711.209 23289.825 24711.209 C 23286.309 24711.209 23282.637 24710.857 23278.809 24710.154 C 23275.020 24709.490 23271.016 24708.474 23266.798 24707.107 L 23266.798 24695.974 C 23270.782 24698.045 23274.708 24699.607 23278.575 24700.662 C 23282.442 24701.677 23286.270 24702.185 23290.059 24702.185 C 23295.137 24702.185 23299.044 24701.326 23301.778 24699.607 C 23304.512 24697.849 23305.880 24695.388 23305.880 24692.224 C 23305.880 24689.295 23304.883 24687.048 23302.891 24685.486 C 23300.938 24683.923 23296.622 24682.420 23289.942 24680.974 L 23286.192 24680.095 C 23279.512 24678.689 23274.688 24676.541 23271.719 24673.650 C 23268.751 24670.720 23267.266 24666.716 23267.266 24661.638 C 23267.266 24655.466 23269.454 24650.701 23273.829 24647.341 C 23278.204 24643.982 23284.415 24642.302 23292.462 24642.302 C 23296.446 24642.302 23300.196 24642.595 23303.712 24643.181 C 23307.227 24643.767 23310.469 24644.646 23313.438 24645.818 L 23313.438 24645.818 M 23344.610 24699.666 L 23344.610 24734.470 L 23333.770 24734.470 L 23333.770 24643.884 L 23344.610 24643.884 L 23344.610 24653.845 C 23346.876 24649.939 23349.727 24647.049 23353.165 24645.173 C 23356.641 24643.259 23360.782 24642.302 23365.587 24642.302 C 23373.555 24642.302 23380.020 24645.466 23384.981 24651.795 C 23389.981 24658.123 23392.481 24666.443 23392.481 24676.755 C 23392.481 24687.068 23389.981 24695.388 23384.981 24701.716 C 23380.020 24708.045 23373.555 24711.209 23365.587 24711.209 C 23360.782 24711.209 23356.641 24710.271 23353.165 24708.396 C 23349.727 24706.482 23346.876 24703.572 23344.610 24699.666 L 23344.610 24699.666 M 23381.290 24676.755 C 23381.290 24668.826 23379.649 24662.615 23376.368 24658.123 C 23373.126 24653.591 23368.653 24651.326 23362.950 24651.326 C 23357.247 24651.326 23352.755 24653.591 23349.473 24658.123 C 23346.231 24662.615 23344.610 24668.826 23344.610 24676.755 C 23344.610 24684.685 23346.231 24690.916 23349.473 24695.447 C 23352.755 24699.939 23357.247 24702.185 23362.950 24702.185 C 23368.653 24702.185 23373.126 24699.939 23376.368 24695.447 C 23379.649 24690.916 23381.290 24684.685 23381.290 24676.755 L 23381.290 24676.755 M 23410.352 24643.884 L 23421.134 24643.884 L 23421.134 24709.509 L 23410.352 24709.509 L 23410.352 24643.884 L 23410.352 24643.884 M 23410.352 24618.338 L 23421.134 24618.338 L 23421.134 24631.990 L 23410.352 24631.990 L 23410.352 24618.338 L 23410.352 24618.338 M 23469.063 24651.443 C 23463.282 24651.443 23458.712 24653.709 23455.352 24658.240 C 23451.993 24662.732 23450.313 24668.904 23450.313 24676.755 C 23450.313 24684.607 23451.973 24690.798 23455.294 24695.330 C 23458.653 24699.822 23463.243 24702.068 23469.063 24702.068 C 23474.805 24702.068 23479.356 24699.802 23482.716 24695.271 C 23486.075 24690.740 23487.755 24684.568 23487.755 24676.755 C 23487.755 24668.982 23486.075 24662.830 23482.716 24658.298 C 23479.356 24653.728 23474.805 24651.443 23469.063 24651.443 L 23469.063 24651.443 M 23469.063 24642.302 C 23478.438 24642.302 23485.801 24645.349 23491.153 24651.443 C 23496.505 24657.537 23499.180 24665.974 23499.180 24676.755 C 23499.180 24687.498 23496.505 24695.935 23491.153 24702.068 C 23485.801 24708.162 23478.438 24711.209 23469.063 24711.209 C 23459.649 24711.209 23452.266 24708.162 23446.915 24702.068 C 23441.602 24695.935 23438.946 24687.498 23438.946 24676.755 C 23438.946 24665.974 23441.602 24657.537 23446.915 24651.443 C 23452.266 24645.349 23459.649 24642.302 23469.063 24642.302 L 23469.063 24642.302 M 23571.544 24669.900 L 23571.544 24709.509 L 23560.762 24709.509 L 23560.762 24670.252 C 23560.762 24664.041 23559.551 24659.392 23557.130 24656.306 C 23554.708 24653.220 23551.075 24651.677 23546.231 24651.677 C 23540.411 24651.677 23535.821 24653.533 23532.462 24657.244 C 23529.102 24660.955 23527.423 24666.013 23527.423 24672.420 L 23527.423 24709.509 L 23516.583 24709.509 L 23516.583 24643.884 L 23527.423 24643.884 L 23527.423 24654.080 C 23530.001 24650.134 23533.028 24647.185 23536.505 24645.232 C 23540.020 24643.279 23544.063 24642.302 23548.634 24642.302 C 23556.173 24642.302 23561.876 24644.646 23565.743 24649.334 C 23569.610 24653.982 23571.544 24660.838 23571.544 24669.900 L 23571.544 24669.900 M 23647.716 24669.900 L 23647.716 24709.509 L 23636.934 24709.509 L 23636.934 24670.252 C 23636.934 24664.041 23635.723 24659.392 23633.302 24656.306 C 23630.880 24653.220 23627.247 24651.677 23622.403 24651.677 C 23616.583 24651.677 23611.993 24653.533 23608.634 24657.244 C 23605.274 24660.955 23603.594 24666.013 23603.594 24672.420 L 23603.594 24709.509 L 23592.755 24709.509 L 23592.755 24643.884 L 23603.594 24643.884 L 23603.594 24654.080 C 23606.173 24650.134 23609.200 24647.185 23612.677 24645.232 C 23616.192 24643.279 23620.235 24642.302 23624.805 24642.302 C 23632.344 24642.302 23638.048 24644.646 23641.915 24649.334 C 23645.782 24653.982 23647.715 24660.838 23647.716 24669.900 L 23647.716 24669.900 M 23699.161 24676.521 C 23690.450 24676.521 23684.415 24677.517 23681.055 24679.509 C 23677.696 24681.502 23676.016 24684.900 23676.016 24689.705 C 23676.016 24693.533 23677.266 24696.580 23679.766 24698.845 C 23682.305 24701.072 23685.743 24702.185 23690.079 24702.185 C 23696.055 24702.185 23700.841 24700.076 23704.434 24695.857 C 23708.067 24691.599 23709.883 24685.955 23709.884 24678.923 L 23709.884 24676.521 L 23699.161 24676.521 L 23699.161 24676.521 M 23720.665 24672.068 L 23720.665 24709.509 L 23709.884 24709.509 L 23709.884 24699.548 C 23707.423 24703.533 23704.356 24706.482 23700.684 24708.396 C 23697.012 24710.271 23692.520 24711.209 23687.208 24711.209 C 23680.489 24711.209 23675.137 24709.334 23671.153 24705.584 C 23667.208 24701.795 23665.235 24696.736 23665.235 24690.408 C 23665.235 24683.025 23667.696 24677.459 23672.618 24673.709 C 23677.579 24669.959 23684.962 24668.084 23694.766 24668.084 L 23709.884 24668.084 L 23709.884 24667.029 C 23709.883 24662.068 23708.243 24658.240 23704.962 24655.545 C 23701.719 24652.810 23697.149 24651.443 23691.251 24651.443 C 23687.501 24651.443 23683.848 24651.892 23680.294 24652.791 C 23676.739 24653.689 23673.321 24655.037 23670.040 24656.834 L 23670.040 24646.873 C 23673.985 24645.349 23677.813 24644.216 23681.524 24643.474 C 23685.235 24642.693 23688.848 24642.302 23692.364 24642.302 C 23701.856 24642.302 23708.946 24644.763 23713.634 24649.685 C 23718.321 24654.607 23720.665 24662.068 23720.665 24672.068 L 23720.665 24672.068 M 23786.114 24675.935 C 23786.114 24668.123 23784.493 24662.068 23781.251 24657.771 C 23778.048 24653.474 23773.536 24651.326 23767.716 24651.326 C 23761.934 24651.326 23757.423 24653.474 23754.180 24657.771 C 23750.977 24662.068 23749.376 24668.123 23749.376 24675.935 C 23749.376 24683.709 23750.977 24689.744 23754.180 24694.041 C 23757.423 24698.338 23761.934 24700.486 23767.716 24700.486 C 23773.536 24700.486 23778.048 24698.338 23781.251 24694.041 C 23784.493 24689.744 23786.114 24683.709 23786.114 24675.935 L 23786.114 24675.935 M 23796.895 24701.365 C 23796.895 24712.537 23794.415 24720.838 23789.454 24726.267 C 23784.493 24731.736 23776.895 24734.470 23766.661 24734.470 C 23762.872 24734.470 23759.298 24734.177 23755.938 24733.591 C 23752.579 24733.045 23749.317 24732.185 23746.153 24731.013 L 23746.153 24720.525 C 23749.317 24722.244 23752.442 24723.513 23755.528 24724.334 C 23758.614 24725.154 23761.759 24725.564 23764.962 24725.564 C 23772.032 24725.564 23777.325 24723.709 23780.841 24719.998 C 23784.356 24716.326 23786.114 24710.759 23786.114 24703.298 L 23786.114 24697.966 C 23783.887 24701.834 23781.036 24704.724 23777.559 24706.638 C 23774.083 24708.552 23769.923 24709.509 23765.079 24709.509 C 23757.032 24709.509 23750.548 24706.443 23745.626 24700.310 C 23740.704 24694.177 23738.243 24686.052 23738.243 24675.935 C 23738.243 24665.779 23740.704 24657.634 23745.626 24651.502 C 23750.548 24645.369 23757.032 24642.302 23765.079 24642.302 C 23769.923 24642.302 23774.083 24643.259 23777.559 24645.173 C 23781.036 24647.088 23783.887 24649.978 23786.114 24653.845 L 23786.114 24643.884 L 23796.895 24643.884 L 23796.895 24701.365 L 23796.895 24701.365 M 23875.235 24674.002 L 23875.235 24679.275 L 23825.665 24679.275 C 23826.134 24686.697 23828.360 24692.361 23832.344 24696.267 C 23836.368 24700.134 23841.954 24702.068 23849.102 24702.068 C 23853.243 24702.068 23857.247 24701.560 23861.114 24700.545 C 23865.020 24699.529 23868.887 24698.005 23872.716 24695.974 L 23872.716 24706.170 C 23868.848 24707.810 23864.883 24709.060 23860.821 24709.920 C 23856.758 24710.779 23852.637 24711.209 23848.458 24711.209 C 23837.989 24711.209 23829.688 24708.162 23823.555 24702.068 C 23817.462 24695.974 23814.415 24687.732 23814.415 24677.341 C 23814.415 24666.599 23817.305 24658.084 23823.087 24651.795 C 23828.907 24645.466 23836.739 24642.302 23846.583 24642.302 C 23855.411 24642.302 23862.383 24645.154 23867.501 24650.857 C 23872.657 24656.521 23875.235 24664.236 23875.235 24674.002 L 23875.235 24674.002 M 23864.454 24670.838 C 23864.376 24664.939 23862.716 24660.232 23859.473 24656.716 C 23856.270 24653.201 23852.012 24651.443 23846.700 24651.443 C 23840.684 24651.443 23835.860 24653.142 23832.227 24656.541 C 23828.634 24659.939 23826.563 24664.724 23826.016 24670.896 L 23864.454 24670.838 L 23864.454 24670.838 ">
            <!-- 385 nodes -->
          </draw:path>
          <draw:path id="path3031-7-5" draw:style-name="style4" draw:layer="layout" svg:x="12.877cm" svg:y="11.296cm" svg:width="0.974cm" svg:height="0.949cm" svg:viewBox="0.0 0.0 974.999 949.999" svg:d="M 26730.717 23068.361 C 26730.717 23330.696 26512.456 23543.361 26243.217 23543.361 C 25973.979 23543.361 25755.717 23330.696 25755.717 23068.361 C 25755.717 22806.026 25973.979 22593.361 26243.217 22593.361 C 26512.456 22593.361 26730.717 22806.026 26730.717 23068.361 L 26730.717 23068.361 Z">
            <!-- 6 nodes -->
          </draw:path>
          <draw:path id="text3107" draw:style-name="style3" draw:layer="layout" svg:x="13.003cm" svg:y="11.645cm" svg:width="0.737cm" svg:height="0.266cm" svg:viewBox="0.0 0.0 737.460 266.132" svg:d="M 26199.340 23298.294 L 26199.340 23316.926 L 26221.547 23316.926 L 26221.547 23325.305 L 26199.340 23325.305 L 26199.340 23360.930 C 26199.340 23366.282 26200.062 23369.719 26201.508 23371.243 C 26202.992 23372.766 26205.980 23373.528 26210.473 23373.528 L 26221.547 23373.528 L 26221.547 23382.551 L 26210.473 23382.551 C 26202.152 23382.551 26196.410 23381.008 26193.246 23377.922 C 26190.082 23374.797 26188.500 23369.133 26188.500 23360.930 L 26188.500 23325.305 L 26180.590 23325.305 L 26180.590 23316.926 L 26188.500 23316.926 L 26188.500 23298.294 L 26199.340 23298.294 L 26199.340 23298.294 M 26290.336 23342.942 L 26290.336 23382.551 L 26279.555 23382.551 L 26279.555 23343.294 C 26279.554 23337.083 26278.344 23332.434 26275.922 23329.348 C 26273.500 23326.262 26269.867 23324.719 26265.023 23324.719 C 26259.203 23324.719 26254.613 23326.575 26251.254 23330.286 C 26247.894 23333.997 26246.215 23339.055 26246.215 23345.462 L 26246.215 23382.551 L 26235.375 23382.551 L 26235.375 23291.380 L 26246.215 23291.380 L 26246.215 23327.122 C 26248.793 23323.176 26251.820 23320.227 26255.297 23318.274 C 26258.812 23316.321 26262.855 23315.344 26267.426 23315.344 C 26274.965 23315.344 26280.668 23317.688 26284.535 23322.376 C 26288.402 23327.024 26290.336 23333.880 26290.336 23342.942 L 26290.336 23342.942 M 26349.984 23327.005 C 26348.773 23326.301 26347.445 23325.794 26346.000 23325.481 C 26344.594 23325.130 26343.031 23324.954 26341.312 23324.954 C 26335.219 23324.954 26330.531 23326.946 26327.250 23330.930 C 26324.008 23334.876 26322.387 23340.559 26322.387 23347.981 L 26322.387 23382.551 L 26311.547 23382.551 L 26311.547 23316.926 L 26322.387 23316.926 L 26322.387 23327.122 C 26324.652 23323.137 26327.601 23320.188 26331.234 23318.274 C 26334.867 23316.321 26339.281 23315.344 26344.476 23315.344 C 26345.219 23315.344 26346.039 23315.403 26346.937 23315.520 C 26347.836 23315.598 26348.832 23315.735 26349.926 23315.930 L 26349.984 23327.005 L 26349.984 23327.005 M 26361.410 23316.926 L 26372.191 23316.926 L 26372.191 23382.551 L 26361.410 23382.551 L 26361.410 23316.926 L 26361.410 23316.926 M 26361.410 23291.380 L 26372.191 23291.380 L 26372.191 23305.032 L 26361.410 23305.032 L 26361.410 23291.380 L 26361.410 23291.380 M 26394.691 23291.380 L 26405.473 23291.380 L 26405.473 23382.551 L 26394.691 23382.551 L 26394.691 23291.380 L 26394.691 23291.380 M 26427.973 23291.380 L 26438.754 23291.380 L 26438.754 23382.551 L 26427.973 23382.551 L 26427.973 23291.380 L 26427.973 23291.380 M 26517.387 23347.044 L 26517.387 23352.317 L 26467.816 23352.317 C 26468.285 23359.739 26470.512 23365.403 26474.496 23369.309 C 26478.519 23373.176 26484.105 23375.110 26491.254 23375.110 C 26495.394 23375.110 26499.398 23374.602 26503.265 23373.587 C 26507.172 23372.571 26511.039 23371.047 26514.867 23369.016 L 26514.867 23379.212 C 26511.000 23380.852 26507.035 23382.102 26502.973 23382.962 C 26498.910 23383.821 26494.789 23384.251 26490.609 23384.251 C 26480.140 23384.251 26471.840 23381.204 26465.707 23375.110 C 26459.613 23369.016 26456.566 23360.774 26456.566 23350.383 C 26456.566 23339.641 26459.457 23331.126 26465.238 23324.837 C 26471.058 23318.508 26478.890 23315.344 26488.734 23315.344 C 26497.562 23315.344 26504.535 23318.196 26509.652 23323.899 C 26514.808 23329.563 26517.387 23337.278 26517.387 23347.044 L 26517.387 23347.044 M 26506.605 23343.880 C 26506.527 23337.981 26504.867 23333.274 26501.625 23329.758 C 26498.422 23326.243 26494.164 23324.485 26488.851 23324.485 C 26482.836 23324.485 26478.012 23326.184 26474.379 23329.583 C 26470.785 23332.981 26468.715 23337.766 26468.168 23343.938 L 26506.605 23343.880 L 26506.605 23343.880 M 26573.109 23327.005 C 26571.898 23326.301 26570.570 23325.794 26569.125 23325.481 C 26567.719 23325.130 26566.156 23324.954 26564.437 23324.954 C 26558.344 23324.954 26553.656 23326.946 26550.375 23330.930 C 26547.133 23334.876 26545.512 23340.559 26545.512 23347.981 L 26545.512 23382.551 L 26534.672 23382.551 L 26534.672 23316.926 L 26545.512 23316.926 L 26545.512 23327.122 C 26547.777 23323.137 26550.726 23320.188 26554.359 23318.274 C 26557.992 23316.321 26562.406 23315.344 26567.601 23315.344 C 26568.344 23315.344 26569.164 23315.403 26570.062 23315.520 C 26570.961 23315.598 26571.957 23315.735 26573.051 23315.930 L 26573.109 23327.005 L 26573.109 23327.005 M 26054.555 23476.887 L 26054.555 23441.380 L 26065.336 23441.380 L 26065.336 23532.551 L 26054.555 23532.551 L 26054.555 23522.708 C 26052.289 23526.614 26049.418 23529.524 26045.941 23531.438 C 26042.504 23533.313 26038.363 23534.251 26033.519 23534.251 C 26025.590 23534.251 26019.125 23531.087 26014.125 23524.758 C 26009.164 23518.430 26006.683 23510.110 26006.683 23499.797 C 26006.683 23489.485 26009.164 23481.165 26014.125 23474.837 C 26019.125 23468.508 26025.590 23465.344 26033.519 23465.344 C 26038.363 23465.344 26042.504 23466.301 26045.941 23468.215 C 26049.418 23470.091 26052.289 23472.981 26054.555 23476.887 L 26054.555 23476.887 M 26017.816 23499.797 C 26017.816 23507.727 26019.437 23513.958 26022.680 23518.489 C 26025.961 23522.981 26030.453 23525.227 26036.156 23525.227 C 26041.859 23525.227 26046.351 23522.981 26049.633 23518.489 C 26052.914 23513.958 26054.554 23507.727 26054.555 23499.797 C 26054.554 23491.868 26052.914 23485.657 26049.633 23481.165 C 26046.351 23476.633 26041.859 23474.368 26036.156 23474.368 C 26030.453 23474.368 26025.961 23476.633 26022.680 23481.165 C 26019.437 23485.657 26017.816 23491.868 26017.816 23499.797 L 26017.816 23499.797 M 26097.738 23445.071 L 26097.738 23477.590 L 26087.777 23477.590 L 26087.777 23445.071 L 26097.738 23445.071 L 26097.738 23445.071 M 26176.723 23497.044 L 26176.723 23502.317 L 26127.152 23502.317 C 26127.621 23509.739 26129.848 23515.403 26133.832 23519.309 C 26137.855 23523.176 26143.441 23525.110 26150.590 23525.110 C 26154.730 23525.110 26158.734 23524.602 26162.601 23523.587 C 26166.508 23522.571 26170.375 23521.047 26174.203 23519.016 L 26174.203 23529.212 C 26170.336 23530.852 26166.371 23532.102 26162.308 23532.962 C 26158.246 23533.821 26154.125 23534.251 26149.945 23534.251 C 26139.476 23534.251 26131.176 23531.204 26125.043 23525.110 C 26118.949 23519.016 26115.902 23510.774 26115.902 23500.383 C 26115.902 23489.641 26118.793 23481.126 26124.574 23474.837 C 26130.394 23468.508 26138.226 23465.344 26148.070 23465.344 C 26156.898 23465.344 26163.871 23468.196 26168.988 23473.899 C 26174.144 23479.563 26176.722 23487.278 26176.723 23497.044 L 26176.723 23497.044 M 26165.941 23493.880 C 26165.863 23487.981 26164.203 23483.274 26160.961 23479.758 C 26157.758 23476.243 26153.500 23474.485 26148.187 23474.485 C 26142.172 23474.485 26137.347 23476.184 26133.715 23479.583 C 26130.121 23482.981 26128.051 23487.766 26127.504 23493.938 L 26165.941 23493.880 L 26165.941 23493.880 M 26155.570 23436.575 L 26167.230 23436.575 L 26148.129 23458.606 L 26139.164 23458.606 L 26155.570 23436.575 L 26155.570 23436.575 M 26204.848 23522.708 L 26204.848 23557.512 L 26194.008 23557.512 L 26194.008 23466.926 L 26204.848 23466.926 L 26204.848 23476.887 C 26207.113 23472.981 26209.965 23470.091 26213.402 23468.215 C 26216.879 23466.301 26221.019 23465.344 26225.824 23465.344 C 26233.793 23465.344 26240.258 23468.508 26245.219 23474.837 C 26250.219 23481.165 26252.719 23489.485 26252.719 23499.797 C 26252.719 23510.110 26250.219 23518.430 26245.219 23524.758 C 26240.258 23531.087 26233.793 23534.251 26225.824 23534.251 C 26221.019 23534.251 26216.879 23533.313 26213.402 23531.438 C 26209.965 23529.524 26207.113 23526.614 26204.848 23522.708 L 26204.848 23522.708 M 26241.527 23499.797 C 26241.527 23491.868 26239.887 23485.657 26236.605 23481.165 C 26233.363 23476.633 26228.890 23474.368 26223.187 23474.368 C 26217.484 23474.368 26212.992 23476.633 26209.711 23481.165 C 26206.469 23485.657 26204.848 23491.868 26204.848 23499.797 C 26204.848 23507.727 26206.469 23513.958 26209.711 23518.489 C 26212.992 23522.981 26217.484 23525.227 26223.187 23525.227 C 26228.890 23525.227 26233.363 23522.981 26236.605 23518.489 C 26239.887 23513.958 26241.527 23507.727 26241.527 23499.797 L 26241.527 23499.797 M 26296.019 23474.485 C 26290.238 23474.485 26285.668 23476.751 26282.308 23481.282 C 26278.949 23485.774 26277.269 23491.946 26277.269 23499.797 C 26277.269 23507.649 26278.930 23513.840 26282.250 23518.372 C 26285.609 23522.864 26290.199 23525.110 26296.019 23525.110 C 26301.762 23525.110 26306.312 23522.844 26309.672 23518.313 C 26313.031 23513.782 26314.711 23507.610 26314.711 23499.797 C 26314.711 23492.024 26313.031 23485.872 26309.672 23481.340 C 26306.312 23476.770 26301.762 23474.485 26296.019 23474.485 L 26296.019 23474.485 M 26296.019 23465.344 C 26305.394 23465.344 26312.758 23468.391 26318.109 23474.485 C 26323.461 23480.579 26326.137 23489.016 26326.137 23499.797 C 26326.137 23510.540 26323.461 23518.977 26318.109 23525.110 C 26312.758 23531.204 26305.394 23534.251 26296.019 23534.251 C 26286.605 23534.251 26279.223 23531.204 26273.871 23525.110 C 26268.558 23518.977 26265.902 23510.540 26265.902 23499.797 C 26265.902 23489.016 26268.558 23480.579 26273.871 23474.485 C 26279.223 23468.391 26286.605 23465.344 26296.019 23465.344 L 26296.019 23465.344 M 26342.836 23506.653 L 26342.836 23466.926 L 26353.617 23466.926 L 26353.617 23506.243 C 26353.617 23512.454 26354.828 23517.122 26357.250 23520.247 C 26359.672 23523.333 26363.305 23524.876 26368.148 23524.876 C 26373.969 23524.876 26378.558 23523.020 26381.918 23519.309 C 26385.316 23515.598 26387.015 23510.540 26387.015 23504.133 L 26387.015 23466.926 L 26397.797 23466.926 L 26397.797 23532.551 L 26387.015 23532.551 L 26387.015 23522.473 C 26384.398 23526.458 26381.351 23529.426 26377.875 23531.380 C 26374.437 23533.294 26370.433 23534.251 26365.863 23534.251 C 26358.324 23534.251 26352.601 23531.907 26348.695 23527.219 C 26344.789 23522.532 26342.836 23515.676 26342.836 23506.653 L 26342.836 23506.653 M 26369.965 23465.344 L 26369.965 23465.344 L 26369.965 23465.344 M 26412.387 23466.926 L 26423.812 23466.926 L 26444.320 23522.005 L 26464.828 23466.926 L 26476.254 23466.926 L 26451.644 23532.551 L 26436.996 23532.551 L 26412.387 23466.926 L 26412.387 23466.926 M 26520.961 23499.563 C 26512.250 23499.563 26506.215 23500.559 26502.855 23502.551 C 26499.496 23504.544 26497.816 23507.942 26497.816 23512.747 C 26497.816 23516.575 26499.066 23519.622 26501.566 23521.887 C 26504.105 23524.114 26507.543 23525.227 26511.879 23525.227 C 26517.855 23525.227 26522.640 23523.118 26526.234 23518.899 C 26529.867 23514.641 26531.683 23508.997 26531.683 23501.965 L 26531.683 23499.563 L 26520.961 23499.563 L 26520.961 23499.563 M 26542.465 23495.110 L 26542.465 23532.551 L 26531.683 23532.551 L 26531.683 23522.590 C 26529.222 23526.575 26526.156 23529.524 26522.484 23531.438 C 26518.812 23533.313 26514.320 23534.251 26509.008 23534.251 C 26502.289 23534.251 26496.937 23532.376 26492.953 23528.626 C 26489.008 23524.837 26487.035 23519.778 26487.035 23513.450 C 26487.035 23506.067 26489.496 23500.501 26494.418 23496.751 C 26499.379 23493.001 26506.762 23491.126 26516.566 23491.126 L 26531.683 23491.126 L 26531.683 23490.071 C 26531.683 23485.110 26530.043 23481.282 26526.762 23478.587 C 26523.519 23475.852 26518.949 23474.485 26513.051 23474.485 C 26509.301 23474.485 26505.648 23474.934 26502.094 23475.833 C 26498.539 23476.731 26495.121 23478.079 26491.840 23479.876 L 26491.840 23469.915 C 26495.785 23468.391 26499.613 23467.258 26503.324 23466.516 C 26507.035 23465.735 26510.648 23465.344 26514.164 23465.344 C 26523.656 23465.344 26530.746 23467.805 26535.433 23472.727 C 26540.121 23477.649 26542.465 23485.110 26542.465 23495.110 L 26542.465 23495.110 M 26619.281 23492.942 L 26619.281 23532.551 L 26608.500 23532.551 L 26608.500 23493.294 C 26608.500 23487.083 26607.289 23482.434 26604.867 23479.348 C 26602.445 23476.262 26598.812 23474.719 26593.969 23474.719 C 26588.148 23474.719 26583.558 23476.575 26580.199 23480.286 C 26576.840 23483.997 26575.160 23489.055 26575.160 23495.462 L 26575.160 23532.551 L 26564.320 23532.551 L 26564.320 23466.926 L 26575.160 23466.926 L 26575.160 23477.122 C 26577.738 23473.176 26580.765 23470.227 26584.242 23468.274 C 26587.758 23466.321 26591.801 23465.344 26596.371 23465.344 C 26603.910 23465.344 26609.613 23467.688 26613.480 23472.376 C 26617.347 23477.024 26619.281 23483.880 26619.281 23492.942 L 26619.281 23492.942 M 26651.566 23448.294 L 26651.566 23466.926 L 26673.773 23466.926 L 26673.773 23475.305 L 26651.566 23475.305 L 26651.566 23510.930 C 26651.566 23516.282 26652.289 23519.719 26653.734 23521.243 C 26655.219 23522.766 26658.207 23523.528 26662.699 23523.528 L 26673.773 23523.528 L 26673.773 23532.551 L 26662.699 23532.551 C 26654.379 23532.551 26648.637 23531.008 26645.473 23527.922 C 26642.308 23524.797 26640.726 23519.133 26640.726 23510.930 L 26640.726 23475.305 L 26632.816 23475.305 L 26632.816 23466.926 L 26640.726 23466.926 L 26640.726 23448.294 L 26651.566 23448.294 L 26651.566 23448.294 M 26744.144 23497.044 L 26744.144 23502.317 L 26694.574 23502.317 C 26695.043 23509.739 26697.269 23515.403 26701.254 23519.309 C 26705.277 23523.176 26710.863 23525.110 26718.012 23525.110 C 26722.152 23525.110 26726.156 23524.602 26730.023 23523.587 C 26733.929 23522.571 26737.797 23521.047 26741.625 23519.016 L 26741.625 23529.212 C 26737.758 23530.852 26733.793 23532.102 26729.730 23532.962 C 26725.668 23533.821 26721.547 23534.251 26717.367 23534.251 C 26706.898 23534.251 26698.598 23531.204 26692.465 23525.110 C 26686.371 23519.016 26683.324 23510.774 26683.324 23500.383 C 26683.324 23489.641 26686.215 23481.126 26691.996 23474.837 C 26697.816 23468.508 26705.648 23465.344 26715.492 23465.344 C 26724.320 23465.344 26731.293 23468.196 26736.410 23473.899 C 26741.566 23479.563 26744.144 23487.278 26744.144 23497.044 L 26744.144 23497.044 M 26733.363 23493.880 C 26733.285 23487.981 26731.625 23483.274 26728.383 23479.758 C 26725.180 23476.243 26720.922 23474.485 26715.609 23474.485 C 26709.594 23474.485 26704.769 23476.184 26701.137 23479.583 C 26697.543 23482.981 26695.473 23487.766 26694.926 23493.938 L 26733.363 23493.880 L 26733.363 23493.880 ">
            <!-- 348 nodes -->
          </draw:path>
          <draw:path id="path3023-8" draw:style-name="style5" draw:layer="layout" svg:x="13.888cm" svg:y="8.209cm" svg:width="1.650cm" svg:height="1.650cm" svg:viewBox="0.0 0.0 1650.000 1650.000" svg:d="M 29426.777 17243.084 C 29426.777 17698.719 29057.411 18068.084 28601.777 18068.084 C 28146.142 18068.084 27776.777 17698.719 27776.777 17243.084 C 27776.777 16787.449 28146.142 16418.084 28601.777 16418.084 C 29057.411 16418.084 29426.777 16787.449 29426.777 17243.084 L 29426.777 17243.084 Z">
            <!-- 6 nodes -->
          </draw:path>
          <draw:path id="text3141" draw:style-name="style3" draw:layer="layout" svg:x="14.084cm" svg:y="8.852cm" svg:width="1.270cm" svg:height="0.253cm" svg:viewBox="0.0 0.0 1270.519 253.803" svg:d="M 28299.800 17789.960 L 28299.800 17816.147 C 28292.066 17811.783 28284.282 17808.535 28276.448 17806.403 C 28268.714 17804.170 28260.880 17803.054 28252.948 17803.054 C 28235.198 17803.054 28221.415 17808.839 28211.599 17820.410 C 28201.782 17831.880 28196.874 17848.019 28196.874 17868.826 C 28196.874 17889.634 28201.782 17905.823 28211.599 17917.394 C 28221.415 17928.864 28235.198 17934.599 28252.948 17934.599 C 28260.880 17934.599 28268.714 17933.533 28276.448 17931.402 C 28284.282 17929.169 28292.066 17925.870 28299.800 17921.505 L 28299.800 17947.388 C 28292.165 17951.042 28284.232 17953.783 28276.002 17955.610 C 28267.871 17957.437 28259.195 17958.350 28249.973 17958.350 C 28224.886 17958.350 28204.955 17950.281 28190.180 17934.142 C 28175.406 17918.004 28168.018 17896.232 28168.018 17868.826 C 28168.018 17841.015 28175.455 17819.142 28190.329 17803.206 C 28205.302 17787.270 28225.778 17779.303 28251.758 17779.302 C 28260.186 17779.303 28268.416 17780.216 28276.448 17782.043 C 28284.480 17783.769 28292.264 17786.408 28299.800 17789.960 L 28299.800 17789.960 M 28412.246 17803.054 C 28397.571 17803.054 28385.969 17808.941 28377.442 17820.715 C 28368.914 17832.388 28364.650 17848.425 28364.650 17868.826 C 28364.650 17889.228 28368.864 17905.316 28377.293 17917.090 C 28385.820 17928.763 28397.471 17934.599 28412.246 17934.599 C 28426.822 17934.599 28438.374 17928.712 28446.902 17916.938 C 28455.430 17905.164 28459.693 17889.127 28459.694 17868.826 C 28459.693 17848.628 28455.430 17832.641 28446.902 17820.867 C 28438.374 17808.992 28426.822 17803.054 28412.246 17803.054 L 28412.246 17803.054 M 28412.246 17779.302 C 28436.044 17779.303 28454.736 17787.220 28468.320 17803.054 C 28481.905 17818.888 28488.697 17840.812 28488.698 17868.826 C 28488.697 17896.739 28481.905 17918.663 28468.320 17934.599 C 28454.736 17950.433 28436.044 17958.350 28412.246 17958.350 C 28388.349 17958.350 28369.608 17950.433 28356.023 17934.599 C 28342.538 17918.663 28335.795 17896.739 28335.795 17868.826 C 28335.795 17840.812 28342.538 17818.888 28356.023 17803.054 C 28369.608 17787.220 28388.349 17779.303 28412.246 17779.302 L 28412.246 17779.302 M 28663.613 17816.147 C 28670.455 17803.561 28678.636 17794.274 28688.155 17788.285 C 28697.674 17782.297 28708.879 17779.303 28721.770 17779.302 C 28739.122 17779.303 28752.509 17785.545 28761.929 17798.029 C 28771.349 17810.413 28776.059 17828.074 28776.059 17851.013 L 28776.059 17953.935 L 28748.543 17953.935 L 28748.543 17851.926 C 28748.543 17835.585 28745.716 17823.455 28740.065 17815.538 C 28734.412 17807.621 28725.786 17803.663 28714.184 17803.663 C 28700.004 17803.663 28688.799 17808.484 28680.570 17818.127 C 28672.339 17827.769 28668.224 17840.914 28668.224 17857.560 L 28668.224 17953.935 L 28640.708 17953.935 L 28640.708 17851.926 C 28640.708 17835.483 28637.882 17823.354 28632.230 17815.538 C 28626.578 17807.621 28617.852 17803.663 28606.052 17803.663 C 28592.070 17803.663 28580.965 17808.535 28572.734 17818.279 C 28564.504 17827.922 28560.389 17841.015 28560.389 17857.560 L 28560.389 17953.935 L 28532.873 17953.935 L 28532.873 17783.413 L 28560.389 17783.413 L 28560.389 17809.905 C 28566.636 17799.451 28574.123 17791.736 28582.849 17786.763 C 28591.575 17781.789 28601.937 17779.303 28613.935 17779.302 C 28626.032 17779.303 28636.295 17782.449 28644.724 17788.742 C 28653.251 17795.035 28659.548 17804.170 28663.613 17816.147 L 28663.613 17816.147 M 28973.286 17861.670 L 28973.286 17875.373 L 28847.454 17875.373 C 28848.643 17894.658 28854.295 17909.376 28864.410 17919.526 C 28874.623 17929.575 28888.803 17934.599 28906.949 17934.599 C 28917.459 17934.599 28927.623 17933.279 28937.440 17930.640 C 28947.356 17928.001 28957.172 17924.043 28966.890 17918.765 L 28966.890 17945.257 C 28957.073 17949.520 28947.009 17952.768 28936.696 17955.001 C 28926.384 17957.234 28915.922 17958.350 28905.313 17958.350 C 28878.738 17958.350 28857.667 17950.433 28842.099 17934.599 C 28826.630 17918.765 28818.896 17897.348 28818.896 17870.349 C 28818.896 17842.436 28826.234 17820.309 28840.909 17803.967 C 28855.684 17787.524 28875.565 17779.303 28900.553 17779.302 C 28922.963 17779.303 28940.663 17786.712 28953.652 17801.531 C 28966.741 17816.249 28973.286 17836.295 28973.286 17861.670 L 28973.286 17861.670 M 28945.918 17853.449 C 28945.720 17838.122 28941.505 17825.891 28933.275 17816.756 C 28925.144 17807.621 28914.336 17803.054 28900.850 17803.054 C 28885.580 17803.054 28873.334 17807.469 28864.112 17816.300 C 28854.990 17825.130 28849.734 17837.564 28848.346 17853.601 L 28945.918 17853.449 L 28945.918 17853.449 M 28919.591 17704.547 L 28949.190 17704.547 L 28900.702 17761.793 L 28877.945 17761.793 L 28919.591 17704.547 L 28919.591 17704.547 M 29127.825 17809.296 L 29127.825 17717.032 L 29155.192 17717.032 L 29155.192 17953.935 L 29127.825 17953.935 L 29127.825 17928.357 C 29122.073 17938.507 29114.785 17946.069 29105.960 17951.042 C 29097.234 17955.914 29086.723 17958.350 29074.428 17958.350 C 29054.298 17958.350 29037.888 17950.129 29025.195 17933.685 C 29012.602 17917.242 29006.306 17895.623 29006.306 17868.826 C 29006.306 17842.030 29012.602 17820.410 29025.195 17803.967 C 29037.888 17787.524 29054.298 17779.303 29074.428 17779.302 C 29086.723 17779.303 29097.234 17781.789 29105.960 17786.763 C 29114.785 17791.635 29122.073 17799.146 29127.825 17809.296 L 29127.825 17809.296 M 29034.566 17868.826 C 29034.566 17889.431 29038.681 17905.620 29046.911 17917.394 C 29055.240 17929.067 29066.644 17934.903 29081.121 17934.903 C 29095.598 17934.903 29107.001 17929.067 29115.331 17917.394 C 29123.660 17905.620 29127.824 17889.431 29127.825 17868.826 C 29127.824 17848.222 29123.660 17832.083 29115.331 17820.410 C 29107.001 17808.636 29095.598 17802.749 29081.121 17802.749 C 29066.644 17802.749 29055.240 17808.636 29046.911 17820.410 C 29038.681 17832.083 29034.566 17848.222 29034.566 17868.826 L 29034.566 17868.826 M 29211.564 17783.413 L 29238.932 17783.413 L 29238.932 17953.935 L 29211.564 17953.935 L 29211.564 17783.413 L 29211.564 17783.413 M 29211.564 17717.032 L 29238.932 17717.032 L 29238.932 17752.506 L 29211.564 17752.506 L 29211.564 17717.032 L 29211.564 17717.032 M 29438.538 17861.670 L 29438.538 17875.373 L 29312.706 17875.373 C 29313.896 17894.658 29319.548 17909.376 29329.662 17919.526 C 29339.875 17929.575 29354.055 17934.599 29372.201 17934.599 C 29382.712 17934.599 29392.876 17933.279 29402.692 17930.640 C 29412.608 17928.001 29422.425 17924.043 29432.142 17918.765 L 29432.142 17945.257 C 29422.326 17949.520 29412.261 17952.768 29401.949 17955.001 C 29391.636 17957.234 29381.175 17958.350 29370.565 17958.350 C 29343.990 17958.350 29322.919 17950.433 29307.351 17934.599 C 29291.883 17918.765 29284.148 17897.348 29284.148 17870.349 C 29284.148 17842.436 29291.486 17820.309 29306.161 17803.967 C 29320.936 17787.524 29340.817 17779.303 29365.805 17779.302 C 29388.215 17779.303 29405.915 17786.712 29418.905 17801.531 C 29431.994 17816.249 29438.538 17836.295 29438.538 17861.670 L 29438.538 17861.670 M 29411.170 17853.449 C 29410.972 17838.122 29406.758 17825.891 29398.528 17816.756 C 29390.397 17807.621 29379.588 17803.054 29366.103 17803.054 C 29350.832 17803.054 29338.586 17807.469 29329.365 17816.300 C 29320.242 17825.130 29314.986 17837.564 29313.598 17853.601 L 29411.170 17853.449 L 29411.170 17853.449 ">
            <!-- 160 nodes -->
          </draw:path>
          <draw:path id="path3031-70" draw:style-name="style6" draw:layer="layout" svg:x="15.688cm" svg:y="9.606cm" svg:width="0.974cm" svg:height="0.949cm" svg:viewBox="0.0 0.0 974.999 949.999" svg:d="M 32352.054 19687.636 C 32352.054 19949.971 32133.793 20162.636 31864.554 20162.636 C 31595.315 20162.636 31377.054 19949.971 31377.054 19687.636 C 31377.054 19425.300 31595.315 19212.636 31864.554 19212.636 C 32133.793 19212.636 32352.054 19425.300 32352.054 19687.636 L 32352.054 19687.636 Z">
            <!-- 6 nodes -->
          </draw:path>
          <draw:path id="text3163" draw:style-name="style7" draw:layer="layout" svg:x="15.831cm" svg:y="9.941cm" svg:width="0.683cm" svg:height="0.270cm" svg:viewBox="0.0 0.0 683.320 270.937" svg:d="M 31806.174 19915.167 L 31806.174 19925.245 C 31803.127 19923.566 31800.060 19922.316 31796.975 19921.495 C 31793.928 19920.636 31790.842 19920.206 31787.717 19920.206 C 31780.725 19920.206 31775.295 19922.433 31771.428 19926.886 C 31767.561 19931.300 31765.627 19937.511 31765.627 19945.519 C 31765.627 19953.527 31767.561 19959.757 31771.428 19964.210 C 31775.295 19968.624 31780.725 19970.831 31787.717 19970.831 C 31790.842 19970.831 31793.928 19970.421 31796.975 19969.601 C 31800.060 19968.742 31803.127 19967.472 31806.174 19965.792 L 31806.174 19975.753 C 31803.166 19977.160 31800.041 19978.214 31796.799 19978.917 C 31793.596 19979.620 31790.178 19979.972 31786.545 19979.972 C 31776.662 19979.972 31768.811 19976.867 31762.990 19970.656 C 31757.170 19964.445 31754.260 19956.066 31754.260 19945.519 C 31754.260 19934.816 31757.189 19926.398 31763.049 19920.265 C 31768.947 19914.132 31777.014 19911.066 31787.248 19911.066 C 31790.568 19911.066 31793.810 19911.417 31796.975 19912.120 C 31800.139 19912.785 31803.205 19913.800 31806.174 19915.167 L 31806.174 19915.167 M 31850.471 19920.206 C 31844.689 19920.206 31840.119 19922.472 31836.760 19927.003 C 31833.400 19931.496 31831.721 19937.667 31831.721 19945.519 C 31831.721 19953.370 31833.381 19959.562 31836.701 19964.093 C 31840.061 19968.585 31844.650 19970.831 31850.471 19970.831 C 31856.213 19970.831 31860.764 19968.566 31864.123 19964.035 C 31867.482 19959.503 31869.162 19953.331 31869.162 19945.519 C 31869.162 19937.746 31867.482 19931.593 31864.123 19927.062 C 31860.764 19922.492 31856.213 19920.206 31850.471 19920.206 L 31850.471 19920.206 M 31850.471 19911.066 C 31859.846 19911.066 31867.209 19914.113 31872.561 19920.206 C 31877.912 19926.300 31880.588 19934.738 31880.588 19945.519 C 31880.588 19956.261 31877.912 19964.699 31872.561 19970.831 C 31867.209 19976.925 31859.846 19979.972 31850.471 19979.972 C 31841.057 19979.972 31833.674 19976.925 31828.322 19970.831 C 31823.010 19964.699 31820.353 19956.261 31820.354 19945.519 C 31820.353 19934.738 31823.010 19926.300 31828.322 19920.206 C 31833.674 19914.113 31841.057 19911.066 31850.471 19911.066 L 31850.471 19911.066 M 31949.494 19925.245 C 31952.189 19920.402 31955.412 19916.828 31959.162 19914.523 C 31962.912 19912.218 31967.326 19911.066 31972.404 19911.066 C 31979.240 19911.066 31984.514 19913.468 31988.225 19918.273 C 31991.935 19923.038 31993.791 19929.835 31993.791 19938.663 L 31993.791 19978.273 L 31982.951 19978.273 L 31982.951 19939.015 C 31982.951 19932.726 31981.838 19928.058 31979.611 19925.011 C 31977.385 19921.964 31973.986 19920.441 31969.416 19920.441 C 31963.830 19920.441 31959.416 19922.296 31956.174 19926.007 C 31952.932 19929.718 31951.310 19934.777 31951.311 19941.183 L 31951.311 19978.273 L 31940.471 19978.273 L 31940.471 19939.015 C 31940.471 19932.687 31939.357 19928.019 31937.131 19925.011 C 31934.904 19921.964 31931.467 19920.441 31926.818 19920.441 C 31921.311 19920.441 31916.936 19922.316 31913.693 19926.066 C 31910.451 19929.777 31908.830 19934.816 31908.830 19941.183 L 31908.830 19978.273 L 31897.990 19978.273 L 31897.990 19912.648 L 31908.830 19912.648 L 31908.830 19922.843 C 31911.291 19918.820 31914.240 19915.851 31917.678 19913.937 C 31921.115 19912.023 31925.197 19911.066 31929.924 19911.066 C 31934.689 19911.066 31938.732 19912.277 31942.053 19914.699 C 31945.412 19917.121 31947.893 19920.636 31949.494 19925.245 L 31949.494 19925.245 M 32071.486 19942.765 L 32071.486 19948.038 L 32021.916 19948.038 C 32022.385 19955.460 32024.611 19961.124 32028.596 19965.031 C 32032.619 19968.898 32038.205 19970.831 32045.354 19970.831 C 32049.494 19970.831 32053.498 19970.324 32057.365 19969.308 C 32061.271 19968.292 32065.139 19966.769 32068.967 19964.738 L 32068.967 19974.933 C 32065.100 19976.574 32061.135 19977.824 32057.072 19978.683 C 32053.010 19979.542 32048.889 19979.972 32044.709 19979.972 C 32034.240 19979.972 32025.939 19976.925 32019.807 19970.831 C 32013.713 19964.738 32010.666 19956.495 32010.666 19946.105 C 32010.666 19935.363 32013.557 19926.847 32019.338 19920.558 C 32025.158 19914.230 32032.990 19911.066 32042.834 19911.066 C 32051.662 19911.066 32058.635 19913.917 32063.752 19919.620 C 32068.908 19925.285 32071.486 19932.999 32071.486 19942.765 L 32071.486 19942.765 M 32060.705 19939.601 C 32060.627 19933.703 32058.967 19928.996 32055.725 19925.480 C 32052.521 19921.964 32048.264 19920.206 32042.951 19920.206 C 32036.936 19920.206 32032.111 19921.906 32028.479 19925.304 C 32024.885 19928.703 32022.814 19933.488 32022.268 19939.660 L 32060.705 19939.601 L 32060.705 19939.601 M 32050.334 19882.296 L 32061.994 19882.296 L 32042.893 19904.328 L 32033.928 19904.328 L 32050.334 19882.296 L 32050.334 19882.296 M 32132.365 19922.609 L 32132.365 19887.101 L 32143.146 19887.101 L 32143.146 19978.273 L 32132.365 19978.273 L 32132.365 19968.429 C 32130.100 19972.335 32127.228 19975.245 32123.752 19977.160 C 32120.314 19979.035 32116.174 19979.972 32111.330 19979.972 C 32103.400 19979.972 32096.936 19976.808 32091.936 19970.480 C 32086.975 19964.152 32084.494 19955.831 32084.494 19945.519 C 32084.494 19935.206 32086.975 19926.886 32091.936 19920.558 C 32096.936 19914.230 32103.400 19911.066 32111.330 19911.066 C 32116.174 19911.066 32120.314 19912.023 32123.752 19913.937 C 32127.228 19915.812 32130.100 19918.703 32132.365 19922.609 L 32132.365 19922.609 M 32095.627 19945.519 C 32095.627 19953.449 32097.248 19959.679 32100.490 19964.210 C 32103.771 19968.703 32108.264 19970.949 32113.967 19970.949 C 32119.670 19970.949 32124.162 19968.703 32127.443 19964.210 C 32130.725 19959.679 32132.365 19953.449 32132.365 19945.519 C 32132.365 19937.589 32130.725 19931.378 32127.443 19926.886 C 32124.162 19922.355 32119.670 19920.089 32113.967 19920.089 C 32108.264 19920.089 32103.771 19922.355 32100.490 19926.886 C 32097.248 19931.378 32095.627 19937.589 32095.627 19945.519 L 32095.627 19945.519 M 32165.354 19912.648 L 32176.135 19912.648 L 32176.135 19978.273 L 32165.354 19978.273 L 32165.354 19912.648 L 32165.354 19912.648 M 32165.354 19887.101 L 32176.135 19887.101 L 32176.135 19900.753 L 32165.354 19900.753 L 32165.354 19887.101 L 32165.354 19887.101 M 32254.768 19942.765 L 32254.768 19948.038 L 32205.197 19948.038 C 32205.666 19955.460 32207.893 19961.124 32211.877 19965.031 C 32215.900 19968.898 32221.486 19970.831 32228.635 19970.831 C 32232.775 19970.831 32236.779 19970.324 32240.646 19969.308 C 32244.553 19968.292 32248.420 19966.769 32252.248 19964.738 L 32252.248 19974.933 C 32248.381 19976.574 32244.416 19977.824 32240.354 19978.683 C 32236.291 19979.542 32232.170 19979.972 32227.990 19979.972 C 32217.521 19979.972 32209.221 19976.925 32203.088 19970.831 C 32196.994 19964.738 32193.947 19956.495 32193.947 19946.105 C 32193.947 19935.363 32196.838 19926.847 32202.619 19920.558 C 32208.439 19914.230 32216.271 19911.066 32226.115 19911.066 C 32234.943 19911.066 32241.916 19913.917 32247.033 19919.620 C 32252.189 19925.285 32254.767 19932.999 32254.768 19942.765 L 32254.768 19942.765 M 32243.986 19939.601 C 32243.908 19933.703 32242.248 19928.996 32239.006 19925.480 C 32235.803 19921.964 32231.545 19920.206 32226.232 19920.206 C 32220.217 19920.206 32215.393 19921.906 32211.760 19925.304 C 32208.166 19928.703 32206.096 19933.488 32205.549 19939.660 L 32243.986 19939.601 L 32243.986 19939.601 M 31710.725 20072.609 L 31710.725 20037.101 L 31721.506 20037.101 L 31721.506 20128.273 L 31710.725 20128.273 L 31710.725 20118.429 C 31708.459 20122.335 31705.588 20125.245 31702.111 20127.160 C 31698.674 20129.035 31694.533 20129.972 31689.689 20129.972 C 31681.760 20129.972 31675.295 20126.808 31670.295 20120.480 C 31665.334 20114.152 31662.853 20105.831 31662.854 20095.519 C 31662.853 20085.206 31665.334 20076.886 31670.295 20070.558 C 31675.295 20064.230 31681.760 20061.066 31689.689 20061.066 C 31694.533 20061.066 31698.674 20062.023 31702.111 20063.937 C 31705.588 20065.812 31708.459 20068.703 31710.725 20072.609 L 31710.725 20072.609 M 31673.986 20095.519 C 31673.986 20103.449 31675.607 20109.679 31678.850 20114.210 C 31682.131 20118.703 31686.623 20120.949 31692.326 20120.949 C 31698.029 20120.949 31702.521 20118.703 31705.803 20114.210 C 31709.084 20109.679 31710.725 20103.449 31710.725 20095.519 C 31710.725 20087.589 31709.084 20081.378 31705.803 20076.886 C 31702.521 20072.355 31698.029 20070.089 31692.326 20070.089 C 31686.623 20070.089 31682.131 20072.355 31678.850 20076.886 C 31675.607 20081.378 31673.986 20087.589 31673.986 20095.519 L 31673.986 20095.519 M 31781.740 20072.726 C 31780.529 20072.023 31779.201 20071.515 31777.756 20071.203 C 31776.350 20070.851 31774.787 20070.675 31773.068 20070.675 C 31766.975 20070.675 31762.287 20072.667 31759.006 20076.652 C 31755.764 20080.597 31754.143 20086.281 31754.143 20093.703 L 31754.143 20128.273 L 31743.303 20128.273 L 31743.303 20062.648 L 31754.143 20062.648 L 31754.143 20072.843 C 31756.408 20068.859 31759.357 20065.910 31762.990 20063.995 C 31766.623 20062.042 31771.037 20061.066 31776.232 20061.066 C 31776.975 20061.066 31777.795 20061.124 31778.693 20061.242 C 31779.592 20061.320 31780.588 20061.456 31781.682 20061.652 L 31781.740 20072.726 L 31781.740 20072.726 M 31822.990 20095.285 C 31814.279 20095.285 31808.244 20096.281 31804.885 20098.273 C 31801.525 20100.265 31799.846 20103.663 31799.846 20108.468 C 31799.846 20112.296 31801.096 20115.343 31803.596 20117.609 C 31806.135 20119.835 31809.572 20120.949 31813.908 20120.949 C 31819.885 20120.949 31824.670 20118.839 31828.264 20114.620 C 31831.896 20110.363 31833.713 20104.718 31833.713 20097.687 L 31833.713 20095.285 L 31822.990 20095.285 L 31822.990 20095.285 M 31844.494 20090.831 L 31844.494 20128.273 L 31833.713 20128.273 L 31833.713 20118.312 C 31831.252 20122.296 31828.185 20125.245 31824.514 20127.160 C 31820.842 20129.035 31816.350 20129.972 31811.037 20129.972 C 31804.318 20129.972 31798.967 20128.097 31794.982 20124.347 C 31791.037 20120.558 31789.064 20115.499 31789.064 20109.171 C 31789.064 20101.788 31791.525 20096.222 31796.447 20092.472 C 31801.408 20088.722 31808.791 20086.847 31818.596 20086.847 L 31833.713 20086.847 L 31833.713 20085.792 C 31833.713 20080.831 31832.072 20077.003 31828.791 20074.308 C 31825.549 20071.574 31820.978 20070.206 31815.080 20070.206 C 31811.330 20070.206 31807.678 20070.656 31804.123 20071.554 C 31800.568 20072.453 31797.150 20073.800 31793.869 20075.597 L 31793.869 20065.636 C 31797.814 20064.113 31801.643 20062.980 31805.354 20062.238 C 31809.064 20061.456 31812.678 20061.066 31816.193 20061.066 C 31825.685 20061.066 31832.775 20063.527 31837.463 20068.449 C 31842.150 20073.371 31844.494 20080.831 31844.494 20090.831 L 31844.494 20090.831 M 31917.854 20075.245 C 31920.549 20070.402 31923.771 20066.828 31927.521 20064.523 C 31931.271 20062.218 31935.685 20061.066 31940.764 20061.066 C 31947.600 20061.066 31952.873 20063.468 31956.584 20068.273 C 31960.295 20073.038 31962.150 20079.835 31962.150 20088.663 L 31962.150 20128.273 L 31951.311 20128.273 L 31951.311 20089.015 C 31951.310 20082.726 31950.197 20078.058 31947.971 20075.011 C 31945.744 20071.964 31942.346 20070.441 31937.775 20070.441 C 31932.189 20070.441 31927.775 20072.296 31924.533 20076.007 C 31921.291 20079.718 31919.670 20084.777 31919.670 20091.183 L 31919.670 20128.273 L 31908.830 20128.273 L 31908.830 20089.015 C 31908.830 20082.687 31907.717 20078.019 31905.490 20075.011 C 31903.264 20071.964 31899.826 20070.441 31895.178 20070.441 C 31889.670 20070.441 31885.295 20072.316 31882.053 20076.066 C 31878.811 20079.777 31877.189 20084.816 31877.189 20091.183 L 31877.189 20128.273 L 31866.350 20128.273 L 31866.350 20062.648 L 31877.189 20062.648 L 31877.189 20072.843 C 31879.650 20068.820 31882.600 20065.851 31886.037 20063.937 C 31889.475 20062.023 31893.557 20061.066 31898.283 20061.066 C 31903.049 20061.066 31907.092 20062.277 31910.412 20064.699 C 31913.771 20067.121 31916.252 20070.636 31917.854 20075.245 L 31917.854 20075.245 M 32013.537 20095.285 C 32004.826 20095.285 31998.791 20096.281 31995.432 20098.273 C 31992.072 20100.265 31990.393 20103.663 31990.393 20108.468 C 31990.393 20112.296 31991.643 20115.343 31994.143 20117.609 C 31996.682 20119.835 32000.119 20120.949 32004.455 20120.949 C 32010.432 20120.949 32015.217 20118.839 32018.811 20114.620 C 32022.443 20110.363 32024.260 20104.718 32024.260 20097.687 L 32024.260 20095.285 L 32013.537 20095.285 L 32013.537 20095.285 M 32035.041 20090.831 L 32035.041 20128.273 L 32024.260 20128.273 L 32024.260 20118.312 C 32021.799 20122.296 32018.732 20125.245 32015.061 20127.160 C 32011.389 20129.035 32006.896 20129.972 32001.584 20129.972 C 31994.865 20129.972 31989.514 20128.097 31985.529 20124.347 C 31981.584 20120.558 31979.611 20115.499 31979.611 20109.171 C 31979.611 20101.788 31982.072 20096.222 31986.994 20092.472 C 31991.955 20088.722 31999.338 20086.847 32009.143 20086.847 L 32024.260 20086.847 L 32024.260 20085.792 C 32024.260 20080.831 32022.619 20077.003 32019.338 20074.308 C 32016.096 20071.574 32011.525 20070.206 32005.627 20070.206 C 32001.877 20070.206 31998.225 20070.656 31994.670 20071.554 C 31991.115 20072.453 31987.697 20073.800 31984.416 20075.597 L 31984.416 20065.636 C 31988.361 20064.113 31992.189 20062.980 31995.900 20062.238 C 31999.611 20061.456 32003.225 20061.066 32006.740 20061.066 C 32016.232 20061.066 32023.322 20063.527 32028.010 20068.449 C 32032.697 20073.371 32035.041 20080.831 32035.041 20090.831 L 32035.041 20090.831 M 32067.971 20044.015 L 32067.971 20062.648 L 32090.178 20062.648 L 32090.178 20071.027 L 32067.971 20071.027 L 32067.971 20106.652 C 32067.971 20112.003 32068.693 20115.441 32070.139 20116.964 C 32071.623 20118.488 32074.611 20119.249 32079.104 20119.249 L 32090.178 20119.249 L 32090.178 20128.273 L 32079.104 20128.273 C 32070.783 20128.273 32065.041 20126.730 32061.877 20123.644 C 32058.713 20120.519 32057.131 20114.855 32057.131 20106.652 L 32057.131 20071.027 L 32049.221 20071.027 L 32049.221 20062.648 L 32057.131 20062.648 L 32057.131 20044.015 L 32067.971 20044.015 L 32067.971 20044.015 M 32104.416 20062.648 L 32115.197 20062.648 L 32115.197 20128.273 L 32104.416 20128.273 L 32104.416 20062.648 L 32104.416 20062.648 M 32104.416 20037.101 L 32115.197 20037.101 L 32115.197 20050.753 L 32104.416 20050.753 L 32104.416 20037.101 L 32104.416 20037.101 M 32144.143 20095.519 C 32144.143 20103.449 32145.764 20109.679 32149.006 20114.210 C 32152.287 20118.703 32156.779 20120.949 32162.482 20120.949 C 32168.185 20120.949 32172.678 20118.703 32175.959 20114.210 C 32179.240 20109.679 32180.881 20103.449 32180.881 20095.519 C 32180.881 20087.589 32179.240 20081.378 32175.959 20076.886 C 32172.678 20072.355 32168.185 20070.089 32162.482 20070.089 C 32156.779 20070.089 32152.287 20072.355 32149.006 20076.886 C 32145.764 20081.378 32144.143 20087.589 32144.143 20095.519 L 32144.143 20095.519 M 32180.881 20118.429 C 32178.615 20122.335 32175.744 20125.245 32172.268 20127.160 C 32168.830 20129.035 32164.689 20129.972 32159.846 20129.972 C 32151.916 20129.972 32145.451 20126.808 32140.451 20120.480 C 32135.490 20114.152 32133.010 20105.831 32133.010 20095.519 C 32133.010 20085.206 32135.490 20076.886 32140.451 20070.558 C 32145.451 20064.230 32151.916 20061.066 32159.846 20061.066 C 32164.689 20061.066 32168.830 20062.023 32172.268 20063.937 C 32175.744 20065.812 32178.615 20068.703 32180.881 20072.609 L 32180.881 20062.648 L 32191.662 20062.648 L 32191.662 20153.234 L 32180.881 20153.234 L 32180.881 20118.429 L 32180.881 20118.429 M 32212.756 20102.374 L 32212.756 20062.648 L 32223.537 20062.648 L 32223.537 20101.964 C 32223.537 20108.175 32224.748 20112.843 32227.170 20115.968 C 32229.592 20119.054 32233.225 20120.597 32238.068 20120.597 C 32243.889 20120.597 32248.478 20118.742 32251.838 20115.031 C 32255.236 20111.320 32256.935 20106.261 32256.936 20099.855 L 32256.936 20062.648 L 32267.717 20062.648 L 32267.717 20128.273 L 32256.936 20128.273 L 32256.936 20118.195 C 32254.318 20122.179 32251.271 20125.148 32247.795 20127.101 C 32244.357 20129.015 32240.353 20129.972 32235.783 20129.972 C 32228.244 20129.972 32222.521 20127.628 32218.615 20122.941 C 32214.709 20118.253 32212.756 20111.398 32212.756 20102.374 L 32212.756 20102.374 M 32239.885 20061.066 L 32239.885 20061.066 L 32239.885 20061.066 M 32346.174 20092.765 L 32346.174 20098.038 L 32296.604 20098.038 C 32297.072 20105.460 32299.299 20111.124 32303.283 20115.031 C 32307.307 20118.898 32312.893 20120.831 32320.041 20120.831 C 32324.182 20120.831 32328.185 20120.324 32332.053 20119.308 C 32335.959 20118.292 32339.826 20116.769 32343.654 20114.738 L 32343.654 20124.933 C 32339.787 20126.574 32335.822 20127.824 32331.760 20128.683 C 32327.697 20129.542 32323.576 20129.972 32319.396 20129.972 C 32308.928 20129.972 32300.627 20126.925 32294.494 20120.831 C 32288.400 20114.738 32285.353 20106.495 32285.354 20096.105 C 32285.353 20085.363 32288.244 20076.847 32294.025 20070.558 C 32299.846 20064.230 32307.678 20061.066 32317.521 20061.066 C 32326.350 20061.066 32333.322 20063.917 32338.439 20069.620 C 32343.596 20075.285 32346.174 20082.999 32346.174 20092.765 L 32346.174 20092.765 M 32335.393 20089.601 C 32335.314 20083.703 32333.654 20078.996 32330.412 20075.480 C 32327.209 20071.964 32322.951 20070.206 32317.639 20070.206 C 32311.623 20070.206 32306.799 20071.906 32303.166 20075.304 C 32299.572 20078.703 32297.502 20083.488 32296.955 20089.660 L 32335.393 20089.601 L 32335.393 20089.601 ">
            <!-- 396 nodes -->
          </draw:path>
          <draw:path id="path3031-70-4" draw:style-name="style6" draw:layer="layout" svg:x="14.206cm" svg:y="10.331cm" svg:width="0.974cm" svg:height="0.949cm" svg:viewBox="0.0 0.0 974.999 949.999" svg:d="M 29387.600 21137.131 C 29387.600 21399.467 29169.339 21612.131 28900.100 21612.131 C 28630.861 21612.131 28412.600 21399.467 28412.600 21137.131 C 28412.600 20874.796 28630.861 20662.131 28900.100 20662.131 C 29169.339 20662.131 29387.600 20874.796 29387.600 21137.131 L 29387.600 21137.131 Z">
            <!-- 6 nodes -->
          </draw:path>
          <draw:path id="text3163-8" draw:style-name="style7" draw:layer="layout" svg:x="14.354cm" svg:y="10.665cm" svg:width="0.676cm" svg:height="0.270cm" svg:viewBox="0.0 0.0 676.230 270.937" svg:d="M 28847.404 21364.661 L 28847.404 21374.739 C 28844.357 21373.060 28841.290 21371.810 28838.204 21370.989 C 28835.158 21370.130 28832.072 21369.700 28828.947 21369.700 C 28821.954 21369.700 28816.525 21371.927 28812.658 21376.380 C 28808.790 21380.794 28806.857 21387.005 28806.857 21395.013 C 28806.857 21403.021 28808.790 21409.251 28812.658 21413.704 C 28816.525 21418.118 28821.954 21420.325 28828.947 21420.325 C 28832.072 21420.325 28835.158 21419.915 28838.204 21419.095 C 28841.290 21418.236 28844.357 21416.966 28847.404 21415.286 L 28847.404 21425.247 C 28844.396 21426.654 28841.271 21427.708 28838.029 21428.411 C 28834.826 21429.114 28831.408 21429.466 28827.775 21429.466 C 28817.892 21429.466 28810.040 21426.361 28804.220 21420.150 C 28798.400 21413.939 28795.490 21405.560 28795.490 21395.013 C 28795.490 21384.310 28798.419 21375.892 28804.279 21369.759 C 28810.177 21363.626 28818.243 21360.560 28828.478 21360.560 C 28831.798 21360.560 28835.040 21360.911 28838.204 21361.614 C 28841.368 21362.279 28844.435 21363.294 28847.404 21364.661 L 28847.404 21364.661 M 28891.701 21369.700 C 28885.919 21369.700 28881.349 21371.966 28877.990 21376.497 C 28874.630 21380.990 28872.951 21387.161 28872.951 21395.013 C 28872.951 21402.865 28874.611 21409.056 28877.931 21413.587 C 28881.290 21418.079 28885.880 21420.325 28891.701 21420.325 C 28897.443 21420.325 28901.993 21418.060 28905.353 21413.529 C 28908.712 21408.997 28910.392 21402.825 28910.392 21395.013 C 28910.392 21387.240 28908.712 21381.087 28905.353 21376.556 C 28901.993 21371.986 28897.443 21369.700 28891.701 21369.700 L 28891.701 21369.700 M 28891.701 21360.560 C 28901.076 21360.560 28908.439 21363.607 28913.790 21369.700 C 28919.142 21375.794 28921.818 21384.232 28921.818 21395.013 C 28921.818 21405.755 28919.142 21414.193 28913.790 21420.325 C 28908.439 21426.419 28901.076 21429.466 28891.701 21429.466 C 28882.286 21429.466 28874.904 21426.419 28869.552 21420.325 C 28864.240 21414.193 28861.583 21405.755 28861.583 21395.013 C 28861.583 21384.232 28864.240 21375.794 28869.552 21369.700 C 28874.904 21363.607 28882.286 21360.560 28891.701 21360.560 L 28891.701 21360.560 M 28990.724 21374.739 C 28993.419 21369.896 28996.642 21366.322 29000.392 21364.017 C 29004.142 21361.712 29008.556 21360.560 29013.634 21360.560 C 29020.470 21360.560 29025.743 21362.962 29029.454 21367.767 C 29033.165 21372.533 29035.021 21379.329 29035.021 21388.157 L 29035.021 21427.767 L 29024.181 21427.767 L 29024.181 21388.509 C 29024.181 21382.220 29023.068 21377.552 29020.841 21374.505 C 29018.615 21371.458 29015.216 21369.935 29010.646 21369.935 C 29005.060 21369.935 29000.646 21371.790 28997.404 21375.501 C 28994.161 21379.212 28992.540 21384.271 28992.540 21390.677 L 28992.540 21427.767 L 28981.701 21427.767 L 28981.701 21388.509 C 28981.700 21382.181 28980.587 21377.513 28978.361 21374.505 C 28976.134 21371.458 28972.697 21369.935 28968.048 21369.935 C 28962.540 21369.935 28958.165 21371.810 28954.923 21375.560 C 28951.681 21379.271 28950.060 21384.310 28950.060 21390.677 L 28950.060 21427.767 L 28939.220 21427.767 L 28939.220 21362.142 L 28950.060 21362.142 L 28950.060 21372.337 C 28952.521 21368.314 28955.470 21365.345 28958.908 21363.431 C 28962.345 21361.517 28966.427 21360.560 28971.154 21360.560 C 28975.919 21360.560 28979.962 21361.771 28983.283 21364.193 C 28986.642 21366.615 28989.122 21370.130 28990.724 21374.739 L 28990.724 21374.739 M 29112.716 21392.259 L 29112.716 21397.532 L 29063.146 21397.532 C 29063.615 21404.954 29065.841 21410.618 29069.826 21414.525 C 29073.849 21418.392 29079.435 21420.325 29086.583 21420.325 C 29090.724 21420.325 29094.728 21419.818 29098.595 21418.802 C 29102.501 21417.786 29106.368 21416.263 29110.197 21414.232 L 29110.197 21424.427 C 29106.329 21426.068 29102.365 21427.318 29098.302 21428.177 C 29094.240 21429.036 29090.118 21429.466 29085.939 21429.466 C 29075.470 21429.466 29067.169 21426.419 29061.036 21420.325 C 29054.943 21414.232 29051.896 21405.990 29051.896 21395.599 C 29051.896 21384.857 29054.786 21376.341 29060.568 21370.052 C 29066.388 21363.724 29074.220 21360.560 29084.064 21360.560 C 29092.892 21360.560 29099.865 21363.411 29104.982 21369.114 C 29110.138 21374.779 29112.716 21382.493 29112.716 21392.259 L 29112.716 21392.259 M 29101.935 21389.095 C 29101.857 21383.197 29100.197 21378.490 29096.954 21374.974 C 29093.751 21371.458 29089.493 21369.700 29084.181 21369.700 C 29078.165 21369.700 29073.341 21371.400 29069.708 21374.798 C 29066.115 21378.197 29064.044 21382.982 29063.497 21389.154 L 29101.935 21389.095 L 29101.935 21389.095 M 29091.564 21331.790 L 29103.224 21331.790 L 29084.122 21353.822 L 29075.158 21353.822 L 29091.564 21331.790 L 29091.564 21331.790 M 29173.595 21372.103 L 29173.595 21336.595 L 29184.376 21336.595 L 29184.376 21427.767 L 29173.595 21427.767 L 29173.595 21417.923 C 29171.329 21421.829 29168.458 21424.739 29164.982 21426.654 C 29161.544 21428.529 29157.404 21429.466 29152.560 21429.466 C 29144.630 21429.466 29138.165 21426.302 29133.165 21419.974 C 29128.204 21413.646 29125.724 21405.325 29125.724 21395.013 C 29125.724 21384.700 29128.204 21376.380 29133.165 21370.052 C 29138.165 21363.724 29144.630 21360.560 29152.560 21360.560 C 29157.404 21360.560 29161.544 21361.517 29164.982 21363.431 C 29168.458 21365.306 29171.329 21368.197 29173.595 21372.103 L 29173.595 21372.103 M 29136.857 21395.013 C 29136.857 21402.943 29138.478 21409.173 29141.720 21413.704 C 29145.001 21418.197 29149.493 21420.443 29155.197 21420.443 C 29160.900 21420.443 29165.392 21418.197 29168.673 21413.704 C 29171.954 21409.173 29173.595 21402.943 29173.595 21395.013 C 29173.595 21387.083 29171.954 21380.872 29168.673 21376.380 C 29165.392 21371.849 29160.900 21369.583 29155.197 21369.583 C 29149.493 21369.583 29145.001 21371.849 29141.720 21376.380 C 29138.478 21380.872 29136.857 21387.083 29136.857 21395.013 L 29136.857 21395.013 M 29206.583 21362.142 L 29217.365 21362.142 L 29217.365 21427.767 L 29206.583 21427.767 L 29206.583 21362.142 L 29206.583 21362.142 M 29206.583 21336.595 L 29217.365 21336.595 L 29217.365 21350.247 L 29206.583 21350.247 L 29206.583 21336.595 L 29206.583 21336.595 M 29295.997 21392.259 L 29295.997 21397.532 L 29246.427 21397.532 C 29246.896 21404.954 29249.122 21410.618 29253.107 21414.525 C 29257.130 21418.392 29262.716 21420.325 29269.865 21420.325 C 29274.005 21420.325 29278.009 21419.818 29281.876 21418.802 C 29285.783 21417.786 29289.650 21416.263 29293.478 21414.232 L 29293.478 21424.427 C 29289.611 21426.068 29285.646 21427.318 29281.583 21428.177 C 29277.521 21429.036 29273.400 21429.466 29269.220 21429.466 C 29258.751 21429.466 29250.451 21426.419 29244.318 21420.325 C 29238.224 21414.232 29235.177 21405.990 29235.177 21395.599 C 29235.177 21384.857 29238.068 21376.341 29243.849 21370.052 C 29249.669 21363.724 29257.501 21360.560 29267.345 21360.560 C 29276.173 21360.560 29283.146 21363.411 29288.263 21369.114 C 29293.419 21374.779 29295.997 21382.493 29295.997 21392.259 L 29295.997 21392.259 M 29285.216 21389.095 C 29285.138 21383.197 29283.478 21378.490 29280.236 21374.974 C 29277.033 21371.458 29272.775 21369.700 29267.462 21369.700 C 29261.447 21369.700 29256.622 21371.400 29252.990 21374.798 C 29249.396 21378.197 29247.326 21382.982 29246.779 21389.154 L 29285.216 21389.095 L 29285.216 21389.095 M 28748.204 21522.220 C 28746.993 21521.517 28745.665 21521.009 28744.220 21520.697 C 28742.814 21520.345 28741.251 21520.169 28739.533 21520.169 C 28733.439 21520.169 28728.751 21522.161 28725.470 21526.146 C 28722.228 21530.091 28720.607 21535.775 28720.607 21543.197 L 28720.607 21577.767 L 28709.767 21577.767 L 28709.767 21512.142 L 28720.607 21512.142 L 28720.607 21522.337 C 28722.872 21518.353 28725.822 21515.404 28729.454 21513.489 C 28733.087 21511.536 28737.501 21510.560 28742.697 21510.560 C 28743.439 21510.560 28744.259 21510.618 28745.158 21510.736 C 28746.056 21510.814 28747.052 21510.950 28748.146 21511.146 L 28748.204 21522.220 L 28748.204 21522.220 M 28782.482 21519.700 C 28776.701 21519.700 28772.130 21521.966 28768.771 21526.497 C 28765.411 21530.990 28763.732 21537.161 28763.732 21545.013 C 28763.732 21552.865 28765.392 21559.056 28768.712 21563.587 C 28772.072 21568.079 28776.661 21570.325 28782.482 21570.325 C 28788.224 21570.325 28792.775 21568.060 28796.134 21563.529 C 28799.493 21558.997 28801.173 21552.825 28801.173 21545.013 C 28801.173 21537.240 28799.493 21531.087 28796.134 21526.556 C 28792.775 21521.986 28788.224 21519.700 28782.482 21519.700 L 28782.482 21519.700 M 28782.482 21510.560 C 28791.857 21510.560 28799.220 21513.607 28804.572 21519.700 C 28809.923 21525.794 28812.599 21534.232 28812.599 21545.013 C 28812.599 21555.755 28809.923 21564.193 28804.572 21570.325 C 28799.220 21576.419 28791.857 21579.466 28782.482 21579.466 C 28773.068 21579.466 28765.685 21576.419 28760.333 21570.325 C 28755.021 21564.193 28752.365 21555.755 28752.365 21545.013 C 28752.365 21534.232 28755.021 21525.794 28760.333 21519.700 C 28765.685 21513.607 28773.068 21510.560 28782.482 21510.560 L 28782.482 21510.560 M 28881.505 21524.739 C 28884.200 21519.896 28887.423 21516.322 28891.173 21514.017 C 28894.923 21511.712 28899.337 21510.560 28904.415 21510.560 C 28911.251 21510.560 28916.525 21512.962 28920.236 21517.767 C 28923.947 21522.533 28925.802 21529.329 28925.802 21538.157 L 28925.802 21577.767 L 28914.962 21577.767 L 28914.962 21538.509 C 28914.962 21532.220 28913.849 21527.552 28911.622 21524.505 C 28909.396 21521.458 28905.997 21519.935 28901.427 21519.935 C 28895.841 21519.935 28891.427 21521.790 28888.185 21525.501 C 28884.943 21529.212 28883.322 21534.271 28883.322 21540.677 L 28883.322 21577.767 L 28872.482 21577.767 L 28872.482 21538.509 C 28872.482 21532.181 28871.368 21527.513 28869.142 21524.505 C 28866.915 21521.458 28863.478 21519.935 28858.829 21519.935 C 28853.322 21519.935 28848.947 21521.810 28845.704 21525.560 C 28842.462 21529.271 28840.841 21534.310 28840.841 21540.677 L 28840.841 21577.767 L 28830.001 21577.767 L 28830.001 21512.142 L 28840.841 21512.142 L 28840.841 21522.337 C 28843.302 21518.314 28846.251 21515.345 28849.689 21513.431 C 28853.126 21511.517 28857.208 21510.560 28861.935 21510.560 C 28866.701 21510.560 28870.743 21511.771 28874.064 21514.193 C 28877.423 21516.615 28879.904 21520.130 28881.505 21524.739 L 28881.505 21524.739 M 28977.189 21544.779 C 28968.478 21544.779 28962.443 21545.775 28959.083 21547.767 C 28955.724 21549.759 28954.044 21553.157 28954.044 21557.962 C 28954.044 21561.790 28955.294 21564.837 28957.794 21567.103 C 28960.333 21569.329 28963.771 21570.443 28968.107 21570.443 C 28974.083 21570.443 28978.868 21568.333 28982.462 21564.114 C 28986.095 21559.857 28987.911 21554.212 28987.911 21547.181 L 28987.911 21544.779 L 28977.189 21544.779 L 28977.189 21544.779 M 28998.693 21540.325 L 28998.693 21577.767 L 28987.911 21577.767 L 28987.911 21567.806 C 28985.451 21571.790 28982.384 21574.739 28978.712 21576.654 C 28975.040 21578.529 28970.548 21579.466 28965.236 21579.466 C 28958.517 21579.466 28953.165 21577.591 28949.181 21573.841 C 28945.236 21570.052 28943.263 21564.993 28943.263 21558.665 C 28943.263 21551.282 28945.724 21545.716 28950.646 21541.966 C 28955.607 21538.216 28962.990 21536.341 28972.794 21536.341 L 28987.911 21536.341 L 28987.911 21535.286 C 28987.911 21530.325 28986.271 21526.497 28982.990 21523.802 C 28979.747 21521.068 28975.177 21519.700 28969.279 21519.700 C 28965.529 21519.700 28961.876 21520.150 28958.322 21521.048 C 28954.767 21521.947 28951.349 21523.294 28948.068 21525.091 L 28948.068 21515.130 C 28952.013 21513.607 28955.841 21512.474 28959.552 21511.732 C 28963.263 21510.950 28966.876 21510.560 28970.392 21510.560 C 28979.884 21510.560 28986.974 21513.021 28991.661 21517.943 C 28996.349 21522.865 28998.693 21530.325 28998.693 21540.325 L 28998.693 21540.325 M 29075.509 21538.157 L 29075.509 21577.767 L 29064.728 21577.767 L 29064.728 21538.509 C 29064.728 21532.298 29063.517 21527.650 29061.095 21524.564 C 29058.673 21521.478 29055.040 21519.935 29050.197 21519.935 C 29044.376 21519.935 29039.786 21521.790 29036.427 21525.501 C 29033.068 21529.212 29031.388 21534.271 29031.388 21540.677 L 29031.388 21577.767 L 29020.548 21577.767 L 29020.548 21512.142 L 29031.388 21512.142 L 29031.388 21522.337 C 29033.966 21518.392 29036.993 21515.443 29040.470 21513.489 C 29043.986 21511.536 29048.029 21510.560 29052.599 21510.560 C 29060.138 21510.560 29065.841 21512.904 29069.708 21517.591 C 29073.575 21522.240 29075.509 21529.095 29075.509 21538.157 L 29075.509 21538.157 M 29107.794 21493.509 L 29107.794 21512.142 L 29130.001 21512.142 L 29130.001 21520.521 L 29107.794 21520.521 L 29107.794 21556.146 C 29107.794 21561.497 29108.517 21564.935 29109.962 21566.458 C 29111.447 21567.982 29114.435 21568.743 29118.927 21568.743 L 29130.001 21568.743 L 29130.001 21577.767 L 29118.927 21577.767 C 29110.607 21577.767 29104.865 21576.224 29101.701 21573.138 C 29098.536 21570.013 29096.954 21564.349 29096.954 21556.146 L 29096.954 21520.521 L 29089.044 21520.521 L 29089.044 21512.142 L 29096.954 21512.142 L 29096.954 21493.509 L 29107.794 21493.509 L 29107.794 21493.509 M 29144.240 21512.142 L 29155.021 21512.142 L 29155.021 21577.767 L 29144.240 21577.767 L 29144.240 21512.142 L 29144.240 21512.142 M 29144.240 21486.595 L 29155.021 21486.595 L 29155.021 21500.247 L 29144.240 21500.247 L 29144.240 21486.595 L 29144.240 21486.595 M 29183.966 21545.013 C 29183.966 21552.943 29185.587 21559.173 29188.829 21563.704 C 29192.111 21568.197 29196.603 21570.443 29202.306 21570.443 C 29208.009 21570.443 29212.501 21568.197 29215.783 21563.704 C 29219.064 21559.173 29220.704 21552.943 29220.704 21545.013 C 29220.704 21537.083 29219.064 21530.872 29215.783 21526.380 C 29212.501 21521.849 29208.009 21519.583 29202.306 21519.583 C 29196.603 21519.583 29192.111 21521.849 29188.829 21526.380 C 29185.587 21530.872 29183.966 21537.083 29183.966 21545.013 L 29183.966 21545.013 M 29220.704 21567.923 C 29218.439 21571.829 29215.568 21574.739 29212.091 21576.654 C 29208.654 21578.529 29204.513 21579.466 29199.669 21579.466 C 29191.740 21579.466 29185.275 21576.302 29180.275 21569.974 C 29175.314 21563.646 29172.833 21555.325 29172.833 21545.013 C 29172.833 21534.700 29175.314 21526.380 29180.275 21520.052 C 29185.275 21513.724 29191.740 21510.560 29199.669 21510.560 C 29204.513 21510.560 29208.654 21511.517 29212.091 21513.431 C 29215.568 21515.306 29218.439 21518.197 29220.704 21522.103 L 29220.704 21512.142 L 29231.486 21512.142 L 29231.486 21602.728 L 29220.704 21602.728 L 29220.704 21567.923 L 29220.704 21567.923 M 29252.579 21551.868 L 29252.579 21512.142 L 29263.361 21512.142 L 29263.361 21551.458 C 29263.361 21557.669 29264.572 21562.337 29266.994 21565.462 C 29269.415 21568.548 29273.048 21570.091 29277.892 21570.091 C 29283.712 21570.091 29288.302 21568.236 29291.661 21564.525 C 29295.060 21560.814 29296.759 21555.755 29296.759 21549.349 L 29296.759 21512.142 L 29307.540 21512.142 L 29307.540 21577.767 L 29296.759 21577.767 L 29296.759 21567.689 C 29294.142 21571.673 29291.095 21574.642 29287.619 21576.595 C 29284.181 21578.509 29280.177 21579.466 29275.607 21579.466 C 29268.068 21579.466 29262.345 21577.122 29258.439 21572.435 C 29254.533 21567.747 29252.579 21560.892 29252.579 21551.868 L 29252.579 21551.868 M 29279.708 21510.560 L 29279.708 21510.560 L 29279.708 21510.560 M 29385.997 21542.259 L 29385.997 21547.532 L 29336.427 21547.532 C 29336.896 21554.954 29339.122 21560.618 29343.107 21564.525 C 29347.130 21568.392 29352.716 21570.325 29359.865 21570.325 C 29364.005 21570.325 29368.009 21569.818 29371.876 21568.802 C 29375.783 21567.786 29379.650 21566.263 29383.478 21564.232 L 29383.478 21574.427 C 29379.611 21576.068 29375.646 21577.318 29371.583 21578.177 C 29367.521 21579.036 29363.400 21579.466 29359.220 21579.466 C 29348.751 21579.466 29340.451 21576.419 29334.318 21570.325 C 29328.224 21564.232 29325.177 21555.990 29325.177 21545.599 C 29325.177 21534.857 29328.068 21526.341 29333.849 21520.052 C 29339.669 21513.724 29347.501 21510.560 29357.345 21510.560 C 29366.173 21510.560 29373.146 21513.411 29378.263 21519.114 C 29383.419 21524.779 29385.997 21532.493 29385.997 21542.259 L 29385.997 21542.259 M 29375.216 21539.095 C 29375.138 21533.197 29373.478 21528.490 29370.236 21524.974 C 29367.033 21521.458 29362.775 21519.700 29357.462 21519.700 C 29351.447 21519.700 29346.622 21521.400 29342.990 21524.798 C 29339.396 21528.197 29337.326 21532.982 29336.779 21539.154 L 29375.216 21539.095 L 29375.216 21539.095 ">
            <!-- 377 nodes -->
          </draw:path>
          <draw:path id="path3031-70-2" draw:style-name="style6" draw:layer="layout" svg:x="15.780cm" svg:y="8.116cm" svg:width="0.974cm" svg:height="0.949cm" svg:viewBox="0.0 0.0 974.999 949.999" svg:d="M 32535.750 16707.120 C 32535.750 16969.455 32317.489 17182.120 32048.250 17182.120 C 31779.011 17182.120 31560.750 16969.455 31560.750 16707.120 C 31560.750 16444.785 31779.011 16232.120 32048.250 16232.120 C 32317.489 16232.120 32535.750 16444.785 32535.750 16707.120 L 32535.750 16707.120 Z">
            <!-- 6 nodes -->
          </draw:path>
          <draw:path id="text3163-9" draw:style-name="style7" draw:layer="layout" svg:x="16.007cm" svg:y="8.450cm" svg:width="0.518cm" svg:height="0.247cm" svg:viewBox="0.0 0.0 518.496 247.675" svg:d="M 32074.416 16934.650 L 32074.416 16944.728 C 32071.369 16943.048 32068.303 16941.798 32065.217 16940.978 C 32062.170 16940.119 32059.084 16939.689 32055.959 16939.689 C 32048.967 16939.689 32043.537 16941.915 32039.670 16946.369 C 32035.803 16950.783 32033.869 16956.994 32033.869 16965.001 C 32033.869 16973.009 32035.803 16979.240 32039.670 16983.693 C 32043.537 16988.107 32048.967 16990.314 32055.959 16990.314 C 32059.084 16990.314 32062.170 16989.904 32065.217 16989.083 C 32068.303 16988.224 32071.369 16986.954 32074.416 16985.275 L 32074.416 16995.236 C 32071.408 16996.642 32068.283 16997.697 32065.041 16998.400 C 32061.838 16999.103 32058.420 16999.454 32054.787 16999.454 C 32044.904 16999.454 32037.053 16996.349 32031.232 16990.138 C 32025.412 16983.927 32022.502 16975.548 32022.502 16965.001 C 32022.502 16954.298 32025.432 16945.880 32031.291 16939.747 C 32037.189 16933.615 32045.256 16930.548 32055.490 16930.548 C 32058.810 16930.548 32062.053 16930.900 32065.217 16931.603 C 32068.381 16932.267 32071.447 16933.283 32074.416 16934.650 L 32074.416 16934.650 M 32118.713 16939.689 C 32112.932 16939.689 32108.361 16941.955 32105.002 16946.486 C 32101.643 16950.978 32099.963 16957.150 32099.963 16965.001 C 32099.963 16972.853 32101.623 16979.044 32104.943 16983.576 C 32108.303 16988.068 32112.893 16990.314 32118.713 16990.314 C 32124.455 16990.314 32129.006 16988.048 32132.365 16983.517 C 32135.725 16978.986 32137.404 16972.814 32137.404 16965.001 C 32137.404 16957.228 32135.725 16951.076 32132.365 16946.544 C 32129.006 16941.974 32124.455 16939.689 32118.713 16939.689 L 32118.713 16939.689 M 32118.713 16930.548 C 32128.088 16930.548 32135.451 16933.595 32140.803 16939.689 C 32146.154 16945.783 32148.830 16954.220 32148.830 16965.001 C 32148.830 16975.744 32146.154 16984.181 32140.803 16990.314 C 32135.451 16996.408 32128.088 16999.454 32118.713 16999.454 C 32109.299 16999.454 32101.916 16996.408 32096.564 16990.314 C 32091.252 16984.181 32088.596 16975.744 32088.596 16965.001 C 32088.596 16954.220 32091.252 16945.783 32096.564 16939.689 C 32101.916 16933.595 32109.299 16930.548 32118.713 16930.548 L 32118.713 16930.548 M 32217.736 16944.728 C 32220.432 16939.884 32223.654 16936.310 32227.404 16934.005 C 32231.154 16931.701 32235.568 16930.548 32240.646 16930.548 C 32247.482 16930.548 32252.756 16932.951 32256.467 16937.755 C 32260.178 16942.521 32262.033 16949.318 32262.033 16958.146 L 32262.033 16997.755 L 32251.193 16997.755 L 32251.193 16958.497 C 32251.193 16952.208 32250.080 16947.540 32247.854 16944.494 C 32245.627 16941.447 32242.228 16939.923 32237.658 16939.923 C 32232.072 16939.923 32227.658 16941.779 32224.416 16945.490 C 32221.174 16949.201 32219.553 16954.259 32219.553 16960.665 L 32219.553 16997.755 L 32208.713 16997.755 L 32208.713 16958.497 C 32208.713 16952.169 32207.600 16947.501 32205.373 16944.494 C 32203.146 16941.447 32199.709 16939.923 32195.061 16939.923 C 32189.553 16939.923 32185.178 16941.798 32181.936 16945.548 C 32178.693 16949.259 32177.072 16954.298 32177.072 16960.665 L 32177.072 16997.755 L 32166.232 16997.755 L 32166.232 16932.130 L 32177.072 16932.130 L 32177.072 16942.326 C 32179.533 16938.302 32182.482 16935.333 32185.920 16933.419 C 32189.357 16931.505 32193.439 16930.548 32198.166 16930.548 C 32202.932 16930.548 32206.975 16931.759 32210.295 16934.181 C 32213.654 16936.603 32216.135 16940.119 32217.736 16944.728 L 32217.736 16944.728 M 32339.729 16962.247 L 32339.729 16967.521 L 32290.158 16967.521 C 32290.627 16974.943 32292.853 16980.607 32296.838 16984.513 C 32300.861 16988.380 32306.447 16990.314 32313.596 16990.314 C 32317.736 16990.314 32321.740 16989.806 32325.607 16988.790 C 32329.514 16987.775 32333.381 16986.251 32337.209 16984.220 L 32337.209 16994.415 C 32333.342 16996.056 32329.377 16997.306 32325.314 16998.165 C 32321.252 16999.025 32317.131 16999.454 32312.951 16999.454 C 32302.482 16999.454 32294.182 16996.408 32288.049 16990.314 C 32281.955 16984.220 32278.908 16975.978 32278.908 16965.587 C 32278.908 16954.845 32281.799 16946.330 32287.580 16940.040 C 32293.400 16933.712 32301.232 16930.548 32311.076 16930.548 C 32319.904 16930.548 32326.877 16933.400 32331.994 16939.103 C 32337.150 16944.767 32339.728 16952.482 32339.729 16962.247 L 32339.729 16962.247 M 32328.947 16959.083 C 32328.869 16953.185 32327.209 16948.478 32323.967 16944.962 C 32320.764 16941.447 32316.506 16939.689 32311.193 16939.689 C 32305.178 16939.689 32300.353 16941.388 32296.721 16944.786 C 32293.127 16948.185 32291.057 16952.970 32290.510 16959.142 L 32328.947 16959.083 L 32328.947 16959.083 M 32318.576 16901.779 L 32330.236 16901.779 L 32311.135 16923.810 L 32302.170 16923.810 L 32318.576 16901.779 L 32318.576 16901.779 M 32400.607 16942.091 L 32400.607 16906.583 L 32411.389 16906.583 L 32411.389 16997.755 L 32400.607 16997.755 L 32400.607 16987.911 C 32398.342 16991.818 32395.471 16994.728 32391.994 16996.642 C 32388.557 16998.517 32384.416 16999.454 32379.572 16999.454 C 32371.643 16999.454 32365.178 16996.290 32360.178 16989.962 C 32355.217 16983.634 32352.736 16975.314 32352.736 16965.001 C 32352.736 16954.689 32355.217 16946.369 32360.178 16940.040 C 32365.178 16933.712 32371.643 16930.548 32379.572 16930.548 C 32384.416 16930.548 32388.557 16931.505 32391.994 16933.419 C 32395.471 16935.294 32398.342 16938.185 32400.607 16942.091 L 32400.607 16942.091 M 32363.869 16965.001 C 32363.869 16972.931 32365.490 16979.162 32368.732 16983.693 C 32372.014 16988.185 32376.506 16990.431 32382.209 16990.431 C 32387.912 16990.431 32392.404 16988.185 32395.686 16983.693 C 32398.967 16979.162 32400.607 16972.931 32400.607 16965.001 C 32400.607 16957.072 32398.967 16950.861 32395.686 16946.369 C 32392.404 16941.837 32387.912 16939.572 32382.209 16939.572 C 32376.506 16939.572 32372.014 16941.837 32368.732 16946.369 C 32365.490 16950.861 32363.869 16957.072 32363.869 16965.001 L 32363.869 16965.001 M 32433.596 16932.130 L 32444.377 16932.130 L 32444.377 16997.755 L 32433.596 16997.755 L 32433.596 16932.130 L 32433.596 16932.130 M 32433.596 16906.583 L 32444.377 16906.583 L 32444.377 16920.236 L 32433.596 16920.236 L 32433.596 16906.583 L 32433.596 16906.583 M 32523.010 16962.247 L 32523.010 16967.521 L 32473.439 16967.521 C 32473.908 16974.943 32476.135 16980.607 32480.119 16984.513 C 32484.143 16988.380 32489.728 16990.314 32496.877 16990.314 C 32501.018 16990.314 32505.021 16989.806 32508.889 16988.790 C 32512.795 16987.775 32516.662 16986.251 32520.490 16984.220 L 32520.490 16994.415 C 32516.623 16996.056 32512.658 16997.306 32508.596 16998.165 C 32504.533 16999.025 32500.412 16999.454 32496.232 16999.454 C 32485.764 16999.454 32477.463 16996.408 32471.330 16990.314 C 32465.236 16984.220 32462.189 16975.978 32462.189 16965.587 C 32462.189 16954.845 32465.080 16946.330 32470.861 16940.040 C 32476.682 16933.712 32484.514 16930.548 32494.357 16930.548 C 32503.185 16930.548 32510.158 16933.400 32515.275 16939.103 C 32520.432 16944.767 32523.010 16952.482 32523.010 16962.247 L 32523.010 16962.247 M 32512.229 16959.083 C 32512.150 16953.185 32510.490 16948.478 32507.248 16944.962 C 32504.045 16941.447 32499.787 16939.689 32494.475 16939.689 C 32488.459 16939.689 32483.635 16941.388 32480.002 16944.786 C 32476.408 16948.185 32474.338 16952.970 32473.791 16959.142 L 32512.229 16959.083 L 32512.229 16959.083 M 32067.150 17094.728 C 32069.846 17089.884 32073.068 17086.310 32076.818 17084.005 C 32080.568 17081.701 32084.982 17080.548 32090.061 17080.548 C 32096.896 17080.548 32102.170 17082.951 32105.881 17087.755 C 32109.592 17092.521 32111.447 17099.318 32111.447 17108.146 L 32111.447 17147.755 L 32100.607 17147.755 L 32100.607 17108.497 C 32100.607 17102.208 32099.494 17097.540 32097.268 17094.494 C 32095.041 17091.447 32091.642 17089.923 32087.072 17089.923 C 32081.486 17089.923 32077.072 17091.779 32073.830 17095.490 C 32070.588 17099.201 32068.967 17104.259 32068.967 17110.665 L 32068.967 17147.755 L 32058.127 17147.755 L 32058.127 17108.497 C 32058.127 17102.169 32057.014 17097.501 32054.787 17094.494 C 32052.560 17091.447 32049.123 17089.923 32044.475 17089.923 C 32038.967 17089.923 32034.592 17091.798 32031.350 17095.548 C 32028.107 17099.259 32026.486 17104.298 32026.486 17110.665 L 32026.486 17147.755 L 32015.646 17147.755 L 32015.646 17082.130 L 32026.486 17082.130 L 32026.486 17092.326 C 32028.947 17088.302 32031.896 17085.333 32035.334 17083.419 C 32038.771 17081.505 32042.853 17080.548 32047.580 17080.548 C 32052.346 17080.548 32056.389 17081.759 32059.709 17084.181 C 32063.068 17086.603 32065.549 17090.119 32067.150 17094.728 L 32067.150 17094.728 M 32131.896 17121.857 L 32131.896 17082.130 L 32142.678 17082.130 L 32142.678 17121.447 C 32142.678 17127.658 32143.889 17132.326 32146.311 17135.451 C 32148.732 17138.536 32152.365 17140.079 32157.209 17140.079 C 32163.029 17140.079 32167.619 17138.224 32170.979 17134.513 C 32174.377 17130.802 32176.076 17125.744 32176.076 17119.337 L 32176.076 17082.130 L 32186.857 17082.130 L 32186.857 17147.755 L 32176.076 17147.755 L 32176.076 17137.677 C 32173.459 17141.661 32170.412 17144.630 32166.936 17146.583 C 32163.498 17148.497 32159.494 17149.454 32154.924 17149.454 C 32147.385 17149.454 32141.662 17147.111 32137.756 17142.423 C 32133.850 17137.736 32131.896 17130.880 32131.896 17121.857 L 32131.896 17121.857 M 32159.025 17080.548 L 32159.025 17080.548 L 32159.025 17080.548 M 32251.018 17084.064 L 32251.018 17094.259 C 32247.971 17092.697 32244.807 17091.525 32241.525 17090.744 C 32238.244 17089.962 32234.846 17089.572 32231.330 17089.572 C 32225.978 17089.572 32221.955 17090.392 32219.260 17092.033 C 32216.603 17093.673 32215.275 17096.134 32215.275 17099.415 C 32215.275 17101.915 32216.232 17103.888 32218.146 17105.333 C 32220.061 17106.740 32223.908 17108.087 32229.689 17109.376 L 32233.381 17110.197 C 32241.037 17111.837 32246.467 17114.162 32249.670 17117.169 C 32252.912 17120.138 32254.533 17124.298 32254.533 17129.650 C 32254.533 17135.744 32252.111 17140.568 32247.268 17144.122 C 32242.463 17147.677 32235.842 17149.454 32227.404 17149.454 C 32223.889 17149.454 32220.217 17149.103 32216.389 17148.400 C 32212.600 17147.736 32208.596 17146.720 32204.377 17145.353 L 32204.377 17134.220 C 32208.361 17136.290 32212.287 17137.853 32216.154 17138.908 C 32220.021 17139.923 32223.850 17140.431 32227.639 17140.431 C 32232.717 17140.431 32236.623 17139.572 32239.357 17137.853 C 32242.092 17136.095 32243.459 17133.634 32243.459 17130.470 C 32243.459 17127.540 32242.463 17125.294 32240.471 17123.732 C 32238.518 17122.169 32234.201 17120.665 32227.521 17119.220 L 32223.771 17118.341 C 32217.092 17116.935 32212.268 17114.787 32209.299 17111.896 C 32206.330 17108.966 32204.846 17104.962 32204.846 17099.884 C 32204.846 17093.712 32207.033 17088.947 32211.408 17085.587 C 32215.783 17082.228 32221.994 17080.548 32230.041 17080.548 C 32234.025 17080.548 32237.775 17080.841 32241.291 17081.427 C 32244.807 17082.013 32248.049 17082.892 32251.018 17084.064 L 32251.018 17084.064 M 32271.760 17082.130 L 32282.541 17082.130 L 32282.541 17147.755 L 32271.760 17147.755 L 32271.760 17082.130 L 32271.760 17082.130 M 32271.760 17056.583 L 32282.541 17056.583 L 32282.541 17070.236 L 32271.760 17070.236 L 32271.760 17056.583 L 32271.760 17056.583 M 32352.268 17084.650 L 32352.268 17094.728 C 32349.221 17093.048 32346.154 17091.798 32343.068 17090.978 C 32340.021 17090.119 32336.935 17089.689 32333.811 17089.689 C 32326.818 17089.689 32321.389 17091.915 32317.521 17096.369 C 32313.654 17100.783 32311.721 17106.994 32311.721 17115.001 C 32311.721 17123.009 32313.654 17129.240 32317.521 17133.693 C 32321.389 17138.107 32326.818 17140.314 32333.811 17140.314 C 32336.935 17140.314 32340.021 17139.904 32343.068 17139.083 C 32346.154 17138.224 32349.221 17136.954 32352.268 17135.275 L 32352.268 17145.236 C 32349.260 17146.642 32346.135 17147.697 32342.893 17148.400 C 32339.689 17149.103 32336.271 17149.454 32332.639 17149.454 C 32322.756 17149.454 32314.904 17146.349 32309.084 17140.138 C 32303.264 17133.927 32300.353 17125.548 32300.354 17115.001 C 32300.353 17104.298 32303.283 17095.880 32309.143 17089.747 C 32315.041 17083.615 32323.107 17080.548 32333.342 17080.548 C 32336.662 17080.548 32339.904 17080.900 32343.068 17081.603 C 32346.232 17082.267 32349.299 17083.283 32352.268 17084.650 L 32352.268 17084.650 M 32400.959 17114.767 C 32392.248 17114.767 32386.213 17115.763 32382.854 17117.755 C 32379.494 17119.747 32377.814 17123.146 32377.814 17127.951 C 32377.814 17131.779 32379.064 17134.826 32381.564 17137.091 C 32384.103 17139.318 32387.541 17140.431 32391.877 17140.431 C 32397.853 17140.431 32402.639 17138.322 32406.232 17134.103 C 32409.865 17129.845 32411.682 17124.201 32411.682 17117.169 L 32411.682 17114.767 L 32400.959 17114.767 L 32400.959 17114.767 M 32422.463 17110.314 L 32422.463 17147.755 L 32411.682 17147.755 L 32411.682 17137.794 C 32409.221 17141.779 32406.154 17144.728 32402.482 17146.642 C 32398.810 17148.517 32394.318 17149.454 32389.006 17149.454 C 32382.287 17149.454 32376.936 17147.579 32372.951 17143.829 C 32369.006 17140.040 32367.033 17134.982 32367.033 17128.654 C 32367.033 17121.271 32369.494 17115.704 32374.416 17111.954 C 32379.377 17108.204 32386.760 17106.329 32396.564 17106.329 L 32411.682 17106.329 L 32411.682 17105.275 C 32411.682 17100.314 32410.041 17096.486 32406.760 17093.790 C 32403.518 17091.056 32398.947 17089.689 32393.049 17089.689 C 32389.299 17089.689 32385.646 17090.138 32382.092 17091.036 C 32378.537 17091.935 32375.119 17093.283 32371.838 17095.079 L 32371.838 17085.119 C 32375.783 17083.595 32379.611 17082.462 32383.322 17081.720 C 32387.033 17080.939 32390.646 17080.548 32394.162 17080.548 C 32403.654 17080.548 32410.744 17083.009 32415.432 17087.931 C 32420.119 17092.853 32422.463 17100.314 32422.463 17110.314 L 32422.463 17110.314 M 32444.729 17056.583 L 32455.510 17056.583 L 32455.510 17147.755 L 32444.729 17147.755 L 32444.729 17056.583 L 32444.729 17056.583 M 32534.143 17112.247 L 32534.143 17117.521 L 32484.572 17117.521 C 32485.041 17124.943 32487.268 17130.607 32491.252 17134.513 C 32495.275 17138.380 32500.861 17140.314 32508.010 17140.314 C 32512.150 17140.314 32516.154 17139.806 32520.021 17138.790 C 32523.928 17137.775 32527.795 17136.251 32531.623 17134.220 L 32531.623 17144.415 C 32527.756 17146.056 32523.791 17147.306 32519.729 17148.165 C 32515.666 17149.025 32511.545 17149.454 32507.365 17149.454 C 32496.896 17149.454 32488.596 17146.408 32482.463 17140.314 C 32476.369 17134.220 32473.322 17125.978 32473.322 17115.587 C 32473.322 17104.845 32476.213 17096.330 32481.994 17090.040 C 32487.814 17083.712 32495.646 17080.548 32505.490 17080.548 C 32514.318 17080.548 32521.291 17083.400 32526.408 17089.103 C 32531.564 17094.767 32534.142 17102.482 32534.143 17112.247 L 32534.143 17112.247 M 32523.361 17109.083 C 32523.283 17103.185 32521.623 17098.478 32518.381 17094.962 C 32515.178 17091.447 32510.920 17089.689 32505.607 17089.689 C 32499.592 17089.689 32494.768 17091.388 32491.135 17094.786 C 32487.541 17098.185 32485.471 17102.970 32484.924 17109.142 L 32523.361 17109.083 L 32523.361 17109.083 ">
            <!-- 334 nodes -->
          </draw:path>
          <draw:path id="path3023-8-0" draw:style-name="style8" draw:layer="layout" svg:x="13.880cm" svg:y="5.136cm" svg:width="1.650cm" svg:height="1.650cm" svg:viewBox="0.0 0.0 1650.000 1650.000" svg:d="M 29410.438 11097.665 C 29410.438 11553.300 29041.073 11922.665 28585.438 11922.665 C 28129.803 11922.665 27760.438 11553.300 27760.438 11097.665 C 27760.438 10642.030 28129.803 10272.665 28585.438 10272.665 C 29041.073 10272.665 29410.438 10642.030 29410.438 11097.665 L 29410.438 11097.665 Z">
            <!-- 6 nodes -->
          </draw:path>
          <draw:path id="text3141-4" draw:style-name="style3" draw:layer="layout" svg:x="14.050cm" svg:y="5.814cm" svg:width="1.332cm" svg:height="0.223cm" svg:viewBox="0.0 0.0 1332.692 223.352" svg:d="M 28187.741 11762.087 C 28165.629 11762.087 28150.309 11764.675 28141.781 11769.852 C 28133.253 11775.029 28128.989 11783.859 28128.990 11796.344 C 28128.989 11806.291 28132.163 11814.208 28138.509 11820.095 C 28144.954 11825.881 28153.680 11828.773 28164.687 11828.773 C 28179.858 11828.773 28192.005 11823.292 28201.127 11812.330 C 28210.349 11801.267 28214.960 11786.600 28214.960 11768.329 L 28214.960 11762.087 L 28187.741 11762.087 L 28187.741 11762.087 M 28242.328 11750.516 L 28242.328 11847.805 L 28214.960 11847.805 L 28214.960 11821.922 C 28208.713 11832.275 28200.929 11839.938 28191.608 11844.912 C 28182.287 11849.784 28170.884 11852.220 28157.398 11852.220 C 28140.343 11852.220 28126.758 11847.348 28116.644 11837.604 C 28106.629 11827.758 28101.622 11814.614 28101.622 11798.171 C 28101.622 11778.987 28107.869 11764.523 28120.363 11754.779 C 28132.956 11745.035 28151.697 11740.163 28176.586 11740.163 L 28214.960 11740.163 L 28214.960 11737.422 C 28214.960 11724.532 28210.795 11714.585 28202.466 11707.581 C 28194.236 11700.476 28182.634 11696.924 28167.661 11696.923 C 28158.142 11696.924 28148.871 11698.091 28139.847 11700.425 C 28130.824 11702.760 28122.148 11706.262 28113.818 11710.931 L 28113.818 11685.048 C 28123.833 11681.090 28133.551 11678.146 28142.971 11676.217 C 28152.391 11674.187 28161.563 11673.172 28170.487 11673.172 C 28194.583 11673.172 28212.580 11679.567 28224.479 11692.356 C 28236.378 11705.145 28242.328 11724.532 28242.328 11750.516 L 28242.328 11750.516 M 28279.215 11677.283 L 28308.219 11677.283 L 28360.277 11820.399 L 28412.335 11677.283 L 28441.339 11677.283 L 28378.869 11847.805 L 28341.685 11847.805 L 28279.215 11677.283 L 28279.215 11677.283 M 28621.610 11755.540 L 28621.610 11769.243 L 28495.777 11769.243 C 28496.967 11788.528 28502.619 11803.246 28512.733 11813.396 C 28522.947 11823.444 28537.126 11828.469 28555.273 11828.469 C 28565.783 11828.469 28575.947 11827.149 28585.764 11824.510 C 28595.680 11821.871 28605.496 11817.913 28615.214 11812.635 L 28615.214 11839.126 C 28605.397 11843.389 28595.332 11846.637 28585.020 11848.870 C 28574.708 11851.103 28564.246 11852.220 28553.636 11852.220 C 28527.062 11852.220 28505.991 11844.303 28490.423 11828.469 C 28474.954 11812.635 28467.220 11791.218 28467.220 11764.219 C 28467.220 11736.306 28474.557 11714.179 28489.233 11697.837 C 28504.007 11681.394 28523.889 11673.172 28548.877 11673.172 C 28571.287 11673.172 28588.986 11680.582 28601.976 11695.401 C 28615.065 11710.119 28621.610 11730.165 28621.610 11755.540 L 28621.610 11755.540 M 28594.242 11747.319 C 28594.043 11731.992 28589.829 11719.761 28581.599 11710.626 C 28573.468 11701.491 28562.660 11696.924 28549.174 11696.923 C 28533.904 11696.924 28521.658 11701.339 28512.436 11710.169 C 28503.313 11719.000 28498.058 11731.434 28496.670 11747.471 L 28594.242 11747.319 L 28594.242 11747.319 M 28805.004 11744.883 L 28805.004 11847.805 L 28777.636 11847.805 L 28777.636 11745.796 C 28777.636 11729.658 28774.562 11717.579 28768.414 11709.560 C 28762.266 11701.542 28753.044 11697.533 28740.749 11697.533 C 28725.974 11697.533 28714.323 11702.354 28705.795 11711.996 C 28697.268 11721.639 28693.004 11734.783 28693.004 11751.430 L 28693.004 11847.805 L 28665.487 11847.805 L 28665.487 11677.283 L 28693.004 11677.283 L 28693.004 11703.775 C 28699.548 11693.523 28707.233 11685.860 28716.058 11680.785 C 28724.982 11675.710 28735.245 11673.172 28746.847 11673.172 C 28765.985 11673.172 28780.462 11679.262 28790.279 11691.442 C 28800.095 11703.521 28805.003 11721.335 28805.004 11744.883 L 28805.004 11744.883 M 28886.958 11628.867 L 28886.958 11677.283 L 28943.330 11677.283 L 28943.330 11699.055 L 28886.958 11699.055 L 28886.958 11791.624 C 28886.958 11805.530 28888.793 11814.462 28892.462 11818.420 C 28896.229 11822.379 28903.815 11824.358 28915.218 11824.358 L 28943.330 11824.358 L 28943.330 11847.805 L 28915.218 11847.805 C 28894.098 11847.805 28879.521 11843.795 28871.489 11835.777 C 28863.458 11827.657 28859.442 11812.939 28859.442 11791.624 L 28859.442 11699.055 L 28839.362 11699.055 L 28839.362 11677.283 L 28859.442 11677.283 L 28859.442 11628.867 L 28886.958 11628.867 L 28886.958 11628.867 M 28976.647 11780.510 L 28976.647 11677.283 L 29004.015 11677.283 L 29004.015 11779.444 C 29004.015 11795.583 29007.089 11807.712 29013.237 11815.832 C 29019.385 11823.850 29028.606 11827.860 29040.902 11827.860 C 29055.677 11827.860 29067.328 11823.038 29075.855 11813.396 C 29084.482 11803.753 29088.796 11790.609 29088.796 11773.963 L 29088.796 11677.283 L 29116.163 11677.283 L 29116.163 11847.805 L 29088.796 11847.805 L 29088.796 11821.617 C 29082.152 11831.971 29074.418 11839.685 29065.593 11844.760 C 29056.866 11849.733 29046.703 11852.220 29035.101 11852.220 C 29015.964 11852.220 29001.437 11846.130 28991.521 11833.950 C 28981.605 11821.770 28976.647 11803.956 28976.647 11780.510 L 28976.647 11780.510 M 29045.513 11673.172 L 29045.513 11673.172 L 29045.513 11673.172 M 29269.364 11703.470 C 29266.289 11701.643 29262.918 11700.324 29259.249 11699.512 C 29255.679 11698.598 29251.713 11698.142 29247.350 11698.142 C 29231.881 11698.142 29219.982 11703.318 29211.653 11713.671 C 29203.423 11723.923 29199.308 11738.691 29199.308 11757.976 L 29199.308 11847.805 L 29171.791 11847.805 L 29171.791 11677.283 L 29199.308 11677.283 L 29199.308 11703.775 C 29205.059 11693.422 29212.546 11685.759 29221.767 11680.785 C 29230.989 11675.710 29242.194 11673.172 29255.382 11673.172 C 29257.266 11673.172 29259.348 11673.325 29261.629 11673.629 C 29263.910 11673.832 29266.438 11674.187 29269.215 11674.695 L 29269.364 11703.470 L 29269.364 11703.470 M 29434.314 11755.540 L 29434.314 11769.243 L 29308.482 11769.243 C 29309.671 11788.528 29315.324 11803.246 29325.438 11813.396 C 29335.651 11823.444 29349.831 11828.469 29367.977 11828.469 C 29378.488 11828.469 29388.651 11827.149 29398.468 11824.510 C 29408.384 11821.871 29418.201 11817.913 29427.918 11812.635 L 29427.918 11839.126 C 29418.101 11843.389 29408.037 11846.637 29397.724 11848.870 C 29387.412 11851.103 29376.951 11852.220 29366.341 11852.220 C 29339.766 11852.220 29318.695 11844.303 29303.127 11828.469 C 29287.658 11812.635 29279.924 11791.218 29279.924 11764.219 C 29279.924 11736.306 29287.262 11714.179 29301.937 11697.837 C 29316.712 11681.394 29336.593 11673.172 29361.581 11673.172 C 29383.991 11673.172 29401.691 11680.582 29414.681 11695.401 C 29427.769 11710.119 29434.314 11730.165 29434.314 11755.540 L 29434.314 11755.540 M 29406.946 11747.319 C 29406.748 11731.992 29402.533 11719.761 29394.303 11710.626 C 29386.172 11701.491 29375.364 11696.924 29361.879 11696.923 C 29346.608 11696.924 29334.362 11701.339 29325.140 11710.169 C 29316.018 11719.000 29310.762 11731.434 29309.374 11747.471 L 29406.946 11747.319 L 29406.946 11747.319 ">
            <!-- 164 nodes -->
          </draw:path>
          <draw:path id="path3031-70-2-2" draw:style-name="style9" draw:layer="layout" svg:x="15.861cm" svg:y="5.461cm" svg:width="0.974cm" svg:height="0.949cm" svg:viewBox="0.0 0.0 974.999 949.999" svg:d="M 32697.039 11397.582 C 32697.039 11659.917 32478.778 11872.582 32209.539 11872.582 C 31940.300 11872.582 31722.039 11659.917 31722.039 11397.582 C 31722.039 11135.247 31940.300 10922.582 32209.539 10922.582 C 32478.778 10922.582 32697.039 11135.247 32697.039 11397.582 L 32697.039 11397.582 Z">
            <!-- 6 nodes -->
          </draw:path>
          <draw:path id="text3163-9-2" draw:style-name="style7" draw:layer="layout" svg:x="16.127cm" svg:y="5.807cm" svg:width="0.442cm" svg:height="0.259cm" svg:viewBox="0.0 0.0 442.207 259.218" svg:d="M 32307.249 11636.831 L 32307.249 11646.909 C 32304.202 11645.229 32301.136 11643.979 32298.050 11643.159 C 32295.003 11642.300 32291.917 11641.870 32288.792 11641.870 C 32281.800 11641.870 32276.370 11644.097 32272.503 11648.550 C 32268.636 11652.964 32266.702 11659.175 32266.702 11667.182 C 32266.702 11675.190 32268.636 11681.421 32272.503 11685.874 C 32276.370 11690.288 32281.800 11692.495 32288.792 11692.495 C 32291.917 11692.495 32295.003 11692.085 32298.050 11691.264 C 32301.136 11690.405 32304.202 11689.136 32307.249 11687.456 L 32307.249 11697.417 C 32304.241 11698.823 32301.116 11699.878 32297.874 11700.581 C 32294.671 11701.284 32291.253 11701.636 32287.620 11701.636 C 32277.738 11701.636 32269.886 11698.530 32264.066 11692.319 C 32258.245 11686.108 32255.335 11677.729 32255.335 11667.182 C 32255.335 11656.479 32258.265 11648.061 32264.124 11641.929 C 32270.023 11635.796 32278.089 11632.729 32288.323 11632.729 C 32291.644 11632.729 32294.886 11633.081 32298.050 11633.784 C 32301.214 11634.448 32304.280 11635.464 32307.249 11636.831 L 32307.249 11636.831 M 32355.941 11666.948 C 32347.230 11666.948 32341.195 11667.944 32337.835 11669.936 C 32334.476 11671.929 32332.796 11675.327 32332.796 11680.132 C 32332.796 11683.960 32334.046 11687.007 32336.546 11689.272 C 32339.085 11691.499 32342.523 11692.612 32346.859 11692.612 C 32352.835 11692.612 32357.620 11690.503 32361.214 11686.284 C 32364.847 11682.026 32366.663 11676.382 32366.663 11669.350 L 32366.663 11666.948 L 32355.941 11666.948 L 32355.941 11666.948 M 32377.445 11662.495 L 32377.445 11699.936 L 32366.663 11699.936 L 32366.663 11689.975 C 32364.202 11693.960 32361.136 11696.909 32357.464 11698.823 C 32353.792 11700.698 32349.300 11701.636 32343.988 11701.636 C 32337.269 11701.636 32331.917 11699.761 32327.933 11696.011 C 32323.988 11692.221 32322.015 11687.163 32322.015 11680.835 C 32322.015 11673.452 32324.476 11667.886 32329.398 11664.136 C 32334.359 11660.386 32341.741 11658.511 32351.546 11658.511 L 32366.663 11658.511 L 32366.663 11657.456 C 32366.663 11652.495 32365.023 11648.667 32361.741 11645.971 C 32358.499 11643.237 32353.929 11641.870 32348.031 11641.870 C 32344.280 11641.870 32340.628 11642.319 32337.073 11643.218 C 32333.519 11644.116 32330.101 11645.464 32326.820 11647.261 L 32326.820 11637.300 C 32330.765 11635.776 32334.593 11634.643 32338.304 11633.901 C 32342.015 11633.120 32345.628 11632.729 32349.144 11632.729 C 32358.636 11632.729 32365.726 11635.190 32370.413 11640.112 C 32375.101 11645.034 32377.445 11652.495 32377.445 11662.495 L 32377.445 11662.495 M 32410.140 11690.093 L 32410.140 11724.897 L 32399.300 11724.897 L 32399.300 11634.311 L 32410.140 11634.311 L 32410.140 11644.272 C 32412.405 11640.366 32415.257 11637.475 32418.695 11635.600 C 32422.171 11633.686 32426.312 11632.729 32431.116 11632.729 C 32439.085 11632.729 32445.550 11635.893 32450.511 11642.221 C 32455.511 11648.550 32458.011 11656.870 32458.011 11667.182 C 32458.011 11677.495 32455.511 11685.815 32450.511 11692.143 C 32445.550 11698.471 32439.085 11701.636 32431.116 11701.636 C 32426.312 11701.636 32422.171 11700.698 32418.695 11698.823 C 32415.257 11696.909 32412.405 11693.999 32410.140 11690.093 L 32410.140 11690.093 M 32446.820 11667.182 C 32446.820 11659.253 32445.179 11653.042 32441.898 11648.550 C 32438.655 11644.018 32434.183 11641.753 32428.480 11641.753 C 32422.777 11641.753 32418.284 11644.018 32415.003 11648.550 C 32411.761 11653.042 32410.140 11659.253 32410.140 11667.182 C 32410.140 11675.112 32411.761 11681.343 32415.003 11685.874 C 32418.284 11690.366 32422.777 11692.612 32428.480 11692.612 C 32434.183 11692.612 32438.655 11690.366 32441.898 11685.874 C 32445.179 11681.343 32446.820 11675.112 32446.820 11667.182 L 32446.820 11667.182 M 32532.015 11664.429 L 32532.015 11669.702 L 32482.445 11669.702 C 32482.913 11677.124 32485.140 11682.788 32489.124 11686.694 C 32493.148 11690.561 32498.734 11692.495 32505.882 11692.495 C 32510.023 11692.495 32514.027 11691.987 32517.894 11690.971 C 32521.800 11689.956 32525.667 11688.432 32529.495 11686.401 L 32529.495 11696.596 C 32525.628 11698.237 32521.663 11699.487 32517.601 11700.346 C 32513.538 11701.206 32509.417 11701.636 32505.238 11701.636 C 32494.769 11701.636 32486.468 11698.589 32480.335 11692.495 C 32474.241 11686.401 32471.195 11678.159 32471.195 11667.768 C 32471.195 11657.026 32474.085 11648.511 32479.866 11642.221 C 32485.687 11635.893 32493.519 11632.729 32503.363 11632.729 C 32512.191 11632.729 32519.163 11635.581 32524.281 11641.284 C 32529.437 11646.948 32532.015 11654.663 32532.015 11664.429 L 32532.015 11664.429 M 32521.234 11661.264 C 32521.155 11655.366 32519.495 11650.659 32516.253 11647.143 C 32513.050 11643.628 32508.792 11641.870 32503.480 11641.870 C 32497.464 11641.870 32492.640 11643.569 32489.007 11646.968 C 32485.413 11650.366 32483.343 11655.151 32482.796 11661.323 L 32521.234 11661.264 L 32521.234 11661.264 M 32644.046 11664.429 L 32644.046 11669.702 L 32594.476 11669.702 C 32594.945 11677.124 32597.171 11682.788 32601.156 11686.694 C 32605.179 11690.561 32610.765 11692.495 32617.913 11692.495 C 32622.054 11692.495 32626.058 11691.987 32629.925 11690.971 C 32633.831 11689.956 32637.698 11688.432 32641.527 11686.401 L 32641.527 11696.596 C 32637.659 11698.237 32633.695 11699.487 32629.632 11700.346 C 32625.570 11701.206 32621.448 11701.636 32617.269 11701.636 C 32606.800 11701.636 32598.499 11698.589 32592.366 11692.495 C 32586.273 11686.401 32583.226 11678.159 32583.226 11667.768 C 32583.226 11657.026 32586.116 11648.511 32591.898 11642.221 C 32597.718 11635.893 32605.550 11632.729 32615.394 11632.729 C 32624.222 11632.729 32631.195 11635.581 32636.312 11641.284 C 32641.468 11646.948 32644.046 11654.663 32644.046 11664.429 L 32644.046 11664.429 M 32633.265 11661.264 C 32633.187 11655.366 32631.527 11650.659 32628.284 11647.143 C 32625.081 11643.628 32620.823 11641.870 32615.511 11641.870 C 32609.495 11641.870 32604.671 11643.569 32601.038 11646.968 C 32597.445 11650.366 32595.374 11655.151 32594.827 11661.323 L 32633.265 11661.264 L 32633.265 11661.264 M 32672.406 11615.679 L 32672.406 11634.311 L 32694.613 11634.311 L 32694.613 11642.690 L 32672.406 11642.690 L 32672.406 11678.315 C 32672.405 11683.667 32673.128 11687.104 32674.573 11688.628 C 32676.058 11690.151 32679.046 11690.913 32683.538 11690.913 L 32694.613 11690.913 L 32694.613 11699.936 L 32683.538 11699.936 C 32675.218 11699.936 32669.476 11698.393 32666.312 11695.307 C 32663.148 11692.182 32661.566 11686.518 32661.566 11678.315 L 32661.566 11642.690 L 32653.656 11642.690 L 32653.656 11634.311 L 32661.566 11634.311 L 32661.566 11615.679 L 32672.406 11615.679 L 32672.406 11615.679 M 32324.183 11794.272 L 32324.183 11758.764 L 32334.964 11758.764 L 32334.964 11849.936 L 32324.183 11849.936 L 32324.183 11840.093 C 32321.917 11843.999 32319.046 11846.909 32315.570 11848.823 C 32312.132 11850.698 32307.991 11851.636 32303.148 11851.636 C 32295.218 11851.636 32288.753 11848.471 32283.753 11842.143 C 32278.792 11835.815 32276.312 11827.495 32276.312 11817.182 C 32276.312 11806.870 32278.792 11798.550 32283.753 11792.221 C 32288.753 11785.893 32295.218 11782.729 32303.148 11782.729 C 32307.991 11782.729 32312.132 11783.686 32315.570 11785.600 C 32319.046 11787.475 32321.917 11790.366 32324.183 11794.272 L 32324.183 11794.272 M 32287.445 11817.182 C 32287.445 11825.112 32289.066 11831.343 32292.308 11835.874 C 32295.589 11840.366 32300.081 11842.612 32305.784 11842.612 C 32311.487 11842.612 32315.980 11840.366 32319.261 11835.874 C 32322.542 11831.343 32324.183 11825.112 32324.183 11817.182 C 32324.183 11809.253 32322.542 11803.042 32319.261 11798.550 C 32315.980 11794.018 32311.487 11791.753 32305.784 11791.753 C 32300.081 11791.753 32295.589 11794.018 32292.308 11798.550 C 32289.066 11803.042 32287.445 11809.253 32287.445 11817.182 L 32287.445 11817.182 M 32367.366 11762.456 L 32367.366 11794.975 L 32357.406 11794.975 L 32357.406 11762.456 L 32367.366 11762.456 L 32367.366 11762.456 M 32446.351 11814.429 L 32446.351 11819.702 L 32396.781 11819.702 C 32397.249 11827.124 32399.476 11832.788 32403.460 11836.694 C 32407.484 11840.561 32413.070 11842.495 32420.218 11842.495 C 32424.359 11842.495 32428.362 11841.987 32432.230 11840.971 C 32436.136 11839.956 32440.003 11838.432 32443.831 11836.401 L 32443.831 11846.596 C 32439.964 11848.237 32435.999 11849.487 32431.937 11850.346 C 32427.874 11851.206 32423.753 11851.636 32419.573 11851.636 C 32409.105 11851.636 32400.804 11848.589 32394.671 11842.495 C 32388.577 11836.401 32385.530 11828.159 32385.531 11817.768 C 32385.530 11807.026 32388.421 11798.511 32394.202 11792.221 C 32400.023 11785.893 32407.855 11782.729 32417.698 11782.729 C 32426.527 11782.729 32433.499 11785.581 32438.616 11791.284 C 32443.773 11796.948 32446.351 11804.663 32446.351 11814.429 L 32446.351 11814.429 M 32435.570 11811.264 C 32435.491 11805.366 32433.831 11800.659 32430.589 11797.143 C 32427.386 11793.628 32423.128 11791.870 32417.816 11791.870 C 32411.800 11791.870 32406.976 11793.569 32403.343 11796.968 C 32399.749 11800.366 32397.679 11805.151 32397.132 11811.323 L 32435.570 11811.264 L 32435.570 11811.264 M 32425.198 11753.960 L 32436.859 11753.960 L 32417.757 11775.991 L 32408.792 11775.991 L 32425.198 11753.960 L 32425.198 11753.960 M 32474.476 11840.093 L 32474.476 11874.897 L 32463.636 11874.897 L 32463.636 11784.311 L 32474.476 11784.311 L 32474.476 11794.272 C 32476.741 11790.366 32479.593 11787.475 32483.031 11785.600 C 32486.507 11783.686 32490.648 11782.729 32495.452 11782.729 C 32503.421 11782.729 32509.886 11785.893 32514.847 11792.221 C 32519.847 11798.550 32522.347 11806.870 32522.347 11817.182 C 32522.347 11827.495 32519.847 11835.815 32514.847 11842.143 C 32509.886 11848.471 32503.421 11851.636 32495.452 11851.636 C 32490.648 11851.636 32486.507 11850.698 32483.031 11848.823 C 32479.593 11846.909 32476.741 11843.999 32474.476 11840.093 L 32474.476 11840.093 M 32511.156 11817.182 C 32511.155 11809.253 32509.515 11803.042 32506.234 11798.550 C 32502.991 11794.018 32498.519 11791.753 32492.816 11791.753 C 32487.113 11791.753 32482.620 11794.018 32479.339 11798.550 C 32476.097 11803.042 32474.476 11809.253 32474.476 11817.182 C 32474.476 11825.112 32476.097 11831.343 32479.339 11835.874 C 32482.620 11840.366 32487.113 11842.612 32492.816 11842.612 C 32498.519 11842.612 32502.991 11840.366 32506.234 11835.874 C 32509.515 11831.343 32511.155 11825.112 32511.156 11817.182 L 32511.156 11817.182 M 32596.351 11814.429 L 32596.351 11819.702 L 32546.781 11819.702 C 32547.249 11827.124 32549.476 11832.788 32553.460 11836.694 C 32557.484 11840.561 32563.070 11842.495 32570.218 11842.495 C 32574.359 11842.495 32578.362 11841.987 32582.230 11840.971 C 32586.136 11839.956 32590.003 11838.432 32593.831 11836.401 L 32593.831 11846.596 C 32589.964 11848.237 32585.999 11849.487 32581.937 11850.346 C 32577.874 11851.206 32573.753 11851.636 32569.573 11851.636 C 32559.105 11851.636 32550.804 11848.589 32544.671 11842.495 C 32538.577 11836.401 32535.530 11828.159 32535.531 11817.768 C 32535.530 11807.026 32538.421 11798.511 32544.202 11792.221 C 32550.023 11785.893 32557.855 11782.729 32567.698 11782.729 C 32576.527 11782.729 32583.499 11785.581 32588.616 11791.284 C 32593.773 11796.948 32596.351 11804.663 32596.351 11814.429 L 32596.351 11814.429 M 32585.570 11811.264 C 32585.491 11805.366 32583.831 11800.659 32580.589 11797.143 C 32577.386 11793.628 32573.128 11791.870 32567.816 11791.870 C 32561.800 11791.870 32556.976 11793.569 32553.343 11796.968 C 32549.749 11800.366 32547.679 11805.151 32547.132 11811.323 L 32585.570 11811.264 L 32585.570 11811.264 M 32575.198 11753.960 L 32586.859 11753.960 L 32567.757 11775.991 L 32558.792 11775.991 L 32575.198 11753.960 L 32575.198 11753.960 M 32670.179 11814.429 L 32670.179 11819.702 L 32620.609 11819.702 C 32621.077 11827.124 32623.304 11832.788 32627.288 11836.694 C 32631.312 11840.561 32636.898 11842.495 32644.046 11842.495 C 32648.187 11842.495 32652.191 11841.987 32656.058 11840.971 C 32659.964 11839.956 32663.831 11838.432 32667.659 11836.401 L 32667.659 11846.596 C 32663.792 11848.237 32659.827 11849.487 32655.765 11850.346 C 32651.702 11851.206 32647.581 11851.636 32643.402 11851.636 C 32632.933 11851.636 32624.632 11848.589 32618.499 11842.495 C 32612.405 11836.401 32609.359 11828.159 32609.359 11817.768 C 32609.359 11807.026 32612.249 11798.511 32618.031 11792.221 C 32623.851 11785.893 32631.683 11782.729 32641.527 11782.729 C 32650.355 11782.729 32657.327 11785.581 32662.445 11791.284 C 32667.601 11796.948 32670.179 11804.663 32670.179 11814.429 L 32670.179 11814.429 M 32659.398 11811.264 C 32659.320 11805.366 32657.659 11800.659 32654.417 11797.143 C 32651.214 11793.628 32646.956 11791.870 32641.644 11791.870 C 32635.628 11791.870 32630.804 11793.569 32627.171 11796.968 C 32623.577 11800.366 32621.507 11805.151 32620.960 11811.323 L 32659.398 11811.264 L 32659.398 11811.264 ">
            <!-- 285 nodes -->
          </draw:path>
          <draw:path id="path3023-8-0-2" draw:style-name="style10" draw:layer="layout" svg:x="11.233cm" svg:y="3.315cm" svg:width="1.650cm" svg:height="1.650cm" svg:viewBox="0.0 0.0 1650.000 1650.000" svg:d="M 24117.200 7456.414 C 24117.200 7912.049 23747.835 8281.414 23292.200 8281.414 C 22836.565 8281.414 22467.200 7912.049 22467.200 7456.414 C 22467.200 7000.779 22836.565 6631.414 23292.200 6631.414 C 23747.835 6631.414 24117.200 7000.779 24117.200 7456.414 L 24117.200 7456.414 Z">
            <!-- 6 nodes -->
          </draw:path>
          <draw:path id="text3141-4-9" draw:style-name="style3" draw:layer="layout" svg:x="11.577cm" svg:y="3.963cm" svg:width="0.956cm" svg:height="0.241cm" svg:viewBox="0.0 0.0 956.980 241.318" svg:d="M 23276.929 8018.949 L 23276.929 7926.685 L 23304.297 7926.685 L 23304.297 8163.588 L 23276.929 8163.588 L 23276.929 8138.010 C 23271.178 8148.160 23263.890 8155.722 23255.065 8160.695 C 23246.339 8165.567 23235.828 8168.003 23223.532 8168.003 C 23203.403 8168.003 23186.992 8159.782 23174.300 8143.339 C 23161.707 8126.895 23155.410 8105.276 23155.410 8078.479 C 23155.410 8051.683 23161.707 8030.064 23174.300 8013.620 C 23186.992 7997.177 23203.403 7988.956 23223.532 7988.956 C 23235.828 7988.956 23246.339 7991.442 23255.065 7996.416 C 23263.890 8001.288 23271.178 8008.799 23276.929 8018.949 L 23276.929 8018.949 M 23183.671 8078.479 C 23183.671 8099.084 23187.786 8115.274 23196.016 8127.048 C 23204.345 8138.720 23215.748 8144.557 23230.226 8144.557 C 23244.703 8144.557 23256.106 8138.720 23264.435 8127.048 C 23272.765 8115.274 23276.929 8099.084 23276.929 8078.479 C 23276.929 8057.875 23272.765 8041.736 23264.435 8030.063 C 23256.106 8018.289 23244.703 8012.402 23230.226 8012.402 C 23215.748 8012.402 23204.345 8018.289 23196.016 8030.063 C 23187.786 8041.736 23183.671 8057.875 23183.671 8078.479 L 23183.671 8078.479 M 23457.200 8019.254 C 23454.126 8017.427 23450.754 8016.107 23447.086 8015.295 C 23443.516 8014.382 23439.549 8013.925 23435.187 8013.925 C 23419.718 8013.925 23407.819 8019.101 23399.489 8029.454 C 23391.259 8039.706 23387.144 8054.475 23387.144 8073.760 L 23387.144 8163.588 L 23359.628 8163.588 L 23359.628 7993.066 L 23387.144 7993.066 L 23387.144 8019.558 C 23392.895 8009.205 23400.382 8001.542 23409.604 7996.568 C 23418.825 7991.493 23430.030 7988.956 23443.218 7988.956 C 23445.102 7988.956 23447.185 7989.108 23449.465 7989.412 C 23451.746 7989.615 23454.274 7989.971 23457.051 7990.478 L 23457.200 8019.254 L 23457.200 8019.254 M 23561.911 8077.870 C 23539.799 8077.870 23524.479 8080.459 23515.951 8085.635 C 23507.424 8090.812 23503.160 8099.642 23503.160 8112.127 C 23503.160 8122.074 23506.333 8129.991 23512.679 8135.878 C 23519.124 8141.664 23527.850 8144.557 23538.857 8144.557 C 23554.028 8144.557 23566.175 8139.076 23575.298 8128.113 C 23584.519 8117.050 23589.130 8102.383 23589.130 8084.113 L 23589.130 8077.870 L 23561.911 8077.870 L 23561.911 8077.870 M 23616.498 8066.299 L 23616.498 8163.588 L 23589.130 8163.588 L 23589.130 8137.705 C 23582.883 8148.058 23575.099 8155.722 23565.779 8160.695 C 23556.457 8165.567 23545.054 8168.003 23531.569 8168.003 C 23514.513 8168.003 23500.929 8163.131 23490.815 8153.387 C 23480.800 8143.542 23475.792 8130.397 23475.792 8113.954 C 23475.792 8094.770 23482.039 8080.307 23494.533 8070.562 C 23507.126 8060.818 23525.867 8055.946 23550.756 8055.946 L 23589.130 8055.946 L 23589.130 8053.206 C 23589.130 8040.315 23584.966 8030.368 23576.636 8023.364 C 23568.406 8016.259 23556.805 8012.707 23541.832 8012.707 C 23532.312 8012.707 23523.041 8013.874 23514.018 8016.209 C 23504.994 8018.543 23496.318 8022.045 23487.989 8026.714 L 23487.989 8000.831 C 23498.004 7996.873 23507.721 7993.929 23517.141 7992.001 C 23526.561 7989.971 23535.733 7988.956 23544.658 7988.956 C 23568.753 7988.956 23586.750 7995.350 23598.650 8008.139 C 23610.548 8020.928 23616.498 8040.315 23616.498 8066.299 L 23616.498 8066.299 M 23802.718 8025.800 C 23809.560 8013.214 23817.740 8003.927 23827.260 7997.938 C 23836.779 7991.950 23847.984 7988.956 23860.875 7988.956 C 23878.227 7988.956 23891.614 7995.198 23901.034 8007.682 C 23910.454 8020.066 23915.164 8037.727 23915.164 8060.666 L 23915.164 8163.588 L 23887.647 8163.588 L 23887.647 8061.579 C 23887.647 8045.238 23884.821 8033.109 23879.169 8025.191 C 23873.517 8017.274 23864.890 8013.316 23853.289 8013.316 C 23839.109 8013.316 23827.904 8018.137 23819.674 8027.780 C 23811.444 8037.422 23807.329 8050.567 23807.329 8067.213 L 23807.329 8163.588 L 23779.812 8163.588 L 23779.812 8061.579 C 23779.812 8045.136 23776.986 8033.007 23771.334 8025.191 C 23765.682 8017.274 23756.956 8013.316 23745.157 8013.316 C 23731.175 8013.316 23720.069 8018.188 23711.839 8027.932 C 23703.609 8037.575 23699.494 8050.668 23699.494 8067.213 L 23699.494 8163.588 L 23671.977 8163.588 L 23671.977 7993.066 L 23699.494 7993.066 L 23699.494 8019.558 C 23705.741 8009.104 23713.227 8001.390 23721.953 7996.416 C 23730.679 7991.442 23741.041 7988.956 23753.040 7988.956 C 23765.137 7988.956 23775.400 7992.102 23783.828 7998.395 C 23792.356 8004.688 23798.652 8013.823 23802.718 8025.800 L 23802.718 8025.800 M 24112.391 8071.324 L 24112.391 8085.026 L 23986.558 8085.026 C 23987.748 8104.311 23993.400 8119.029 24003.514 8129.179 C 24013.728 8139.228 24027.907 8144.252 24046.053 8144.252 C 24056.564 8144.252 24066.728 8142.933 24076.545 8140.294 C 24086.460 8137.655 24096.277 8133.696 24105.995 8128.418 L 24105.995 8154.910 C 24096.178 8159.173 24086.113 8162.421 24075.801 8164.654 C 24065.488 8166.887 24055.027 8168.003 24044.417 8168.003 C 24017.843 8168.003 23996.772 8160.086 23981.204 8144.252 C 23965.735 8128.418 23958.001 8107.001 23958.001 8080.002 C 23958.001 8052.089 23965.338 8029.962 23980.014 8013.620 C 23994.788 7997.177 24014.670 7988.956 24039.658 7988.956 C 24062.067 7988.956 24079.767 7996.365 24092.757 8011.184 C 24105.846 8025.902 24112.390 8045.948 24112.391 8071.324 L 24112.391 8071.324 M 24085.023 8063.102 C 24084.824 8047.775 24080.610 8035.545 24072.380 8026.409 C 24064.249 8017.274 24053.441 8012.707 24039.955 8012.707 C 24024.685 8012.707 24012.439 8017.122 24003.217 8025.953 C 23994.094 8034.783 23988.839 8047.217 23987.451 8063.254 L 24085.023 8063.102 L 24085.023 8063.102 ">
            <!-- 126 nodes -->
          </draw:path>
          <draw:path id="path3031-70-2-2-2" draw:style-name="style11" draw:layer="layout" svg:x="13.032cm" svg:y="2.841cm" svg:width="0.974cm" svg:height="0.949cm" svg:viewBox="0.0 0.0 974.999 949.999" svg:d="M 27039.158 6157.893 C 27039.158 6420.228 26820.897 6632.893 26551.658 6632.893 C 26282.419 6632.893 26064.158 6420.228 26064.158 6157.893 C 26064.158 5895.558 26282.419 5682.893 26551.658 5682.893 C 26820.897 5682.893 27039.158 5895.558 27039.158 6157.893 L 27039.158 6157.893 Z">
            <!-- 6 nodes -->
          </draw:path>
          <draw:path id="text3163-9-2-8" draw:style-name="style7" draw:layer="layout" svg:x="13.226cm" svg:y="3.181cm" svg:width="0.584cm" svg:height="0.266cm" svg:viewBox="0.0 0.0 584.121 266.132" svg:d="M 26602.725 6397.668 L 26602.725 6362.160 L 26613.506 6362.160 L 26613.506 6453.332 L 26602.725 6453.332 L 26602.725 6443.488 C 26600.459 6447.395 26597.588 6450.305 26594.111 6452.219 C 26590.674 6454.094 26586.533 6455.031 26581.690 6455.031 C 26573.760 6455.031 26567.295 6451.867 26562.295 6445.539 C 26557.334 6439.211 26554.854 6430.891 26554.854 6420.578 C 26554.854 6410.266 26557.334 6401.945 26562.295 6395.617 C 26567.295 6389.289 26573.760 6386.125 26581.690 6386.125 C 26586.533 6386.125 26590.674 6387.082 26594.111 6388.996 C 26597.588 6390.871 26600.459 6393.762 26602.725 6397.668 L 26602.725 6397.668 M 26565.986 6420.578 C 26565.986 6428.508 26567.608 6434.738 26570.850 6439.270 C 26574.131 6443.762 26578.623 6446.008 26584.326 6446.008 C 26590.029 6446.008 26594.522 6443.762 26597.803 6439.270 C 26601.084 6434.738 26602.725 6428.508 26602.725 6420.578 C 26602.725 6412.648 26601.084 6406.438 26597.803 6401.945 C 26594.522 6397.414 26590.029 6395.148 26584.326 6395.148 C 26578.623 6395.148 26574.131 6397.414 26570.850 6401.945 C 26567.608 6406.438 26565.986 6412.648 26565.986 6420.578 L 26565.986 6420.578 M 26673.740 6397.785 C 26672.529 6397.082 26671.201 6396.574 26669.756 6396.262 C 26668.350 6395.910 26666.787 6395.734 26665.068 6395.734 C 26658.975 6395.734 26654.287 6397.727 26651.006 6401.711 C 26647.764 6405.656 26646.143 6411.340 26646.143 6418.762 L 26646.143 6453.332 L 26635.303 6453.332 L 26635.303 6387.707 L 26646.143 6387.707 L 26646.143 6397.902 C 26648.408 6393.918 26651.358 6390.969 26654.990 6389.055 C 26658.623 6387.102 26663.037 6386.125 26668.233 6386.125 C 26668.975 6386.125 26669.795 6386.184 26670.693 6386.301 C 26671.592 6386.379 26672.588 6386.516 26673.682 6386.711 L 26673.740 6397.785 L 26673.740 6397.785 M 26714.990 6420.344 C 26706.279 6420.344 26700.244 6421.340 26696.885 6423.332 C 26693.525 6425.324 26691.846 6428.723 26691.846 6433.527 C 26691.846 6437.355 26693.096 6440.402 26695.596 6442.668 C 26698.135 6444.895 26701.572 6446.008 26705.908 6446.008 C 26711.885 6446.008 26716.670 6443.898 26720.264 6439.680 C 26723.897 6435.422 26725.713 6429.777 26725.713 6422.746 L 26725.713 6420.344 L 26714.990 6420.344 L 26714.990 6420.344 M 26736.494 6415.891 L 26736.494 6453.332 L 26725.713 6453.332 L 26725.713 6443.371 C 26723.252 6447.355 26720.186 6450.305 26716.514 6452.219 C 26712.842 6454.094 26708.350 6455.031 26703.037 6455.031 C 26696.318 6455.031 26690.967 6453.156 26686.983 6449.406 C 26683.037 6445.617 26681.065 6440.559 26681.065 6434.230 C 26681.065 6426.848 26683.525 6421.281 26688.447 6417.531 C 26693.408 6413.781 26700.791 6411.906 26710.596 6411.906 L 26725.713 6411.906 L 26725.713 6410.852 C 26725.713 6405.891 26724.072 6402.063 26720.791 6399.367 C 26717.549 6396.633 26712.979 6395.266 26707.080 6395.266 C 26703.330 6395.266 26699.678 6395.715 26696.123 6396.613 C 26692.568 6397.512 26689.150 6398.859 26685.869 6400.656 L 26685.869 6390.695 C 26689.815 6389.172 26693.643 6388.039 26697.354 6387.297 C 26701.065 6386.516 26704.678 6386.125 26708.193 6386.125 C 26717.686 6386.125 26724.775 6388.586 26729.463 6393.508 C 26734.150 6398.430 26736.494 6405.891 26736.494 6415.891 L 26736.494 6415.891 M 26809.854 6400.305 C 26812.549 6395.461 26815.772 6391.887 26819.522 6389.582 C 26823.272 6387.277 26827.686 6386.125 26832.764 6386.125 C 26839.600 6386.125 26844.873 6388.527 26848.584 6393.332 C 26852.295 6398.098 26854.150 6404.895 26854.151 6413.723 L 26854.151 6453.332 L 26843.311 6453.332 L 26843.311 6414.074 C 26843.311 6407.785 26842.197 6403.117 26839.971 6400.070 C 26837.744 6397.023 26834.346 6395.500 26829.776 6395.500 C 26824.189 6395.500 26819.775 6397.356 26816.533 6401.066 C 26813.291 6404.777 26811.670 6409.836 26811.670 6416.242 L 26811.670 6453.332 L 26800.830 6453.332 L 26800.830 6414.074 C 26800.830 6407.746 26799.717 6403.078 26797.490 6400.070 C 26795.264 6397.023 26791.826 6395.500 26787.178 6395.500 C 26781.670 6395.500 26777.295 6397.375 26774.053 6401.125 C 26770.811 6404.836 26769.190 6409.875 26769.190 6416.242 L 26769.190 6453.332 L 26758.350 6453.332 L 26758.350 6387.707 L 26769.190 6387.707 L 26769.190 6397.902 C 26771.650 6393.879 26774.600 6390.910 26778.037 6388.996 C 26781.475 6387.082 26785.557 6386.125 26790.283 6386.125 C 26795.049 6386.125 26799.092 6387.336 26802.412 6389.758 C 26805.772 6392.180 26808.252 6395.695 26809.854 6400.305 L 26809.854 6400.305 M 26931.846 6417.824 L 26931.846 6423.098 L 26882.276 6423.098 C 26882.744 6430.520 26884.971 6436.184 26888.955 6440.090 C 26892.979 6443.957 26898.565 6445.891 26905.713 6445.891 C 26909.854 6445.891 26913.857 6445.383 26917.725 6444.367 C 26921.631 6443.352 26925.498 6441.828 26929.326 6439.797 L 26929.326 6449.992 C 26925.459 6451.633 26921.494 6452.883 26917.432 6453.742 C 26913.369 6454.602 26909.248 6455.031 26905.068 6455.031 C 26894.600 6455.031 26886.299 6451.984 26880.166 6445.891 C 26874.072 6439.797 26871.025 6431.555 26871.026 6421.164 C 26871.025 6410.422 26873.916 6401.906 26879.697 6395.617 C 26885.518 6389.289 26893.350 6386.125 26903.193 6386.125 C 26912.022 6386.125 26918.994 6388.977 26924.111 6394.680 C 26929.268 6400.344 26931.846 6408.059 26931.846 6417.824 L 26931.846 6417.824 M 26921.065 6414.660 C 26920.986 6408.762 26919.326 6404.055 26916.084 6400.539 C 26912.881 6397.023 26908.623 6395.266 26903.311 6395.266 C 26897.295 6395.266 26892.471 6396.965 26888.838 6400.363 C 26885.244 6403.762 26883.174 6408.547 26882.627 6414.719 L 26921.065 6414.660 L 26921.065 6414.660 M 26508.389 6563.723 L 26508.389 6603.332 L 26497.608 6603.332 L 26497.608 6564.074 C 26497.607 6557.863 26496.397 6553.215 26493.975 6550.129 C 26491.553 6547.043 26487.920 6545.500 26483.076 6545.500 C 26477.256 6545.500 26472.666 6547.356 26469.307 6551.066 C 26465.947 6554.777 26464.268 6559.836 26464.268 6566.242 L 26464.268 6603.332 L 26453.428 6603.332 L 26453.428 6512.160 L 26464.268 6512.160 L 26464.268 6547.902 C 26466.846 6543.957 26469.873 6541.008 26473.350 6539.055 C 26476.865 6537.102 26480.908 6536.125 26485.479 6536.125 C 26493.018 6536.125 26498.721 6538.469 26502.588 6543.156 C 26506.455 6547.805 26508.389 6554.660 26508.389 6563.723 L 26508.389 6563.723 M 26530.010 6537.707 L 26540.791 6537.707 L 26540.791 6603.332 L 26530.010 6603.332 L 26530.010 6537.707 L 26530.010 6537.707 M 26530.010 6512.160 L 26540.791 6512.160 L 26540.791 6525.812 L 26530.010 6525.812 L 26530.010 6512.160 L 26530.010 6512.160 M 26605.127 6539.641 L 26605.127 6549.836 C 26602.080 6548.273 26598.916 6547.102 26595.635 6546.320 C 26592.354 6545.539 26588.955 6545.148 26585.440 6545.148 C 26580.088 6545.148 26576.065 6545.969 26573.369 6547.609 C 26570.713 6549.250 26569.385 6551.711 26569.385 6554.992 C 26569.385 6557.492 26570.342 6559.465 26572.256 6560.910 C 26574.170 6562.316 26578.018 6563.664 26583.799 6564.953 L 26587.490 6565.773 C 26595.147 6567.414 26600.576 6569.738 26603.779 6572.746 C 26607.022 6575.715 26608.643 6579.875 26608.643 6585.227 C 26608.643 6591.320 26606.221 6596.145 26601.377 6599.699 C 26596.572 6603.254 26589.951 6605.031 26581.514 6605.031 C 26577.998 6605.031 26574.326 6604.680 26570.498 6603.977 C 26566.709 6603.312 26562.705 6602.297 26558.486 6600.930 L 26558.486 6589.797 C 26562.471 6591.867 26566.397 6593.430 26570.264 6594.484 C 26574.131 6595.500 26577.959 6596.008 26581.748 6596.008 C 26586.826 6596.008 26590.732 6595.148 26593.467 6593.430 C 26596.201 6591.672 26597.568 6589.211 26597.568 6586.047 C 26597.568 6583.117 26596.572 6580.871 26594.580 6579.309 C 26592.627 6577.746 26588.311 6576.242 26581.631 6574.797 L 26577.881 6573.918 C 26571.201 6572.512 26566.377 6570.363 26563.408 6567.473 C 26560.440 6564.543 26558.955 6560.539 26558.955 6555.461 C 26558.955 6549.289 26561.143 6544.523 26565.518 6541.164 C 26569.893 6537.805 26576.104 6536.125 26584.151 6536.125 C 26588.135 6536.125 26591.885 6536.418 26595.401 6537.004 C 26598.916 6537.590 26602.158 6538.469 26605.127 6539.641 L 26605.127 6539.641 M 26636.533 6519.074 L 26636.533 6537.707 L 26658.740 6537.707 L 26658.740 6546.086 L 26636.533 6546.086 L 26636.533 6581.711 C 26636.533 6587.063 26637.256 6590.500 26638.701 6592.023 C 26640.186 6593.547 26643.174 6594.309 26647.666 6594.309 L 26658.740 6594.309 L 26658.740 6603.332 L 26647.666 6603.332 C 26639.346 6603.332 26633.604 6601.789 26630.440 6598.703 C 26627.275 6595.578 26625.693 6589.914 26625.693 6581.711 L 26625.693 6546.086 L 26617.783 6546.086 L 26617.783 6537.707 L 26625.693 6537.707 L 26625.693 6519.074 L 26636.533 6519.074 L 26636.533 6519.074 M 26698.408 6545.266 C 26692.627 6545.266 26688.057 6547.531 26684.697 6552.062 C 26681.338 6556.555 26679.658 6562.727 26679.658 6570.578 C 26679.658 6578.430 26681.318 6584.621 26684.639 6589.152 C 26687.998 6593.645 26692.588 6595.891 26698.408 6595.891 C 26704.150 6595.891 26708.701 6593.625 26712.061 6589.094 C 26715.420 6584.563 26717.100 6578.391 26717.100 6570.578 C 26717.100 6562.805 26715.420 6556.652 26712.061 6552.121 C 26708.701 6547.551 26704.150 6545.266 26698.408 6545.266 L 26698.408 6545.266 M 26698.408 6536.125 C 26707.783 6536.125 26715.147 6539.172 26720.498 6545.266 C 26725.850 6551.359 26728.525 6559.797 26728.526 6570.578 C 26728.525 6581.320 26725.850 6589.758 26720.498 6595.891 C 26715.147 6601.984 26707.783 6605.031 26698.408 6605.031 C 26688.994 6605.031 26681.611 6601.984 26676.260 6595.891 C 26670.947 6589.758 26668.291 6581.320 26668.291 6570.578 C 26668.291 6559.797 26670.947 6551.359 26676.260 6545.266 C 26681.611 6539.172 26688.994 6536.125 26698.408 6536.125 L 26698.408 6536.125 M 26784.365 6547.785 C 26783.154 6547.082 26781.826 6546.574 26780.381 6546.262 C 26778.975 6545.910 26777.412 6545.734 26775.693 6545.734 C 26769.600 6545.734 26764.912 6547.727 26761.631 6551.711 C 26758.389 6555.656 26756.768 6561.340 26756.768 6568.762 L 26756.768 6603.332 L 26745.928 6603.332 L 26745.928 6537.707 L 26756.768 6537.707 L 26756.768 6547.902 C 26759.033 6543.918 26761.983 6540.969 26765.615 6539.055 C 26769.248 6537.102 26773.662 6536.125 26778.858 6536.125 C 26779.600 6536.125 26780.420 6536.184 26781.318 6536.301 C 26782.217 6536.379 26783.213 6536.516 26784.307 6536.711 L 26784.365 6547.785 L 26784.365 6547.785 M 26795.791 6537.707 L 26806.572 6537.707 L 26806.572 6603.332 L 26795.791 6603.332 L 26795.791 6537.707 L 26795.791 6537.707 M 26795.791 6512.160 L 26806.572 6512.160 L 26806.572 6525.812 L 26795.791 6525.812 L 26795.791 6512.160 L 26795.791 6512.160 M 26835.518 6570.578 C 26835.518 6578.508 26837.139 6584.738 26840.381 6589.270 C 26843.662 6593.762 26848.154 6596.008 26853.858 6596.008 C 26859.561 6596.008 26864.053 6593.762 26867.334 6589.270 C 26870.615 6584.738 26872.256 6578.508 26872.256 6570.578 C 26872.256 6562.648 26870.615 6556.438 26867.334 6551.945 C 26864.053 6547.414 26859.561 6545.148 26853.858 6545.148 C 26848.154 6545.148 26843.662 6547.414 26840.381 6551.945 C 26837.139 6556.438 26835.518 6562.648 26835.518 6570.578 L 26835.518 6570.578 M 26872.256 6593.488 C 26869.990 6597.395 26867.119 6600.305 26863.643 6602.219 C 26860.205 6604.094 26856.065 6605.031 26851.221 6605.031 C 26843.291 6605.031 26836.826 6601.867 26831.826 6595.539 C 26826.865 6589.211 26824.385 6580.891 26824.385 6570.578 C 26824.385 6560.266 26826.865 6551.945 26831.826 6545.617 C 26836.826 6539.289 26843.291 6536.125 26851.221 6536.125 C 26856.065 6536.125 26860.205 6537.082 26863.643 6538.996 C 26867.119 6540.871 26869.990 6543.762 26872.256 6547.668 L 26872.256 6537.707 L 26883.037 6537.707 L 26883.037 6628.293 L 26872.256 6628.293 L 26872.256 6593.488 L 26872.256 6593.488 M 26904.131 6577.434 L 26904.131 6537.707 L 26914.912 6537.707 L 26914.912 6577.023 C 26914.912 6583.234 26916.123 6587.902 26918.545 6591.027 C 26920.967 6594.113 26924.600 6595.656 26929.443 6595.656 C 26935.264 6595.656 26939.854 6593.801 26943.213 6590.090 C 26946.611 6586.379 26948.311 6581.320 26948.311 6574.914 L 26948.311 6537.707 L 26959.092 6537.707 L 26959.092 6603.332 L 26948.311 6603.332 L 26948.311 6593.254 C 26945.693 6597.238 26942.647 6600.207 26939.170 6602.160 C 26935.732 6604.074 26931.729 6605.031 26927.158 6605.031 C 26919.619 6605.031 26913.897 6602.687 26909.990 6598.000 C 26906.084 6593.312 26904.131 6586.457 26904.131 6577.434 L 26904.131 6577.434 M 26931.260 6536.125 L 26931.260 6536.125 L 26931.260 6536.125 M 27037.549 6567.824 L 27037.549 6573.098 L 26987.979 6573.098 C 26988.447 6580.520 26990.674 6586.184 26994.658 6590.090 C 26998.682 6593.957 27004.268 6595.891 27011.416 6595.891 C 27015.557 6595.891 27019.561 6595.383 27023.428 6594.367 C 27027.334 6593.352 27031.201 6591.828 27035.029 6589.797 L 27035.029 6599.992 C 27031.162 6601.633 27027.197 6602.883 27023.135 6603.742 C 27019.072 6604.602 27014.951 6605.031 27010.772 6605.031 C 27000.303 6605.031 26992.002 6601.984 26985.869 6595.891 C 26979.775 6589.797 26976.729 6581.555 26976.729 6571.164 C 26976.729 6560.422 26979.619 6551.906 26985.401 6545.617 C 26991.221 6539.289 26999.053 6536.125 27008.897 6536.125 C 27017.725 6536.125 27024.697 6538.977 27029.815 6544.680 C 27034.971 6550.344 27037.549 6558.059 27037.549 6567.824 L 27037.549 6567.824 M 27026.768 6564.660 C 27026.690 6558.762 27025.029 6554.055 27021.787 6550.539 C 27018.584 6547.023 27014.326 6545.266 27009.014 6545.266 C 27002.998 6545.266 26998.174 6546.965 26994.541 6550.363 C 26990.947 6553.762 26988.877 6558.547 26988.330 6564.719 L 27026.768 6564.660 L 27026.768 6564.660 ">
            <!-- 324 nodes -->
          </draw:path>
          <draw:path id="path3031-70-2-2-2-0" draw:style-name="style11" draw:layer="layout" svg:x="11.639cm" svg:y="2.022cm" svg:width="0.974cm" svg:height="0.949cm" svg:viewBox="0.0 0.0 974.999 949.999" svg:d="M 24253.921 4519.974 C 24253.921 4782.309 24035.660 4994.974 23766.421 4994.974 C 23497.182 4994.974 23278.921 4782.309 23278.921 4519.974 C 23278.921 4257.639 23497.182 4044.974 23766.421 4044.974 C 24035.660 4044.974 24253.921 4257.639 24253.921 4519.974 L 24253.921 4519.974 Z">
            <!-- 6 nodes -->
          </draw:path>
          <draw:path id="text3163-9-2-8-4" draw:style-name="style7" draw:layer="layout" svg:x="11.785cm" svg:y="2.362cm" svg:width="0.672cm" svg:height="0.266cm" svg:viewBox="0.0 0.0 672.656 266.132" svg:d="M 23769.147 4759.749 L 23769.147 4724.241 L 23779.929 4724.241 L 23779.929 4815.413 L 23769.147 4815.413 L 23769.147 4805.570 C 23766.882 4809.476 23764.011 4812.386 23760.534 4814.300 C 23757.097 4816.175 23752.956 4817.113 23748.112 4817.113 C 23740.183 4817.113 23733.718 4813.948 23728.718 4807.620 C 23723.757 4801.292 23721.276 4792.972 23721.276 4782.659 C 23721.276 4772.347 23723.757 4764.027 23728.718 4757.698 C 23733.718 4751.370 23740.183 4748.206 23748.112 4748.206 C 23752.956 4748.206 23757.097 4749.163 23760.534 4751.077 C 23764.011 4752.952 23766.882 4755.843 23769.147 4759.749 L 23769.147 4759.749 M 23732.409 4782.659 C 23732.409 4790.589 23734.030 4796.820 23737.272 4801.351 C 23740.554 4805.843 23745.046 4808.089 23750.749 4808.089 C 23756.452 4808.089 23760.944 4805.843 23764.226 4801.351 C 23767.507 4796.820 23769.147 4790.589 23769.147 4782.659 C 23769.147 4774.730 23767.507 4768.519 23764.226 4764.027 C 23760.944 4759.495 23756.452 4757.230 23750.749 4757.230 C 23745.046 4757.230 23740.554 4759.495 23737.272 4764.027 C 23734.030 4768.519 23732.409 4774.730 23732.409 4782.659 L 23732.409 4782.659 M 23840.163 4759.866 C 23838.952 4759.163 23837.624 4758.656 23836.179 4758.343 C 23834.772 4757.992 23833.210 4757.816 23831.491 4757.816 C 23825.397 4757.816 23820.710 4759.808 23817.429 4763.792 C 23814.186 4767.738 23812.565 4773.421 23812.565 4780.843 L 23812.565 4815.413 L 23801.726 4815.413 L 23801.726 4749.788 L 23812.565 4749.788 L 23812.565 4759.984 C 23814.831 4755.999 23817.780 4753.050 23821.413 4751.136 C 23825.046 4749.183 23829.460 4748.206 23834.655 4748.206 C 23835.397 4748.206 23836.218 4748.265 23837.116 4748.382 C 23838.015 4748.460 23839.011 4748.597 23840.104 4748.792 L 23840.163 4759.866 L 23840.163 4759.866 M 23881.413 4782.425 C 23872.702 4782.425 23866.667 4783.421 23863.308 4785.413 C 23859.948 4787.406 23858.269 4790.804 23858.269 4795.609 C 23858.269 4799.437 23859.519 4802.484 23862.019 4804.749 C 23864.558 4806.976 23867.995 4808.089 23872.331 4808.089 C 23878.308 4808.089 23883.093 4805.980 23886.687 4801.761 C 23890.319 4797.503 23892.136 4791.859 23892.136 4784.827 L 23892.136 4782.425 L 23881.413 4782.425 L 23881.413 4782.425 M 23902.917 4777.972 L 23902.917 4815.413 L 23892.136 4815.413 L 23892.136 4805.452 C 23889.675 4809.437 23886.608 4812.386 23882.937 4814.300 C 23879.265 4816.175 23874.772 4817.113 23869.460 4817.113 C 23862.741 4817.113 23857.390 4815.238 23853.405 4811.488 C 23849.460 4807.698 23847.487 4802.640 23847.487 4796.312 C 23847.487 4788.929 23849.948 4783.363 23854.870 4779.613 C 23859.831 4775.863 23867.214 4773.988 23877.019 4773.988 L 23892.136 4773.988 L 23892.136 4772.933 C 23892.136 4767.972 23890.495 4764.144 23887.214 4761.448 C 23883.972 4758.714 23879.401 4757.347 23873.503 4757.347 C 23869.753 4757.347 23866.101 4757.796 23862.546 4758.695 C 23858.991 4759.593 23855.573 4760.941 23852.292 4762.738 L 23852.292 4752.777 C 23856.237 4751.253 23860.065 4750.120 23863.776 4749.378 C 23867.487 4748.597 23871.101 4748.206 23874.616 4748.206 C 23884.108 4748.206 23891.198 4750.667 23895.886 4755.589 C 23900.573 4760.511 23902.917 4767.972 23902.917 4777.972 L 23902.917 4777.972 M 23976.276 4762.386 C 23978.972 4757.542 23982.194 4753.968 23985.944 4751.663 C 23989.694 4749.359 23994.108 4748.206 23999.187 4748.206 C 24006.022 4748.206 24011.296 4750.609 24015.007 4755.413 C 24018.718 4760.179 24020.573 4766.976 24020.573 4775.804 L 24020.573 4815.413 L 24009.733 4815.413 L 24009.733 4776.156 C 24009.733 4769.866 24008.620 4765.199 24006.394 4762.152 C 24004.167 4759.105 24000.768 4757.581 23996.198 4757.581 C 23990.612 4757.581 23986.198 4759.437 23982.956 4763.148 C 23979.714 4766.859 23978.093 4771.917 23978.093 4778.323 L 23978.093 4815.413 L 23967.253 4815.413 L 23967.253 4776.156 C 23967.253 4769.827 23966.140 4765.159 23963.913 4762.152 C 23961.686 4759.105 23958.249 4757.581 23953.601 4757.581 C 23948.093 4757.581 23943.718 4759.456 23940.476 4763.206 C 23937.233 4766.917 23935.612 4771.956 23935.612 4778.323 L 23935.612 4815.413 L 23924.772 4815.413 L 23924.772 4749.788 L 23935.612 4749.788 L 23935.612 4759.984 C 23938.073 4755.960 23941.022 4752.992 23944.460 4751.077 C 23947.897 4749.163 23951.979 4748.206 23956.706 4748.206 C 23961.472 4748.206 23965.515 4749.417 23968.835 4751.839 C 23972.194 4754.261 23974.675 4757.777 23976.276 4762.386 L 23976.276 4762.386 M 24098.269 4779.906 L 24098.269 4785.179 L 24048.698 4785.179 C 24049.167 4792.601 24051.394 4798.265 24055.378 4802.171 C 24059.401 4806.038 24064.987 4807.972 24072.136 4807.972 C 24076.276 4807.972 24080.280 4807.464 24084.147 4806.448 C 24088.054 4805.433 24091.921 4803.909 24095.749 4801.878 L 24095.749 4812.073 C 24091.882 4813.714 24087.917 4814.964 24083.854 4815.823 C 24079.792 4816.683 24075.671 4817.113 24071.491 4817.113 C 24061.022 4817.113 24052.722 4814.066 24046.589 4807.972 C 24040.495 4801.878 24037.448 4793.636 24037.448 4783.245 C 24037.448 4772.503 24040.339 4763.988 24046.120 4757.698 C 24051.940 4751.370 24059.772 4748.206 24069.616 4748.206 C 24078.444 4748.206 24085.417 4751.058 24090.534 4756.761 C 24095.690 4762.425 24098.268 4770.140 24098.269 4779.906 L 24098.269 4779.906 M 24087.487 4776.741 C 24087.409 4770.843 24085.749 4766.136 24082.507 4762.620 C 24079.304 4759.105 24075.046 4757.347 24069.733 4757.347 C 24063.718 4757.347 24058.894 4759.046 24055.261 4762.445 C 24051.667 4765.843 24049.597 4770.628 24049.050 4776.800 L 24087.487 4776.741 L 24087.487 4776.741 M 23613.288 4874.241 L 23613.288 4883.206 L 23602.976 4883.206 C 23599.108 4883.206 23596.413 4883.988 23594.890 4885.550 C 23593.405 4887.113 23592.663 4889.925 23592.663 4893.988 L 23592.663 4899.788 L 23610.417 4899.788 L 23610.417 4908.167 L 23592.663 4908.167 L 23592.663 4965.413 L 23581.823 4965.413 L 23581.823 4908.167 L 23571.511 4908.167 L 23571.511 4899.788 L 23581.823 4899.788 L 23581.823 4895.218 C 23581.823 4887.913 23583.522 4882.601 23586.921 4879.281 C 23590.319 4875.921 23595.710 4874.242 23603.093 4874.241 L 23613.288 4874.241 L 23613.288 4874.241 M 23652.077 4932.425 C 23643.366 4932.425 23637.331 4933.421 23633.972 4935.413 C 23630.612 4937.406 23628.933 4940.804 23628.933 4945.609 C 23628.933 4949.437 23630.183 4952.484 23632.683 4954.749 C 23635.222 4956.976 23638.659 4958.089 23642.995 4958.089 C 23648.972 4958.089 23653.757 4955.980 23657.351 4951.761 C 23660.983 4947.503 23662.800 4941.859 23662.800 4934.827 L 23662.800 4932.425 L 23652.077 4932.425 L 23652.077 4932.425 M 23673.581 4927.972 L 23673.581 4965.413 L 23662.800 4965.413 L 23662.800 4955.452 C 23660.339 4959.437 23657.272 4962.386 23653.601 4964.300 C 23649.929 4966.175 23645.436 4967.113 23640.124 4967.113 C 23633.405 4967.113 23628.054 4965.238 23624.069 4961.488 C 23620.124 4957.698 23618.151 4952.640 23618.151 4946.312 C 23618.151 4938.929 23620.612 4933.363 23625.534 4929.613 C 23630.495 4925.863 23637.878 4923.988 23647.683 4923.988 L 23662.800 4923.988 L 23662.800 4922.933 C 23662.800 4917.972 23661.159 4914.144 23657.878 4911.448 C 23654.636 4908.714 23650.065 4907.347 23644.167 4907.347 C 23640.417 4907.347 23636.765 4907.796 23633.210 4908.695 C 23629.655 4909.593 23626.237 4910.941 23622.956 4912.738 L 23622.956 4902.777 C 23626.901 4901.253 23630.729 4900.120 23634.440 4899.378 C 23638.151 4898.597 23641.765 4898.206 23645.280 4898.206 C 23654.772 4898.206 23661.862 4900.667 23666.550 4905.589 C 23671.237 4910.511 23673.581 4917.972 23673.581 4927.972 L 23673.581 4927.972 M 23750.397 4925.804 L 23750.397 4965.413 L 23739.616 4965.413 L 23739.616 4926.156 C 23739.616 4919.945 23738.405 4915.296 23735.983 4912.210 C 23733.561 4909.124 23729.929 4907.581 23725.085 4907.581 C 23719.265 4907.581 23714.675 4909.437 23711.315 4913.148 C 23707.956 4916.859 23706.276 4921.917 23706.276 4928.323 L 23706.276 4965.413 L 23695.437 4965.413 L 23695.437 4899.788 L 23706.276 4899.788 L 23706.276 4909.984 C 23708.854 4906.038 23711.882 4903.089 23715.358 4901.136 C 23718.874 4899.183 23722.917 4898.206 23727.487 4898.206 C 23735.026 4898.206 23740.729 4900.550 23744.597 4905.238 C 23748.464 4909.886 23750.397 4916.741 23750.397 4925.804 L 23750.397 4925.804 M 23782.683 4881.156 L 23782.683 4899.788 L 23804.890 4899.788 L 23804.890 4908.167 L 23782.683 4908.167 L 23782.683 4943.792 C 23782.683 4949.144 23783.405 4952.581 23784.851 4954.105 C 23786.335 4955.628 23789.323 4956.390 23793.815 4956.390 L 23804.890 4956.390 L 23804.890 4965.413 L 23793.815 4965.413 C 23785.495 4965.413 23779.753 4963.870 23776.589 4960.784 C 23773.425 4957.659 23771.843 4951.995 23771.843 4943.792 L 23771.843 4908.167 L 23763.933 4908.167 L 23763.933 4899.788 L 23771.843 4899.788 L 23771.843 4881.156 L 23782.683 4881.156 L 23782.683 4881.156 M 23848.952 4932.425 C 23840.241 4932.425 23834.206 4933.421 23830.847 4935.413 C 23827.487 4937.406 23825.808 4940.804 23825.808 4945.609 C 23825.808 4949.437 23827.058 4952.484 23829.558 4954.749 C 23832.097 4956.976 23835.534 4958.089 23839.870 4958.089 C 23845.847 4958.089 23850.632 4955.980 23854.226 4951.761 C 23857.858 4947.503 23859.675 4941.859 23859.675 4934.827 L 23859.675 4932.425 L 23848.952 4932.425 L 23848.952 4932.425 M 23870.456 4927.972 L 23870.456 4965.413 L 23859.675 4965.413 L 23859.675 4955.452 C 23857.214 4959.437 23854.147 4962.386 23850.476 4964.300 C 23846.804 4966.175 23842.311 4967.113 23836.999 4967.113 C 23830.280 4967.113 23824.929 4965.238 23820.944 4961.488 C 23816.999 4957.698 23815.026 4952.640 23815.026 4946.312 C 23815.026 4938.929 23817.487 4933.363 23822.409 4929.613 C 23827.370 4925.863 23834.753 4923.988 23844.558 4923.988 L 23859.675 4923.988 L 23859.675 4922.933 C 23859.675 4917.972 23858.034 4914.144 23854.753 4911.448 C 23851.511 4908.714 23846.940 4907.347 23841.042 4907.347 C 23837.292 4907.347 23833.640 4907.796 23830.085 4908.695 C 23826.530 4909.593 23823.112 4910.941 23819.831 4912.738 L 23819.831 4902.777 C 23823.776 4901.253 23827.604 4900.120 23831.315 4899.378 C 23835.026 4898.597 23838.640 4898.206 23842.155 4898.206 C 23851.647 4898.206 23858.737 4900.667 23863.425 4905.589 C 23868.112 4910.511 23870.456 4917.972 23870.456 4927.972 L 23870.456 4927.972 M 23934.558 4901.722 L 23934.558 4911.917 C 23931.511 4910.355 23928.347 4909.183 23925.065 4908.402 C 23921.784 4907.620 23918.386 4907.230 23914.870 4907.230 C 23909.519 4907.230 23905.495 4908.050 23902.800 4909.691 C 23900.144 4911.331 23898.815 4913.792 23898.815 4917.073 C 23898.815 4919.574 23899.772 4921.546 23901.687 4922.991 C 23903.601 4924.398 23907.448 4925.745 23913.229 4927.034 L 23916.921 4927.855 C 23924.577 4929.495 23930.007 4931.820 23933.210 4934.827 C 23936.452 4937.796 23938.073 4941.956 23938.073 4947.308 C 23938.073 4953.402 23935.651 4958.226 23930.808 4961.781 C 23926.003 4965.335 23919.382 4967.113 23910.944 4967.113 C 23907.429 4967.113 23903.757 4966.761 23899.929 4966.058 C 23896.140 4965.394 23892.136 4964.378 23887.917 4963.011 L 23887.917 4951.878 C 23891.901 4953.948 23895.827 4955.511 23899.694 4956.566 C 23903.561 4957.581 23907.390 4958.089 23911.179 4958.089 C 23916.257 4958.089 23920.163 4957.230 23922.897 4955.511 C 23925.632 4953.753 23926.999 4951.292 23926.999 4948.128 C 23926.999 4945.198 23926.003 4942.952 23924.011 4941.390 C 23922.058 4939.827 23917.741 4938.324 23911.062 4936.878 L 23907.312 4935.999 C 23900.632 4934.593 23895.808 4932.445 23892.839 4929.554 C 23889.870 4926.624 23888.386 4922.620 23888.386 4917.542 C 23888.386 4911.370 23890.573 4906.605 23894.948 4903.245 C 23899.323 4899.886 23905.534 4898.206 23913.581 4898.206 C 23917.565 4898.206 23921.315 4898.499 23924.831 4899.085 C 23928.347 4899.671 23931.589 4900.550 23934.558 4901.722 L 23934.558 4901.722 M 23965.964 4881.156 L 23965.964 4899.788 L 23988.171 4899.788 L 23988.171 4908.167 L 23965.964 4908.167 L 23965.964 4943.792 C 23965.964 4949.144 23966.686 4952.581 23968.132 4954.105 C 23969.616 4955.628 23972.604 4956.390 23977.097 4956.390 L 23988.171 4956.390 L 23988.171 4965.413 L 23977.097 4965.413 C 23968.776 4965.413 23963.034 4963.870 23959.870 4960.784 C 23956.706 4957.659 23955.124 4951.995 23955.124 4943.792 L 23955.124 4908.167 L 23947.214 4908.167 L 23947.214 4899.788 L 23955.124 4899.788 L 23955.124 4881.156 L 23965.964 4881.156 L 23965.964 4881.156 M 24002.409 4899.788 L 24013.190 4899.788 L 24013.190 4965.413 L 24002.409 4965.413 L 24002.409 4899.788 L 24002.409 4899.788 M 24002.409 4874.241 L 24013.190 4874.241 L 24013.190 4887.894 L 24002.409 4887.894 L 24002.409 4874.241 L 24002.409 4874.241 M 24042.136 4932.659 C 24042.136 4940.589 24043.757 4946.820 24046.999 4951.351 C 24050.280 4955.843 24054.772 4958.089 24060.476 4958.089 C 24066.179 4958.089 24070.671 4955.843 24073.952 4951.351 C 24077.233 4946.820 24078.874 4940.589 24078.874 4932.659 C 24078.874 4924.730 24077.233 4918.519 24073.952 4914.027 C 24070.671 4909.495 24066.179 4907.230 24060.476 4907.230 C 24054.772 4907.230 24050.280 4909.495 24046.999 4914.027 C 24043.757 4918.519 24042.136 4924.730 24042.136 4932.659 L 24042.136 4932.659 M 24078.874 4955.570 C 24076.608 4959.476 24073.737 4962.386 24070.261 4964.300 C 24066.823 4966.175 24062.683 4967.113 24057.839 4967.113 C 24049.909 4967.113 24043.444 4963.948 24038.444 4957.620 C 24033.483 4951.292 24031.003 4942.972 24031.003 4932.659 C 24031.003 4922.347 24033.483 4914.027 24038.444 4907.698 C 24043.444 4901.370 24049.909 4898.206 24057.839 4898.206 C 24062.683 4898.206 24066.823 4899.163 24070.261 4901.077 C 24073.737 4902.952 24076.608 4905.843 24078.874 4909.749 L 24078.874 4899.788 L 24089.655 4899.788 L 24089.655 4990.374 L 24078.874 4990.374 L 24078.874 4955.570 L 24078.874 4955.570 M 24110.749 4939.515 L 24110.749 4899.788 L 24121.530 4899.788 L 24121.530 4939.105 C 24121.530 4945.316 24122.741 4949.984 24125.163 4953.109 C 24127.585 4956.195 24131.218 4957.738 24136.062 4957.738 C 24141.882 4957.738 24146.472 4955.882 24149.831 4952.171 C 24153.229 4948.460 24154.929 4943.402 24154.929 4936.995 L 24154.929 4899.788 L 24165.710 4899.788 L 24165.710 4965.413 L 24154.929 4965.413 L 24154.929 4955.335 C 24152.311 4959.320 24149.265 4962.288 24145.788 4964.241 C 24142.351 4966.156 24138.347 4967.113 24133.776 4967.113 C 24126.237 4967.113 24120.515 4964.769 24116.608 4960.081 C 24112.702 4955.394 24110.749 4948.538 24110.749 4939.515 L 24110.749 4939.515 M 24137.878 4898.206 L 24137.878 4898.206 L 24137.878 4898.206 M 24244.167 4929.906 L 24244.167 4935.179 L 24194.597 4935.179 C 24195.065 4942.601 24197.292 4948.265 24201.276 4952.171 C 24205.300 4956.038 24210.886 4957.972 24218.034 4957.972 C 24222.175 4957.972 24226.179 4957.464 24230.046 4956.448 C 24233.952 4955.433 24237.819 4953.909 24241.647 4951.878 L 24241.647 4962.073 C 24237.780 4963.714 24233.815 4964.964 24229.753 4965.823 C 24225.690 4966.683 24221.569 4967.113 24217.390 4967.113 C 24206.921 4967.113 24198.620 4964.066 24192.487 4957.972 C 24186.394 4951.878 24183.347 4943.636 24183.347 4933.245 C 24183.347 4922.503 24186.237 4913.988 24192.019 4907.698 C 24197.839 4901.370 24205.671 4898.206 24215.515 4898.206 C 24224.343 4898.206 24231.315 4901.058 24236.433 4906.761 C 24241.589 4912.425 24244.167 4920.140 24244.167 4929.906 L 24244.167 4929.906 M 24233.386 4926.741 C 24233.308 4920.843 24231.647 4916.136 24228.405 4912.620 C 24225.202 4909.105 24220.944 4907.347 24215.632 4907.347 C 24209.616 4907.347 24204.792 4909.046 24201.159 4912.445 C 24197.565 4915.843 24195.495 4920.628 24194.948 4926.800 L 24233.386 4926.741 L 24233.386 4926.741 ">
            <!-- 380 nodes -->
          </draw:path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Fri Nov 17 06:30:17 2017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ffd42a" draw:fill-opacity="100,000%" draw:stroke="none"/>
    </style:style>
    <style:style style:name="style1" style:family="graphic" style:parent-style-name="standard">
      <style:graphic-properties draw:fill="solid" draw:fill-color="#f6ffd5" draw:fill-opacity="100,000%" draw:stroke="none"/>
    </style:style>
    <style:style style:name="style2" style:family="graphic" style:parent-style-name="standard">
      <style:graphic-properties draw:fill="solid" draw:fill-color="#808080" draw:fill-opacity="100,000%" draw:stroke="none"/>
    </style:style>
    <style:style style:name="style3" style:family="graphic" style:parent-style-name="standard">
      <style:graphic-properties draw:fill="solid" draw:fill-color="#ffffff" draw:fill-opacity="100,000%" draw:stroke="none"/>
    </style:style>
    <style:style style:name="style4" style:family="graphic" style:parent-style-name="standard">
      <style:graphic-properties draw:fill="solid" draw:fill-color="#333333" draw:fill-opacity="100,000%" draw:stroke="none"/>
    </style:style>
    <style:style style:name="style5" style:family="graphic" style:parent-style-name="standard">
      <style:graphic-properties draw:fill="solid" draw:fill-color="#37c837" draw:fill-opacity="100,000%" draw:stroke="none"/>
    </style:style>
    <style:style style:name="style6" style:family="graphic" style:parent-style-name="standard">
      <style:graphic-properties draw:fill="solid" draw:fill-color="#217821" draw:fill-opacity="100,000%" draw:stroke="none"/>
    </style:style>
    <style:style style:name="style7" style:family="graphic" style:parent-style-name="standard">
      <style:graphic-properties draw:fill="solid" draw:fill-color="#eef4d7" draw:fill-opacity="100,000%" draw:stroke="none"/>
    </style:style>
    <style:style style:name="style8" style:family="graphic" style:parent-style-name="standard">
      <style:graphic-properties draw:fill="solid" draw:fill-color="#c8ab37" draw:fill-opacity="100,000%" draw:stroke="none"/>
    </style:style>
    <style:style style:name="style9" style:family="graphic" style:parent-style-name="standard">
      <style:graphic-properties draw:fill="solid" draw:fill-color="#786721" draw:fill-opacity="100,000%" draw:stroke="none"/>
    </style:style>
    <style:style style:name="style10" style:family="graphic" style:parent-style-name="standard">
      <style:graphic-properties draw:fill="solid" draw:fill-color="#ff0000" draw:fill-opacity="100,000%" draw:stroke="none"/>
    </style:style>
    <style:style style:name="style11" style:family="graphic" style:parent-style-name="standard">
      <style:graphic-properties draw:fill="solid" draw:fill-color="#aa0000" draw:fill-opacity="100,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Fri Nov 17 06:30:17 2017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